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政府改善了向退伍军人及其家人购买住房货币补偿的程序</text:span>
</text:h>
      <text:p text:style-name="P4">
作者: ['АРМІЯINFORM']</text:p>
      <text:p text:style-name="P4">
时间: 2023-03-25T54:00:00-04:00</text:p>
      <text:p text:style-name="P4">
描述: 对于乌克兰退伍军人权利的尼斯属性，弗莱的权利脱离...与乌克兰2022年的战争，与乌克兰的最新新闻，今天与乌克兰的新闻，今天与乌克兰2022年的新闻，今天，乌克兰之间的战争将会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3/zhytlo-ato.jpg" text:style-name="Internet_20_link" text:visited-style-name="Visited_20_Internet_20_Link">
zhytlo-ato.jpg</text:a>
']</text:p>
      <text:p text:style-name="P4">
标签: ['STOPRUSSIA', 'АГРЕСІЯ РФ', 'ВЕТЕРАНИ', 'СОЦІАЛЬНИЙ ЗАХИСТ ПІД ЧАС ВІЙНИ']</text:p>
      <text:p text:style-name="P4">
类别: News</text:p>
      <!--METADATA-->
      <text:p text:style-name="P4">
<draw:frame draw:style-name="fr1" draw:name="Image2" text:anchor-type="as-char" svg:width="6.9236in" svg:height="3.10985in" draw:z-index="0">
<draw:image xlink:href="../Images/AРМІЯINFORM/2023-03-25T54-00-00-04-00/zhytlo-ato.jpg" xlink:type="simple" xlink:show="embed" xlink:actuate="onLoad" draw:mime-type="image/jpeg"/>
</draw:frame>
说明性照片</text:p>
      <text:p text:style-name="P4">
政府在乌克兰退伍军人部的倡议下，授予退伍军人与消毒剂I -II的收购房屋的货币赔偿的权利，这是俄罗斯对俄罗斯联邦的军事侵略的结果与反乌克兰和死者家属(死亡)捍卫者和捍卫者。</text:p>
      <text:p text:style-name="P4">
关于它<text:a xlink:type="simple" xlink:href="https://mva.gov.ua/ua/news/za-iniciativi-minveteraniv-uryad-udoskonaliv-poryadki-viplati-groshovoyi-kompensaciyi-dlya-pridbannya-zhitla-veteranami-ta-chlenami-yihnih-simej" text:style-name="Internet_20_link" text:visited-style-name="Visited_20_Internet_20_Link">
报告</text:a>
乌克兰退伍军人部。</text:p>
      <text:p text:style-name="P4">
此外，那些在2018  -  2022年分配了这种薪酬的接收者创造了获得货币补偿权的实现机制。单个IDP信息胸罩中的居住地。</text:p>
      <text:p text:style-name="P4">
3月24日星期五，在乌克兰部长的一次会议上通过了CMU第280号，第719号和第214号决议的相应更改。</text:p>
      <text:p text:style-name="P4">
更新的规范法律规定，在2023年，最低限度将从国家预算中分发补贴，以支付三项预算计划的赔偿金额(适用于24.02.2022之后搬家的人。).</text:p>
      <text:p text:style-name="P4">
В постановах враховані також пропозиції громадськості, а саме робочої групи зпитань опрацювання проблематики внутрішньо переміщених осіб з числа учасниківАТО/ООС при Мінветеранів щодо збереження коефіцієнту збільшенняопосередкованої вартості 1,75 для міст Київ, Дніпро, Львів, Одеса та Харківпри розрахунку розміру грошової компенсації, яку було призначено до внесенихзмін від 29.07.2022 р.</text:p>
      <text:p text:style-name="P4">
«Реалізація ухвалених змін матиме позитивний результат як для ветеранів таїхніх родин, так і для держави, оскільки забезпечення житлом є способомадаптації українських Захисників і Захисниць у цивільному житті. Очікуємо, щоу 2023 році житлом за рахунок коштів державного бюджету буде забезпеченобільше ніж 2 000 ветеранів та родин загиблих (死亡)战士，”乌克兰的老兵尤利娅·拉普蒂纳(Yulia Laputina)，口音</text:p>
      <text:p text:style-name="P4">
News Source: <text:a xlink:type="simple" xlink:href="https://armyinform.com.ua/2023/03/25/uryad-udoskonalyv-poryadky-vyplaty-groshovoyi-kompensacziyi-dlya-prydbannya-zhytla-veteranamy-ta-chlenamy-yihnih-simej/" text:style-name="Internet_20_link" text:visited-style-name="Visited_20_Internet_20_Link">
https://armyinform.com.ua/2023/03/25/uryad-udoskonalyv-poryadky-vyplaty-groshovoyi-kompensacziyi-dlya-prydbannya-zhytla-veteranamy-ta-chlenamy-yihnih-simej/</text:a>
</text:p>
      <!--NEWS-->
      <text:h text:style-name="P10" text:outline-level="1">
<text:span text:style-name="T4">
自今年年初以来，SBU的军事反情绪已摧毁了数十个俄罗斯设备</text:span>
</text:h>
      <text:p text:style-name="P4">
作者: ['АРМІЯINFORM']</text:p>
      <text:p text:style-name="P4">
时间: 2023-03-25T55:00:00-04:00</text:p>
      <text:p text:style-name="P4">
描述: 在SBU的Derrosvisdniki的震惊之前，统计数据已嵌入...与乌克兰2022年的战争，与乌克兰的最新新闻，今天与乌克兰的新闻战争，今天与乌克兰2022年的战争，乌克兰之间的战争将会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3/5ed4712-sbu-705.jpg" text:style-name="Internet_20_link" text:visited-style-name="Visited_20_Internet_20_Link">
5ed4712-sbu-705.jpg</text:a>
']</text:p>
      <text:p text:style-name="P4">
标签: ['STOPRUSSIA', 'АГРЕСІЯ РФ']</text:p>
      <text:p text:style-name="P4">
类别: News</text:p>
      <!--METADATA-->
      <text:p text:style-name="P4">
<draw:frame draw:style-name="fr1" draw:name="Image3" text:anchor-type="as-char" svg:width="6.9236in" svg:height="3.87918in" draw:z-index="0">
<draw:image xlink:href="../Images/AРМІЯINFORM/2023-03-25T55-00-00-04-00/5ed4712-sbu-705.jpg" xlink:type="simple" xlink:show="embed" xlink:actuate="onLoad" draw:mime-type="image/jpeg"/>
</draw:frame>
说明性照片</text:p>
      <text:p text:style-name="P4">
在冲击无人机的帮助下，SBU的反情报被添加到占用者的日常统计数据中：</text:p>
      <ul>
        <li>
5坦克 * 4个大口径枪“风信子” * 3个BMP和2辆装甲车 * 4卡车 * 14艘船只 * 2仓库带有弹药 *</li>
      </ul>
      <text:p text:style-name="P4">
此外，与乌克兰国防军的战争兄弟艺术官员合作调整了大火，另外50架武器被摧毁了：</text:p>
      <text:p text:style-name="P4">
14辆坦克，10个SAU，2个自旋转迫击炮240毫米，4枪，12个BMP和其他装甲车，14辆卡车，2个Orlan-10 UAV-10控制点，P-934BMV HR，Pontoon Crossing，Pontoon。 。 此外，还用弹药在12个仓库上进行了烟花。</text:p>
      <text:p text:style-name="P4">
<text:span text:style-name="T5">
derello：<text:a xlink:type="simple" xlink:href="https://www.facebook.com/SecurSerUkraine" text:style-name="Internet_20_link" text:visited-style-name="Visited_20_Internet_20_Link">
乌克兰的安全服务</text:a>
</text:span>
</text:p>
      <text:p text:style-name="P4">
News Source: <text:a xlink:type="simple" xlink:href="https://armyinform.com.ua/2023/03/25/vijskovi-kontrrozvidnyky-sbu-z-pochatku-roku-znyshyly-desyatky-odynycz-rosijskoyi-tehniky/" text:style-name="Internet_20_link" text:visited-style-name="Visited_20_Internet_20_Link">
https://armyinform.com.ua/2023/03/25/vijskovi-kontrrozvidnyky-sbu-z-pochatku-roku-znyshyly-desyatky-odynycz-rosijskoyi-tehniky/</text:a>
</text:p>
      <!--NEWS-->
      <text:h text:style-name="P10" text:outline-level="1">
<text:span text:style-name="T4">
迫击炮和航空侦察边防部队 - 入侵者爆炸串联</text:span>
</text:h>
      <text:p text:style-name="P4">
作者: ['АРМІЯINFORM']</text:p>
      <text:p text:style-name="P4">
时间: 2023-03-25T56:00:00-04:00</text:p>
      <text:p text:style-name="P4">
描述: 社会上的立场，关于伊斯兰西亚的iSsensaly的主张，维亚瓦瓦什人对米斯蒂亚的viyavavashis ...与乌克兰2022年的战争，与乌克兰的最新新闻，与乌克兰的新闻，乌克兰2022年的新闻战争，今天将有一场战争，将有一场战争他们说，在乌克兰和俄罗斯之间，当与乌克兰在2022年与乌克兰战争时，是否会在不久的将来与乌克兰战争，他们说，与乌克兰的战争，乌克兰今天的新闻，乌克兰的新闻，乌克兰的乌克兰媒体新闻</text:p>
      <text:p text:style-name="P4">
图片: ['<text:a xlink:type="simple" xlink:href="https://armyinform.com.ua/wp-content/uploads/2023/03/news_20230324_174356_1679672636.jpeg" text:style-name="Internet_20_link" text:visited-style-name="Visited_20_Internet_20_Link">
news_20230324_174356_1679672636.jpeg</text:a>
']</text:p>
      <text:p text:style-name="P4">
标签: ['ДПСУ', 'ЗНИЩЕННЯ ВОРОГА']</text:p>
      <text:p text:style-name="P4">
类别: News</text:p>
      <!--METADATA-->
      <text:p text:style-name="P4">
<draw:frame draw:style-name="fr1" draw:name="Image4" text:anchor-type="as-char" svg:width="6.9236in" svg:height="3.882986in" draw:z-index="0">
<draw:image xlink:href="../Images/AРМІЯINFORM/2023-03-25T56-00-00-04-00/news_20230324_174356_1679672636.jpeg" xlink:type="simple" xlink:show="embed" xlink:actuate="onLoad" draw:mime-type="image/jpeg"/>
</draw:frame>
<text:span text:style-name="T4">
作为乌克兰国防军的一部分，国家边防部队部门的师揭示了部署俄罗斯占领军的位置。</text:span>
 <text:span text:style-name="T4">
 </text:span>
 **</text:p>
      <text:p text:style-name="P4">
一个敌方步兵团体消除了空中情报和迫击炮仪的协调行动。 翻板的操作员是步枪单元敌人的焦点。</text:p>
      <text:p text:style-name="P4">
纳鲁根斯克地区的农场的占领者被定居下来。 正是在那个地方，射击了袭击边防部队。 炮击摧毁了卡车和至少四名买家。</text:p>
      <text:p text:style-name="P4">
<text:span text:style-name="T4">
资料来源：</text:span>
 <text:a xlink:type="simple" xlink:href="https://dpsu.gov.ua/ua/news/%20video%20-minometniki-ta-aerorozvidka-prikordonnikiv-vibuhoviy-tandem-dlya-zagarbnikiv/" text:style-name="Internet_20_link" text:visited-style-name="Visited_20_Internet_20_Link">
乌克兰国家边境服务</text:a>
</text:p>
      <text:p text:style-name="P4">
News Source: <text:a xlink:type="simple" xlink:href="https://armyinform.com.ua/2023/03/25/minometnyky-ta-aerorozvidka-prykordonnykiv-vybuhovyj-tandem-dlya-zagarbnykiv/" text:style-name="Internet_20_link" text:visited-style-name="Visited_20_Internet_20_Link">
https://armyinform.com.ua/2023/03/25/minometnyky-ta-aerorozvidka-prykordonnykiv-vybuhovyj-tandem-dlya-zagarbnykiv/</text:a>
</text:p>
      <!--NEWS-->
      <text:h text:style-name="P10" text:outline-level="1">
<text:span text:style-name="T4">
必须为每个服务员制定撤离平民生活的个人适应计划</text:span>
</text:h>
      <text:p text:style-name="P4">
作者: ['АРМІЯINFORM']</text:p>
      <text:p text:style-name="P4">
时间: 2023-03-25T57:00:00-04:00</text:p>
      <text:p text:style-name="P4">
描述: vidpovly，在改编的建筑的背面...与乌克兰2022年的战争，与乌克兰的战争是今天的最新消息，《与乌克兰2022年战争的消息》是今天的最新消息，将会发生战争乌克兰和俄罗斯以及与乌克兰的战争将在不久是否会在不久的将来与乌克兰发生战争时，他们说，与乌克兰的战争，今天，乌克兰新闻，乌克兰新闻在俄罗斯的乌克兰媒体</text:p>
      <text:p text:style-name="P4">
图片: ['<text:a xlink:type="simple" xlink:href="https://armyinform.com.ua/wp-content/uploads/2023/03/tretyakova-6.jpeg" text:style-name="Internet_20_link" text:visited-style-name="Visited_20_Internet_20_Link">
tretyakova-6.jpeg</text:a>
']</text:p>
      <text:p text:style-name="P4">
标签: ['ВЕТЕРАНИ', 'КОМІТЕТ ВЕРХОВНОЇ РАДИ', 'СОЦІАЛЬНА АДАПТАЦІЯ']</text:p>
      <text:p text:style-name="P4">
类别: News</text:p>
      <!--METADATA-->
      <text:p text:style-name="P4">
<draw:frame draw:style-name="fr1" draw:name="Image5" text:anchor-type="as-char" svg:width="6.9236in" svg:height="4.615733in" draw:z-index="0">
<draw:image xlink:href="../Images/AРМІЯINFORM/2023-03-25T57-00-00-04-00/tretyakova-6.jpeg" xlink:type="simple" xlink:show="embed" xlink:actuate="onLoad" draw:mime-type="image/jpeg"/>
</draw:frame>
根据发达的军事服务室内改编/复员民间生活的建筑，乌克兰部长的内阁计划创建一项资深的惠顾服务，以确保在撤离居住后的社会支持。 乌克兰Galinatretyakov的Verkhovna Rada委员会主席[报告]对这次采访说了有关。(https://www.rada.gov.ua/news/news_kom/234667.html)乌克兰的Verkhovna Rada。</text:p>
      <text:p text:style-name="P4">
前几天，乌克兰丹尼斯·施米加尔(Denis Shmigal)的总理举行了一次会议，在返回平民生活和创建这种服务后，讨论退伍军人的支持。</text:p>
      <text:p text:style-name="P4">
根据Halyna Tretyakova的说法，资深赞助服务的主要职能应该是：在整合到和平生活中的复员和所有与实施兵役战略对政府部门公民生活的实施过程有关的支持。 特雷列科娃说：“我们必须为社会政策的优先领域之一提供资金。”</text:p>
      <text:p text:style-name="P4">
资深赞助人的任务 - 经验丰富的顾客服务的雇员，要开发和控制各个复员军事对平民生活的个人计划的实施。 该过程涉及对撤职后所有生活领域中对防守者或防守者的需求的检测，如下所示，对解决方案的方式进行了进一步的支持。 同时，如果将这些顾客纳入宁静的生活，那么“平等”的工作。 这将有助于退伍军人对服务的信任。</text:p>
      <text:p text:style-name="P4">
“我相信，应根据与内部流离失所者相遇的枢纽的工作，例如在波兰或德国，以及我们的CNAPS的原则，这些枢纽的工作应建立在内部流离失所者的基础上，开发有效的方法论建议，以与他们寻求服务的人们组织工作/沟通。”委员会说。</text:p>
      <text:p text:style-name="P4">
将在这项服务中聘用的员工作为所有公务员(谁将为动员军事提供服务)应确保高水平的服务和沟通。 为此，尤其是他们有：</text:p>
      <text:p text:style-name="P4">
<text:span text:style-name="T5">
接受经历过身体和心理伤害情况的人进行培训，与战争相关的心理张力很高； </text:span>
能够通过理解和同理心解决紧张局势并解决冲突； *获得调解技能。</text:p>
      <text:p text:style-name="P4">
News Source: <text:a xlink:type="simple" xlink:href="https://armyinform.com.ua/2023/03/25/dlya-kozhnogo-vijskovosluzhbovczya-maye-buty-rozroblena-indyvidualna-programa-adaptacziyi-v-czyvilne-zhyttya-pislya-demobilizacziyi/" text:style-name="Internet_20_link" text:visited-style-name="Visited_20_Internet_20_Link">
https://armyinform.com.ua/2023/03/25/dlya-kozhnogo-vijskovosluzhbovczya-maye-buty-rozroblena-indyvidualna-programa-adaptacziyi-v-czyvilne-zhyttya-pislya-demobilizacziyi/</text:a>
</text:p>
      <!--NEWS-->
      <text:h text:style-name="P10" text:outline-level="1">
<text:span text:style-name="T4">
SBU确定了俄罗斯地区俄罗斯联邦内政部占领部的21个合作者，这些合作伙伴伴随着俄罗斯装甲车的柱子</text:span>
</text:h>
      <text:p text:style-name="P4">
作者: ['АРМІЯINFORM']</text:p>
      <text:p text:style-name="P4">
时间: 2023-03-25T58:00:00-04:00</text:p>
      <text:p text:style-name="P4">
描述: Bezpeki系统地服务于Timchasovo Perpucians在Timchasovo Perpucians上的Vikriva，Ta Kolaborandiv ...与乌克兰2022年的战争，与乌克兰的最新新闻，今天与乌克兰2022年的新闻战争，今天，乌克兰和俄罗斯之间的战争会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КОЛАБОРАНТИ', 'СБУ']</text:p>
      <text:p text:style-name="P4">
类别: News</text:p>
      <!--METADATA-->
      <text:p text:style-name="P4">
<draw:frame draw:style-name="fr1" draw:name="Image6" text:anchor-type="as-char" svg:width="6.9236in" svg:height="3.952222in" draw:z-index="0">
<draw:image xlink:href="../ConvertedIMGs/AРМІЯINFORM/2023-03-25T58-00-00-04-00/i75_articleimage_203629.png" xlink:type="simple" xlink:show="embed" xlink:actuate="onLoad" draw:mime-type="image/png"/>
</draw:frame>
说明性照片</text:p>
      <text:p text:style-name="P4">
安全服务系统地在乌克兰的临时书籍领土上系统地揭示了叛徒和合作者。 关于它<text:a xlink:type="simple" xlink:href="https://ssu.gov.ua/novyny/sbu-identyfikuvala-21-kolaboranta-z-okupatsiinoho-mvs-rf-na-khersonshchyni-yaki-suprovodzhuvaly-kolony-rosiiskoi-bronetekhniky" text:style-name="Internet_20_link" text:visited-style-name="Visited_20_Internet_20_Link">
报告</text:a>
乌克兰的安全服务。</text:p>
      <text:p text:style-name="P4">
在多阶段的调查行动过程中，确定了人员，还有21名敌方同事被告知。</text:p>
      <text:p text:style-name="P4">
全面入侵开始后，他们自愿进入侵略者“ MSC Kherson Oblast的主要局长的道路安全检查局”。</text:p>
      <text:p text:style-name="P4">
攻击者处于“位置”，经常陪同殖民地军事装备，在该地区雕刻部分的高速公路上进行“无障碍”运动。</text:p>
      <text:p text:style-name="P4">
在非法公投期间，合作者还为“投票站”提供了假票。</text:p>
      <text:p text:style-name="P4">
此外，在FSB的“策略”下，他们选择了雪崩的“候选人”。</text:p>
      <text:p text:style-name="P4">
为此，他们使用了个人联系，包括前执法人员。</text:p>
      <text:p text:style-name="P4">
根据收集的证据，安全局的调查人员由ART第7部分的人员告知。 乌克兰刑法的111-1(合作).</text:p>
      <text:p text:style-name="P4">
Наразі зловмисники перебувають на тимчасово окупованій частині півдня Україниі сподіваються уникнути правосуддя.</text:p>
      <text:p text:style-name="P4">
Втім, СБУ вже встановила адреси перебування і маршрути переміщенняколаборантів та проводить комплексні заходи для притягнення їх довідповідальності.</text:p>
      <text:p text:style-name="P4">
Слідчо-оперативні дії проводили спільно з Департаментом внутрішньої безпекиНаціональної поліції за процесуального керівництва Офісу Генеральногопрокурора.</text:p>
      <text:p text:style-name="P4">
News Source: <text:a xlink:type="simple" xlink:href="https://armyinform.com.ua/2023/03/25/sbu-identyfikuvala-21-kolaboranta-z-okupaczijnogo-mvs-rf-na-hersonshhyni-yaki-suprovodzhuvaly-kolony-rosijskoyi-bronetehniky/" text:style-name="Internet_20_link" text:visited-style-name="Visited_20_Internet_20_Link">
https://armyinform.com.ua/2023/03/25/sbu-identyfikuvala-21-kolaboranta-z-okupaczijnogo-mvs-rf-na-hersonshhyni-yaki-suprovodzhuvaly-kolony-rosijskoyi-bronetehniky/</text:a>
</text:p>
      <!--NEWS-->
      <text:h text:style-name="P10" text:outline-level="1">
<text:span text:style-name="T4">
超过15升的“救援”血液移交了</text:span>
</text:h>
      <text:p text:style-name="P4">
作者: ['АРМІЯINFORM']</text:p>
      <text:p text:style-name="P4">
时间: 2023-03-25T59:00:00-04:00</text:p>
      <text:p text:style-name="P4">
描述: 在BAZ KP“ Rivnesky地区的血液服务区域中心”，为了三个……与乌克兰2022年的战争，与乌克兰的最新消息，今天与乌克兰的新闻，乌克兰2022年的新闻战争，今天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imagetools1-1.jpg" text:style-name="Internet_20_link" text:visited-style-name="Visited_20_Internet_20_Link">
imagetools1-1.jpg</text:a>
']</text:p>
      <text:p text:style-name="P4">
标签: ['STOPRUSSIA', 'АГРЕСІЯ РФ', 'ВТОРГНЕННЯ РФ', 'УКРАЇНСЬКИЙ НАРОД НЕПЕРЕМОЖНИЙ']</text:p>
      <text:p text:style-name="P4">
类别: News</text:p>
      <!--METADATA-->
      <text:p text:style-name="P4">
<draw:frame draw:style-name="fr1" draw:name="Image7" text:anchor-type="as-char" svg:width="6.9236in" svg:height="5.1927in" draw:z-index="0">
<draw:image xlink:href="../Images/AРМІЯINFORM/2023-03-25T59-00-00-04-00/imagetools1-1.jpg" xlink:type="simple" xlink:show="embed" xlink:actuate="onLoad" draw:mime-type="image/jpeg"/>
</draw:frame>
根据Rivne地区Radiponades的KP“ Rivne地区血液服务中心”，Rivne地区的三十名雇员Rivne地区为受伤的乌克兰捍卫者提供了。 一批血液为武装部队补充了15升以上不同的tare群。</text:p>
      <text:p text:style-name="P4">
关于它<text:a xlink:type="simple" xlink:href="https://dsns.gov.ua/uk/news/ostanni-novini/ponad-15-litriv-riativnoyi-krovi-zdali-spivrobitniki-dsns-rivnenshhini-dlia-viiskovix-zbroinix-sil-ukrayini" text:style-name="Internet_20_link" text:visited-style-name="Visited_20_Internet_20_Link">
报告</text:a>
乌克兰的SES。</text:p>
      <text:p text:style-name="P4">
许多人是恒定的捐助者，有些是第一次来捐款，但每个人都应自己要求，因为他们了解我们自己的人的血液对他们的生活和健康选择的胜利选择了敌人的胜利我们。</text:p>
      <text:p text:style-name="P4">
根据里文(Rivne)血液服务区域中心的说法，该服务已经为ZSNS工作了一年多。 他们指出，现在严重需要血液成分来治疗受伤的军人。</text:p>
      <text:p text:style-name="P4">
请记住，总是需要血液，尤其是在这个时候。 每笔捐款都可以在我们的捍卫者最真实的感觉中。</text:p>
      <text:p text:style-name="P4">
News Source: <text:a xlink:type="simple" xlink:href="https://armyinform.com.ua/2023/03/25/ponad-15-litriv-ryativnoyi-krovi-zdaly-spivrobitnyky-dsns-rivnenshhyny-dlya-vijskovyh-zsu/" text:style-name="Internet_20_link" text:visited-style-name="Visited_20_Internet_20_Link">
https://armyinform.com.ua/2023/03/25/ponad-15-litriv-ryativnoyi-krovi-zdaly-spivrobitnyky-dsns-rivnenshhyny-dlya-vijskovyh-zsu/</text:a>
</text:p>
      <!--NEWS-->
      <text:h text:style-name="P10" text:outline-level="1">
<text:span text:style-name="T4">
动员俄语</text:span>
</text:h>
      <text:p text:style-name="P4">
作者: ['АРМІЯINFORM']</text:p>
      <text:p text:style-name="P4">
时间: 2023-03-25T60:00:00-04:00</text:p>
      <text:p text:style-name="P4">
描述: Mobilizovnoye Viexkovo服务（Murmanska地区）Rospovyda的小队，Scho choloves不...与乌克兰2022年的战争，与乌克兰的最新消息，今天与乌克兰2022年与乌克兰战争进行战争，今天将在乌克兰和俄罗斯和俄罗斯和俄罗斯和俄罗斯之间进行战争他们说，当乌克兰在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2/160448-uk.png" text:style-name="Internet_20_link" text:visited-style-name="Visited_20_Internet_20_Link">
160448-uk.png</text:a>
']</text:p>
      <text:p text:style-name="P4">
标签: ['ВТОРГНЕННЯ РФ', 'ГУР МОУ', 'ДУТА ВЕЛИЧ РОСАРМІЇ', 'ДУТА ВЕЛИЧ РОСІЇ']</text:p>
      <text:p text:style-name="P4">
类别: News</text:p>
      <!--METADATA-->
      <text:p text:style-name="P4">
<draw:frame draw:style-name="fr1" draw:name="Image8" text:anchor-type="as-char" svg:width="6.9236in" svg:height="3.865677in" draw:z-index="0">
<draw:image xlink:href="../Images/AРМІЯINFORM/2023-03-25T60-00-00-04-00/160448-uk.png" xlink:type="simple" xlink:show="embed" xlink:actuate="onLoad" draw:mime-type="image/png"/>
</draw:frame>
动员服务员的妻子(穆尔曼斯克地区)他说，她的男人没有在任何名单上都没有通过，因此在任何一个单元中都找不到。</text:p>
      <text:p text:style-name="P4">
<text:span text:style-name="T5">
妻子说，服务的一部分没有丈夫文件； </text:span>
“我没有得到这么the脚和混乱。”</text:p>
      <text:p text:style-name="P4">
对于针对乌克兰的每项军事犯罪，都会有公平的付款。</text:p>
      <text:p text:style-name="P4">
<text:span text:style-name="T5">
derello：<text:a xlink:type="simple" xlink:href="https://www.facebook.com/DefenceIntelligenceofUkraine/" text:style-name="Internet_20_link" text:visited-style-name="Visited_20_Internet_20_Link">
乌克兰情报局主要局</text:a>
</text:span>
</text:p>
      <text:p text:style-name="P4">
News Source: <text:a xlink:type="simple" xlink:href="https://armyinform.com.ua/2023/03/25/mobilizovani-rf-ne-chyslyatsya-v-zhodnij-z-vijskovyh-chastyn-perehoplennya-gur/" text:style-name="Internet_20_link" text:visited-style-name="Visited_20_Internet_20_Link">
https://armyinform.com.ua/2023/03/25/mobilizovani-rf-ne-chyslyatsya-v-zhodnij-z-vijskovyh-chastyn-perehoplennya-gur/</text:a>
</text:p>
      <!--NEWS-->
      <text:h text:style-name="P10" text:outline-level="1">
<text:span text:style-name="T4">
CPD告知了促进罗斯玛的主要叙述</text:span>
</text:h>
      <text:p text:style-name="P4">
作者: ['АРМІЯINFORM']</text:p>
      <text:p text:style-name="P4">
时间: 2023-03-25T61:00:00-04:00</text:p>
      <text:p text:style-name="P4">
描述: tsi单词成为俄罗斯联邦联合会的当地人，俄罗斯联合会scho scho bezdoki bezdoki putin pid yogo povyk ...与乌克兰2022年的战争，今天与乌克兰与乌克兰的最新消息，与乌克兰2022年的战争，今天有一场与乌克兰的战争。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3/336911332_3309460575979816_7466294326062706498_n.jpg" text:style-name="Internet_20_link" text:visited-style-name="Visited_20_Internet_20_Link">
336911332_3309460575979816_7466294326062706498_n.jpg</text:a>
']</text:p>
      <text:p text:style-name="P4">
标签: ['НАРАТИВИ РФ', 'РОСЗМІ', 'РОСІЙСЬКІ ФЕЙКИ', 'ЦЕНТР ПРОТИДІЇ ДЕЗІНФОРМАЦІЇ']</text:p>
      <text:p text:style-name="P4">
类别: News</text:p>
      <!--METADATA-->
      <text:p text:style-name="P4">
<draw:frame draw:style-name="fr1" draw:name="Image9" text:anchor-type="as-char" svg:width="6.9236in" svg:height="6.9236in" draw:z-index="0">
<draw:image xlink:href="../Images/AРМІЯINFORM/2023-03-25T61-00-00-04-00/336911332_3309460575979816_7466294326062706498_n.jpg" xlink:type="simple" xlink:show="embed" xlink:actuate="onLoad" draw:mime-type="image/jpeg"/>
</draw:frame>
这些话回答了俄罗斯媒体在普京前往被占领的野马时的安全性问题上的问题。 关于它<text:a xlink:type="simple" xlink:href="https://www.facebook.com/protydiyadezinformatsiyi.cpd/posts/pfbid0hPTgxMjQABSkRCYGrp65jqUj4r1LvpgXemRCoY21JJvGj8Ht1yo8oyQKtchKG2iSl" text:style-name="Internet_20_link" text:visited-style-name="Visited_20_Internet_20_Link">
报告</text:a>
打击染色体的中心。</text:p>
      <text:p text:style-name="P4">
佩斯科夫还补充说，据称独裁者全天候恢复这些领土的问题，因此他决定亲自查看现场。</text:p>
      <text:p text:style-name="P4">
普京的旅行Rospropaganda在所有媒体上播出，并以纯粹的方式覆盖。</text:p>
      <text:p text:style-name="P4">
实际上，这是犯罪现场的犯罪旅行，也是一种迅速下降的提高评级。</text:p>
      <text:p text:style-name="P4">
在Zelensky总统前往战区的持续旅行的背景下，普京与选择的Mariupol居民的生产看起来令人信服，但是在俄罗斯联邦包裹的居民中，这种“内容”仍在需求。</text:p>
      <text:p text:style-name="P4">
News Source: <text:a xlink:type="simple" xlink:href="https://armyinform.com.ua/2023/03/25/czpd-informuye-pro-osnovnyj-naratyv-shho-prosuvaly-roszmi-mynuloyi-doby/" text:style-name="Internet_20_link" text:visited-style-name="Visited_20_Internet_20_Link">
https://armyinform.com.ua/2023/03/25/czpd-informuye-pro-osnovnyj-naratyv-shho-prosuvaly-roszmi-mynuloyi-doby/</text:a>
</text:p>
      <!--NEWS-->
      <text:h text:style-name="P10" text:outline-level="1">
<text:span text:style-name="T4">
在俄罗斯联邦的那天，她击中了50个航空和11个火箭中风</text:span>
</text:h>
      <text:p text:style-name="P4">
作者: ['АРМІЯINFORM']</text:p>
      <text:p text:style-name="P4">
时间: 2023-03-25T62: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2/10/2022-10-06-vorog-znov-obstrilyav-raketamy.jpg" text:style-name="Internet_20_link" text:visited-style-name="Visited_20_Internet_20_Link">
2022-10-06-vorog-znov-obstrilyav-raketamy.jpg</text:a>
']</text:p>
      <text:p text:style-name="P4">
标签: ['STOPRUSSIA', 'АГРЕСІЯ РФ', 'ВТОРГНЕННЯ РФ', 'ГШ ЗСУ']</text:p>
      <text:p text:style-name="P4">
类别: News</text:p>
      <!--METADATA-->
      <text:p text:style-name="P4">
<draw:frame draw:style-name="fr1" draw:name="Image10" text:anchor-type="as-char" svg:width="6.9236in" svg:height="3.893007in" draw:z-index="0">
<draw:image xlink:href="../Images/AРМІЯINFORM/2023-03-25T62-00-00-04-00/2022-10-06-vorog-znov-obstrilyav-raketamy.jpg" xlink:type="simple" xlink:show="embed" xlink:actuate="onLoad" draw:mime-type="image/jpeg"/>
</draw:frame>
说明性照片<text:span text:style-name="T4">
🔥俄罗斯完成的情况</text:span>
</text:p>
      <text:p text:style-name="P4">
关于乌克兰武装部队在20123年3月25日的行动信息中报道了乌克兰武装部队的总人员。</text:p>
      <text:p text:style-name="P4">
声明说：“在最后一天，俄罗斯联邦袭击了50架飞机和11条行程，从我们部队的凌空火灾和定居点平民基础设施的反应性系统中造成了75架炮击。”</text:p>
      <text:p text:style-name="P4">
随着俄罗斯入侵者继续使用恐怖分子，火箭和航空袭击的可能性仍然很高。</text:p>
      <text:p text:style-name="P4">
News Source: <text:a xlink:type="simple" xlink:href="https://armyinform.com.ua/2023/03/25/za-dobu-rf-zavdala-50-aviaczijnyh-ta-11-raketnyh-udariv-zdijsnyla-75-obstriliv-z-rszv/" text:style-name="Internet_20_link" text:visited-style-name="Visited_20_Internet_20_Link">
https://armyinform.com.ua/2023/03/25/za-dobu-rf-zavdala-50-aviaczijnyh-ta-11-raketnyh-udariv-zdijsnyla-75-obstriliv-z-rszv/</text:a>
</text:p>
      <!--NEWS-->
      <text:h text:style-name="P10" text:outline-level="1">
<text:span text:style-name="T4">
乌克兰后卫击倒了敌人的Mi-24和6个无人机敌人</text:span>
</text:h>
      <text:p text:style-name="P4">
作者: ['АРМІЯINFORM']</text:p>
      <text:p text:style-name="P4">
时间: 2023-03-25T63:00:00-04:00</text:p>
      <text:p text:style-name="P4">
描述: 关于乌克兰Zbroyshens将军在运营信息Stan中的总部...与乌克兰2022年的战争，与乌克兰的战争是今天的最新新闻，《与乌克兰2022年的新闻战》是今天的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3/desktop_na4f_323925855-698786305236293-9042747313185996659-n.jpeg" text:style-name="Internet_20_link" text:visited-style-name="Visited_20_Internet_20_Link">
desktop_na4f_323925855-698786305236293-9042747313185996659-n.jpeg</text:a>
']</text:p>
      <text:p text:style-name="P4">
标签: ['STOPRUSSIA', 'АГРЕСІЯ РФ', 'ГШ ЗСУ', 'ХРОНІКА ОБОРОНИ']</text:p>
      <text:p text:style-name="P4">
类别: News</text:p>
      <!--METADATA-->
      <text:p text:style-name="P4">
<draw:frame draw:style-name="fr1" draw:name="Image11" text:anchor-type="as-char" svg:width="6.9236in" svg:height="4.517847in" draw:z-index="0">
<draw:image xlink:href="../Images/AРМІЯINFORM/2023-03-25T63-00-00-04-00/desktop_na4f_323925855-698786305236293-9042747313185996659-n.jpeg" xlink:type="simple" xlink:show="embed" xlink:actuate="onLoad" draw:mime-type="image/jpeg"/>
</draw:frame>
说明性照片</text:p>
      <text:p text:style-name="P4">
<text:span text:style-name="T4">
🔥俄罗斯入侵的情况</text:span>
</text:p>
      <text:p text:style-name="P4">
关于乌克兰武装部队在20123年3月25日的行动信息中报道了乌克兰武装部队的总人员。</text:p>
      <text:p text:style-name="P4">
“在最后一天，乌克兰航空在重点领域取得了17次的跳动。</text:p>
      <text:p text:style-name="P4">
同时，我们的后卫击落了敌人的MI-24和6种不同类型的无人敌人机构，”该消息写道。</text:p>
      <text:p text:style-name="P4">
此外，导弹部队和炮兵被2点管理，4个敌人集中注意力，两个防空导弹综合大楼，弹药组成，一个处于射击位置的炮兵部队和2个无线电电机斗争站击中。</text:p>
      <text:p text:style-name="P4">
News Source: <text:a xlink:type="simple" xlink:href="https://armyinform.com.ua/2023/03/25/ukrayinski-zahysnyky-zbyly-vorozhyj-gelikopter-mi-24-ta-6-bpla-protyvnyka/" text:style-name="Internet_20_link" text:visited-style-name="Visited_20_Internet_20_Link">
https://armyinform.com.ua/2023/03/25/ukrayinski-zahysnyky-zbyly-vorozhyj-gelikopter-mi-24-ta-6-bpla-protyvnyka/</text:a>
</text:p>
      <!--NEWS-->
      <text:h text:style-name="P10" text:outline-level="1">
<text:span text:style-name="T4">
在暂时捕获的能量中，占领者将“游览”上层阶级的子女组织到</text:span>
</text:h>
      <text:p text:style-name="P4">
作者: ['АРМІЯINFORM']</text:p>
      <text:p text:style-name="P4">
时间: 2023-03-25T64:00:00-04:00</text:p>
      <text:p text:style-name="P4">
描述: 关于乌克兰Zbroyshens将军在运营信息中的总部...与乌克兰2022年的战争，与乌克兰的最新新闻战争，今天与乌克兰2022年的新闻战争，乌克兰和俄罗斯之间的战争以及俄罗斯之间的战争将会他们在2022年与乌克兰有一年</text:p>
      <text:p text:style-name="P4">
图片: ['<text:a xlink:type="simple" xlink:href="https://armyinform.com.ua/wp-content/uploads/2023/03/ddc8ba09b7d2bc0a42efc4edafecbc01.jpeg" text:style-name="Internet_20_link" text:visited-style-name="Visited_20_Internet_20_Link">
ddc8ba09b7d2bc0a42efc4edafecbc01.jpeg</text:a>
']</text:p>
      <text:p text:style-name="P4">
标签: ['STOPRUSSIA', 'АГРЕСІЯ РФ']</text:p>
      <text:p text:style-name="P4">
类别: News</text:p>
      <!--METADATA-->
      <text:p text:style-name="P4">
<draw:frame draw:style-name="fr1" draw:name="Image12" text:anchor-type="as-char" svg:width="6.9236in" svg:height="3.63489in" draw:z-index="0">
<draw:image xlink:href="../Images/AРМІЯINFORM/2023-03-25T64-00-00-04-00/ddc8ba09b7d2bc0a42efc4edafecbc01.jpeg" xlink:type="simple" xlink:show="embed" xlink:actuate="onLoad" draw:mime-type="image/jpeg"/>
</draw:frame>
说明性照片<text:span text:style-name="T4">
🔥俄罗斯入侵的情况</text:span>
</text:p>
      <text:p text:style-name="P4">
关于乌克兰武装部队在20123年3月25日的行动信息中报道了乌克兰武装部队的总人员。</text:p>
      <text:p text:style-name="P4">
“俄罗斯入侵者继续对暂时占领的领土的当地居民施加压力。 最近，3月22日，俄罗斯联邦国民警卫队联邦政府的军人举行了一次突袭，由Chaplinka Kherson地区的居民居住。 在验证期间，公民，车辆和移动器的个人文件特别受到特殊强化的约束。”</text:p>
      <text:p text:style-name="P4">
在Zaporizhhya地区的能量中，俄罗斯入侵者在Rostov NPP的Volgodon组织了旧类“偏移”的子女。</text:p>
      <text:p text:style-name="P4">
News Source: <text:a xlink:type="simple" xlink:href="https://armyinform.com.ua/2023/03/25/u-tymchasovo-zahoplenomu-energodari-okupanty-organizovuyut-dityam-starshyh-klasiv-ekskursiyi-do-rosiyi/" text:style-name="Internet_20_link" text:visited-style-name="Visited_20_Internet_20_Link">
https://armyinform.com.ua/2023/03/25/u-tymchasovo-zahoplenomu-energodari-okupanty-organizovuyut-dityam-starshyh-klasiv-ekskursiyi-do-rosiyi/</text:a>
</text:p>
      <!--NEWS-->
      <text:h text:style-name="P10" text:outline-level="1">
<text:span text:style-name="T4">
Alexei Reznikov感谢瑞典总理对乌克兰的国防援助</text:span>
</text:h>
      <text:p text:style-name="P4">
作者: ['АРМІЯINFORM']</text:p>
      <text:p text:style-name="P4">
时间: 2023-03-25T65:00:00-04:00</text:p>
      <text:p text:style-name="P4">
描述: 乌克兰Oleksiy Reznikov的最低限度辩护是奖金 - 米尼格斯特省的言语...与乌克兰2022年的战争，与乌克兰的《今日战争》，《今日与乌克兰的新闻战》，今天与乌克兰的新闻战争最后一次，乌克兰之间会有一场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11/oleksij-reznikov-poyasnyv.jpg" text:style-name="Internet_20_link" text:visited-style-name="Visited_20_Internet_20_Link">
oleksij-reznikov-poyasnyv.jpg</text:a>
']</text:p>
      <text:p text:style-name="P4">
标签: ['STOPRUSSIA', 'ВТОРГНЕННЯ РФ', 'МІНІСТР ОБОРОНИ УКРАЇНИ ОЛЕКСІЙ РЕЗНІКОВ']</text:p>
      <text:p text:style-name="P4">
类别: News</text:p>
      <!--METADATA-->
      <text:p text:style-name="P4">
<draw:frame draw:style-name="fr1" draw:name="Image13" text:anchor-type="as-char" svg:width="6.9236in" svg:height="4.61393in" draw:z-index="0">
<draw:image xlink:href="../Images/AРМІЯINFORM/2023-03-25T65-00-00-04-00/oleksij-reznikov-poyasnyv.jpg" xlink:type="simple" xlink:show="embed" xlink:actuate="onLoad" draw:mime-type="image/jpeg"/>
</draw:frame>
乌克兰国防部Alexei Reznikov</text:p>
      <text:p text:style-name="P4">
乌克兰Oleksiy Reznikov的国防部长向瑞典ULF Crister总理提供了对乌克兰的国防援助的感谢。</text:p>
      <text:p text:style-name="P4">
关于这个<text:a xlink:type="simple" xlink:href="https://twitter.com/oleksiireznikov/status/1639363220098932747" text:style-name="Internet_20_link" text:visited-style-name="Visited_20_Internet_20_Link">
被引用</text:a>
在Twitter国防部长中。</text:p>
      <ul>
        <li>
我们以民族色彩和一个共同的目标团结在一起：恢复欧洲大法官的司法。 -Alexei Reznikov写道。</li>
      </ul>
      <text:p text:style-name="P4">
他还感谢瑞典Ulf Cristorson的总理和瑞典Narod的乌克兰支持。</text:p>
      <text:p text:style-name="P4">
News Source: <text:a xlink:type="simple" xlink:href="https://armyinform.com.ua/2023/03/25/olesij-reznikov-podyakuvav-premyer-ministru-shvecziyi-za-oboronnu-dopomogu-ukrayini/" text:style-name="Internet_20_link" text:visited-style-name="Visited_20_Internet_20_Link">
https://armyinform.com.ua/2023/03/25/olesij-reznikov-podyakuvav-premyer-ministru-shvecziyi-za-oboronnu-dopomogu-ukrayini/</text:a>
</text:p>
      <!--NEWS-->
      <text:h text:style-name="P10" text:outline-level="1">
<text:span text:style-name="T4">
纪录片“牧师在基辅展出。 对战争的信仰”</text:span>
</text:h>
      <text:p text:style-name="P4">
作者: ['Світлана Кирган']</text:p>
      <text:p text:style-name="P4">
时间: 2023-03-25T66:00:00-04:00</text:p>
      <text:p text:style-name="P4">
描述: 在首都，纪录片《卡普拉尼》的介绍。 维拉（Vira on Visinis）” ...与乌克兰2022年的战争，与乌克兰的最新新闻战争，今天与乌克兰2022年的新闻战争，乌克兰和俄罗斯之间的战争以及俄罗斯之间的战争以及2022年与乌克兰的战争将是，无论是否有，是否会在不久的将来与乌克兰进行战争，这是与乌克兰的战争，今天的乌克兰新闻，乌克兰新闻，乌克兰媒体的俄罗斯媒体</text:p>
      <text:p text:style-name="P4">
图片: ['<text:a xlink:type="simple" xlink:href="https://armyinform.com.ua/wp-content/uploads/2023/03/golovna-6-2.jpg" text:style-name="Internet_20_link" text:visited-style-name="Visited_20_Internet_20_Link">
golovna-6-2.jpg</text:a>
', '<text:a xlink:type="simple" xlink:href="https://armyinform.com.ua/wp-content/uploads/2023/03/2023-03-24_00002.jpg" text:style-name="Internet_20_link" text:visited-style-name="Visited_20_Internet_20_Link">
2023-03-24_00002.jpg</text:a>
', '<text:a xlink:type="simple" xlink:href="https://armyinform.com.ua/wp-content/uploads/2023/03/2023-03-24_00004-150x150.jpg" text:style-name="Internet_20_link" text:visited-style-name="Visited_20_Internet_20_Link">
2023-03-24_00004-150x150.jpg</text:a>
', '<text:a xlink:type="simple" xlink:href="https://armyinform.com.ua/wp-content/uploads/2023/03/2023-03-24_00003-150x150.jpg" text:style-name="Internet_20_link" text:visited-style-name="Visited_20_Internet_20_Link">
2023-03-24_00003-150x150.jpg</text:a>
', '<text:a xlink:type="simple" xlink:href="https://armyinform.com.ua/wp-content/uploads/2023/03/2023-03-24_00006-150x150.jpg" text:style-name="Internet_20_link" text:visited-style-name="Visited_20_Internet_20_Link">
2023-03-24_00006-150x150.jpg</text:a>
', '<text:a xlink:type="simple" xlink:href="https://armyinform.com.ua/wp-content/uploads/2023/03/2023-03-24_00005-150x150.jpg" text:style-name="Internet_20_link" text:visited-style-name="Visited_20_Internet_20_Link">
2023-03-24_00005-150x150.jpg</text:a>
', '<text:a xlink:type="simple" xlink:href="https://armyinform.com.ua/wp-content/uploads/2023/03/2023-03-24_00007-150x150.jpg" text:style-name="Internet_20_link" text:visited-style-name="Visited_20_Internet_20_Link">
2023-03-24_00007-150x150.jpg</text:a>
', '<text:a xlink:type="simple" xlink:href="https://armyinform.com.ua/wp-content/uploads/2023/03/2023-03-24_00008-150x150.jpg" text:style-name="Internet_20_link" text:visited-style-name="Visited_20_Internet_20_Link">
2023-03-24_00008-150x150.jpg</text:a>
', '<text:a xlink:type="simple" xlink:href="https://armyinform.com.ua/wp-content/uploads/2023/03/2023-03-24_00009.jpg" text:style-name="Internet_20_link" text:visited-style-name="Visited_20_Internet_20_Link">
2023-03-24_00009.jpg</text:a>
']</text:p>
      <text:p text:style-name="P4">
标签: ['ВІЙСЬКОВІ КАПЕЛАНИ', 'КІНО', 'РЕГІОНИ', 'РЕПОРТАЖ']</text:p>
      <text:p text:style-name="P4">
类别: News</text:p>
      <!--METADATA-->
      <text:p text:style-name="P4">
<draw:frame draw:style-name="fr1" draw:name="Image14" text:anchor-type="as-char" svg:width="6.9236in" svg:height="4.785939in" draw:z-index="0">
<draw:image xlink:href="../Images/AРМІЯINFORM/2023-03-25T66-00-00-04-00/golovna-6-2.jpg" xlink:type="simple" xlink:show="embed" xlink:actuate="onLoad" draw:mime-type="image/jpeg"/>
</draw:frame>
演示电影“牧师。 战争的战争“大约三个不同宗教和种族血统的牧师，这些牧师于2022年2月26日进行了救援任务，向蓝宝石搜查和救援判决向蛇岛进行了救援，以帮助夺取死亡警卫。</text:p>
      <text:p text:style-name="P4">
由于俄罗斯人的威胁要攻击乌克兰船只的船只，以及卡帕拉人Vasyl Vyrozubom，Leonid Bulgare和Alexander Chokovkokokokokokokokokokokokokokokokokokokokovkokovkokov。</text:p>
      <text:p text:style-name="P4">
<draw:frame draw:style-name="fr1" draw:name="Image15" text:anchor-type="as-char" svg:width="6.9236in" svg:height="3.704126in" draw:z-index="0">
<draw:image xlink:href="../Images/AРМІЯINFORM/2023-03-25T66-00-00-04-00/2023-03-24_00002.jpg" xlink:type="simple" xlink:show="embed" xlink:actuate="onLoad" draw:mime-type="image/jpeg"/>
</draw:frame>
作为对上帝的信仰，她不允许在俄罗斯的酷刑下打破，乌克兰的信仰离开了朋友片刻。 自2014年以来，他意识到自己呼吁成为前线的军事牧师。</text:p>
      <ul>
        <li>
当Oleksandrhokov在大规模入侵俄罗斯联邦并说需要帮助时，我没有想到Nazmiin的名字。 显然，他迷失了对这些种族主义者的恐惧。 保加利亚人说，我认为我们与俄罗斯人有很大的不同，因为我们真的很喜欢我们的国家。</li>
      </ul>
      <text:p text:style-name="P4">
<text:a xlink:type="simple" xlink:href="https://armyinform.com.ua/wp-content/uploads/2023/03/2023-03-24_00004.jpg" text:style-name="Internet_20_link" text:visited-style-name="Visited_20_Internet_20_Link">
!(Images/AРМІЯINFORM/2023-03-25T66-00-00-04-00/2023-03-24_00004-150x150.jpg)</text:a>
</text:p>
      <text:p text:style-name="P4">
<text:a xlink:type="simple" xlink:href="https://armyinform.com.ua/wp-content/uploads/2023/03/2023-03-24_00003.jpg" text:style-name="Internet_20_link" text:visited-style-name="Visited_20_Internet_20_Link">
<draw:frame draw:style-name="fr1" draw:name="Image16" text:anchor-type="as-char" svg:width="6.9236in" svg:height="6.9236in" draw:z-index="0">
<draw:image xlink:href="../Images/AРМІЯINFORM/2023-03-25T66-00-00-04-00/2023-03-24_00003-150x150.jpg" xlink:type="simple" xlink:show="embed" xlink:actuate="onLoad" draw:mime-type="image/jpeg"/>
</draw:frame>
</text:a>
在被囚禁后，Vasily，Leonid和Alexander继续工作，在不同的信仰之间建立了一座文化桥梁，并在后方和前部提供精神上的支持 - 作为牧师，他们以乌克兰的武装力量服务。 人们承认，入侵者经常为彼此的祈祷而对精神感到惊讶，并且一直试图抑制它。 他们没有名字，而是给他们的数字保存在购物中心，饥饿和狗饥饿。</text:p>
      <text:p text:style-name="P4">
<text:a xlink:type="simple" xlink:href="https://armyinform.com.ua/2023/02/20/u-kyyevi-vpershe-navchatymut-vijskovyh-kapelaniv-za-speczialnoyu-programoyu/" text:style-name="Internet_20_link" text:visited-style-name="Visited_20_Internet_20_Link">
另请阅读：这是在基辅第一次，军事牧师将由一个特别计划教授</text:a>
<text:a xlink:type="simple" xlink:href="https://armyinform.com.ua/2023/02/20/u-kyyevi-vpershe-navchatymut-vijskovyh-kapelaniv-za-speczialnoyu-programoyu/" text:style-name="Internet_20_link" text:visited-style-name="Visited_20_Internet_20_Link">
</text:a>
</text:p>
      <text:p text:style-name="P4">
<text:a xlink:type="simple" xlink:href="https://armyinform.com.ua/wp-content/uploads/2023/03/2023-03-24_00006.jpg" text:style-name="Internet_20_link" text:visited-style-name="Visited_20_Internet_20_Link">
<draw:frame draw:style-name="fr1" draw:name="Image17" text:anchor-type="as-char" svg:width="6.9236in" svg:height="6.9236in" draw:z-index="0">
<draw:image xlink:href="../Images/AРМІЯINFORM/2023-03-25T66-00-00-04-00/2023-03-24_00006-150x150.jpg" xlink:type="simple" xlink:show="embed" xlink:actuate="onLoad" draw:mime-type="image/jpeg"/>
</draw:frame>
</text:a>
</text:p>
      <text:p text:style-name="P4">
乌克兰东正教教堂的敖德萨圣三一教堂的住持，瓦斯利·维罗佐布牧师(Vasily Vyrozub)牧师，赛车手不想让他摆脱囚禁，并通过“荣耀到乌克兰”的话说了他的其他兄弟。认为他的工作中最困难的是牧师。</text:p>
      <ul>
        <li>
牧师工作中最困难的是将死去的士兵的尸体带到昨天他在一起的本地融化士兵。 牧师是爸爸，兄弟，朋友，同志。 它是一名志愿者，是一个应该喂食，佩戴，退出战场的人，知道如何放松线束。 战争是所有人。 Vasyl Vyrozub说，该国没有平民，因为我们都在战争中。</li>
      </ul>
      <text:p text:style-name="P4">
<text:a xlink:type="simple" xlink:href="https://armyinform.com.ua/wp-content/uploads/2023/03/2023-03-24_00007.jpg" text:style-name="Internet_20_link" text:visited-style-name="Visited_20_Internet_20_Link">
!(Images/AРМІЯINFORM/2023-03-25T66-00-00-04-00/2023-03-24_00007-150x150.jpg)</text:a>
</text:p>
      <text:p text:style-name="P4">
<text:a xlink:type="simple" xlink:href="https://armyinform.com.ua/wp-content/uploads/2023/03/2023-03-24_00008.jpg" text:style-name="Internet_20_link" text:visited-style-name="Visited_20_Internet_20_Link">
<draw:frame draw:style-name="fr1" draw:name="Image18" text:anchor-type="as-char" svg:width="6.9236in" svg:height="6.9236in" draw:z-index="0">
<draw:image xlink:href="../Images/AРМІЯINFORM/2023-03-25T66-00-00-04-00/2023-03-24_00008-150x150.jpg" xlink:type="simple" xlink:show="embed" xlink:actuate="onLoad" draw:mime-type="image/jpeg"/>
</draw:frame>
</text:a>
这部电影是由乌克兰伊琳娜·弗雷什丘克(Irina Vereshchuk)的维塞里米尔(Viceremier)米利斯特(Viceremier-Minister)访问的，这是为了使牧师摆脱俄罗斯囚禁的巨大努力。</text:p>
      <ul>
        <li>
我个人记得我们三个牧师的历史。 蓝宝石是一件不寻常的事情，因为它是唯一被正式救援的船只，并且无权拘留。 在被拘留并抓获人民的信息之后，我们立即被俄罗斯一方俘虏了给我们人民的需求，因为他们受到公约的保护。 但是，对于俄罗斯来说，没有什么圣洁的，而且他们没有遵循国际人道主义统治的任何公约或规范。</li>
      </ul>
      <text:p text:style-name="P4">
<draw:frame draw:style-name="fr1" draw:name="Image19" text:anchor-type="as-char" svg:width="6.9236in" svg:height="4.361868in" draw:z-index="0">
<draw:image xlink:href="../Images/AРМІЯINFORM/2023-03-25T66-00-00-04-00/2023-03-24_00009.jpg" xlink:type="simple" xlink:show="embed" xlink:actuate="onLoad" draw:mime-type="image/jpeg"/>
</draw:frame>
牧师感谢Irina Vershchuk为击败侵略者的胜利，释放战俘，对流离失所者的援助以及代表乌克兰人民的象征提出了哥萨克当局的象征 - 荣誉痕迹。</text:p>
      <text:p text:style-name="P4">
这部电影是由由Elena Kryvenko执导的电影领导的全国少数民族合作中心协调中心制作的。</text:p>
      <text:p text:style-name="P4">
随着牧师在囚禁中幸存下来，以及他们在改变立法的角色，乌克兰的省级牧师 - 您可以用自己的眼睛查看，因为3月25日的录音带将在YouTube上可用。</text:p>
      <text:p text:style-name="P4">
<text:span text:style-name="T4">
作者的照片</text:span>
</text:p>
      <text:p text:style-name="P4">
News Source: <text:a xlink:type="simple" xlink:href="https://armyinform.com.ua/2023/03/25/u-kyyevi-prezentuvaly-dokumentalnyj-film-kapelany-vira-na-vijni/" text:style-name="Internet_20_link" text:visited-style-name="Visited_20_Internet_20_Link">
https://armyinform.com.ua/2023/03/25/u-kyyevi-prezentuvaly-dokumentalnyj-film-kapelany-vira-na-vijni/</text:a>
</text:p>
      <!--NEWS-->
      <text:h text:style-name="P10" text:outline-level="1">
<text:span text:style-name="T4">
自大规模侵略以来，有16.9万士兵失去了俄罗斯联邦的军队</text:span>
</text:h>
      <text:p text:style-name="P4">
作者: ['АРМІЯINFORM']</text:p>
      <text:p text:style-name="P4">
时间: 2023-03-25T68:00:00-04:00</text:p>
      <text:p text:style-name="P4">
描述: Zagalni Boyov，在02.24.22至03/25/23 Orintovo成为：...与乌克兰2022年战争，与乌克兰的战争，今天与乌克兰的最新新闻，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f4e75df8-c913-443a-89e5-8b7097c4f033-scaled.jpeg" text:style-name="Internet_20_link" text:visited-style-name="Visited_20_Internet_20_Link">
f4e75df8-c913-443a-89e5-8b7097c4f033-scaled.jpeg</text:a>
']</text:p>
      <text:p text:style-name="P4">
标签: ['STOPRUSSIA', 'ВТОРГНЕННЯ РФ', 'ВТРАТИ ВОРОГА', 'ВТРАТИ ОКУПАНТА', 'ГШ ЗСУ']</text:p>
      <text:p text:style-name="P4">
类别: News</text:p>
      <!--METADATA-->
      <text:p text:style-name="P4">
<draw:frame draw:style-name="fr1" draw:name="Image20" text:anchor-type="as-char" svg:width="6.9236in" svg:height="6.987066in" draw:z-index="0">
<draw:image xlink:href="../Images/AРМІЯINFORM/2023-03-25T68-00-00-04-00/f4e75df8-c913-443a-89e5-8b7097c4f033-scaled.jpeg" xlink:type="simple" xlink:show="embed" xlink:actuate="onLoad" draw:mime-type="image/jpeg"/>
</draw:frame>
敌人从24.02.22到25.03.23的总损失将定向：</text:p>
      <text:p text:style-name="P4">
<text:span text:style-name="T4">
<text:span text:style-name="T5">
人员</text:span>
*  - 大约169890(+720)被清算的人，</text:span>
<text:span text:style-name="T5">
坦克</text:span>
<text:span text:style-name="T5">
 -3580(+6)单位，</text:span>
<text:span text:style-name="T4">
战斗装甲车</text:span>
 -6932(+11)单位，<text:span text:style-name="T4">
<text:span text:style-name="T5">
炮兵系统</text:span>
* -2623(+7)来自，</text:span>
<text:span text:style-name="T5">
 rzf </text:span>
<text:span text:style-name="T5">
 -520(+9)单位，</text:span>
<text:span text:style-name="T4">
防空</text:span>
 -276(+0)OD，<text:span text:style-name="T4">
<text:span text:style-name="T5">
飞机</text:span>
* -305(+0)单位，</text:span>
<text:span text:style-name="T5">
直升机</text:span>
<text:span text:style-name="T5">
 -291(+1)单位，</text:span>
<text:span text:style-name="T4">
无人机手术级别</text:span>
 -2214(+6)，<text:span text:style-name="T4">
<text:span text:style-name="T5">
有翼导弹</text:span>
* -911(+0)，</text:span>
<text:span text:style-name="T5">
船 /船</text:span>
<text:span text:style-name="T5">
  -  18(+0)单位，</text:span>
<text:span text:style-name="T4">
汽车设备和坦克</text:span>
 -5483(+19)单位，<text:span text:style-name="T4">
*特殊设备</text:span>
 -279(+2).</text:p>
      <text:p text:style-name="P4">
Дані уточнюються.</text:p>
      <text:p text:style-name="P4">
Бий окупанта!Разом переможемо!Наша сила - в правді!</text:p>
      <text:p text:style-name="P4">
Джерело: <text:a xlink:type="simple" xlink:href="https://www.facebook.com/GeneralStaff.ua/posts/pfbid029MMnSwmjSjaFvSHwhfaXsCFLYdtJcmzZugN6NfWxaqKn12y3YAMZkyD176uDoaPel" text:style-name="Internet_20_link" text:visited-style-name="Visited_20_Internet_20_Link">
Генеральний штаб Збройних СилУкраїни</text:a>
截至25.03.23。</text:p>
      <text:p text:style-name="P4">
News Source: <text:a xlink:type="simple" xlink:href="https://armyinform.com.ua/2023/03/25/ponad-169-tysyach-vijskovyh-vtratyla-armiya-rf-z-pochatku-shyrokomasshtabnoyi-agresiyi/" text:style-name="Internet_20_link" text:visited-style-name="Visited_20_Internet_20_Link">
https://armyinform.com.ua/2023/03/25/ponad-169-tysyach-vijskovyh-vtratyla-armiya-rf-z-pochatku-shyrokomasshtabnoyi-agresiyi/</text:a>
</text:p>
      <!--NEWS-->
      <text:h text:style-name="P10" text:outline-level="1">
<text:span text:style-name="T4">
挽救生命的知识：如何动员伞兵为敌对行动做准备</text:span>
</text:h>
      <text:p text:style-name="P4">
作者: ['Валентина Вілюра']</text:p>
      <text:p text:style-name="P4">
时间: 2023-03-25T84:00:00-04:00</text:p>
      <text:p text:style-name="P4">
描述: 30天的时间，Mobilizniye伞兵通过Bazov Zagalnoviyskov pisdgotovka在...与乌克兰2022年的战争，与乌克兰与乌克兰的最新新闻，与乌克兰的新闻，与乌克兰2022的最新新闻进行战争，今天上次与乌克兰的战争，乌克兰和俄罗斯和俄罗斯和俄罗斯和俄罗斯之间的战争将是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3/1h9a0291.jpg" text:style-name="Internet_20_link" text:visited-style-name="Visited_20_Internet_20_Link">
1h9a0291.jpg</text:a>
', '<text:a xlink:type="simple" xlink:href="https://armyinform.com.ua/wp-content/uploads/2023/03/hanter.jpg" text:style-name="Internet_20_link" text:visited-style-name="Visited_20_Internet_20_Link">
hanter.jpg</text:a>
', '<text:a xlink:type="simple" xlink:href="https://armyinform.com.ua/wp-content/uploads/2023/03/1h9a0167.jpg" text:style-name="Internet_20_link" text:visited-style-name="Visited_20_Internet_20_Link">
1h9a0167.jpg</text:a>
', '<text:a xlink:type="simple" xlink:href="https://armyinform.com.ua/wp-content/uploads/2023/03/1h9a0212-150x150.jpg" text:style-name="Internet_20_link" text:visited-style-name="Visited_20_Internet_20_Link">
1h9a0212-150x150.jpg</text:a>
', '<text:a xlink:type="simple" xlink:href="https://armyinform.com.ua/wp-content/uploads/2023/03/1h9a0199-150x150.jpg" text:style-name="Internet_20_link" text:visited-style-name="Visited_20_Internet_20_Link">
1h9a0199-150x150.jpg</text:a>
', '<text:a xlink:type="simple" xlink:href="https://armyinform.com.ua/wp-content/uploads/2023/03/1h9a0192-150x150.jpg" text:style-name="Internet_20_link" text:visited-style-name="Visited_20_Internet_20_Link">
1h9a0192-150x150.jpg</text:a>
', '<text:a xlink:type="simple" xlink:href="https://armyinform.com.ua/wp-content/uploads/2023/03/1h9a0141-150x150.jpg" text:style-name="Internet_20_link" text:visited-style-name="Visited_20_Internet_20_Link">
1h9a0141-150x150.jpg</text:a>
', '<text:a xlink:type="simple" xlink:href="https://armyinform.com.ua/wp-content/uploads/2023/03/1h9a0233-150x150.jpg" text:style-name="Internet_20_link" text:visited-style-name="Visited_20_Internet_20_Link">
1h9a0233-150x150.jpg</text:a>
', '<text:a xlink:type="simple" xlink:href="https://armyinform.com.ua/wp-content/uploads/2023/03/1h9a0459-150x150.jpg" text:style-name="Internet_20_link" text:visited-style-name="Visited_20_Internet_20_Link">
1h9a0459-150x150.jpg</text:a>
', '<text:a xlink:type="simple" xlink:href="https://armyinform.com.ua/wp-content/uploads/2023/03/1h9a0338-150x150.jpg" text:style-name="Internet_20_link" text:visited-style-name="Visited_20_Internet_20_Link">
1h9a0338-150x150.jpg</text:a>
', '<text:a xlink:type="simple" xlink:href="https://armyinform.com.ua/wp-content/uploads/2023/03/1h9a0320-150x150.jpg" text:style-name="Internet_20_link" text:visited-style-name="Visited_20_Internet_20_Link">
1h9a0320-150x150.jpg</text:a>
', '<text:a xlink:type="simple" xlink:href="https://armyinform.com.ua/wp-content/uploads/2023/03/1h9a0248-150x150.jpg" text:style-name="Internet_20_link" text:visited-style-name="Visited_20_Internet_20_Link">
1h9a0248-150x150.jpg</text:a>
', '<text:a xlink:type="simple" xlink:href="https://armyinform.com.ua/wp-content/uploads/2023/03/1h9a0536-150x150.jpg" text:style-name="Internet_20_link" text:visited-style-name="Visited_20_Internet_20_Link">
1h9a0536-150x150.jpg</text:a>
', '<text:a xlink:type="simple" xlink:href="https://armyinform.com.ua/wp-content/uploads/2022/08/photo_2022-08-15_09-04-11-1.jpg" text:style-name="Internet_20_link" text:visited-style-name="Visited_20_Internet_20_Link">
photo_2022-08-15_09-04-11-1.jpg</text:a>
']</text:p>
      <text:p text:style-name="P4">
标签: ['ВОГНЕВА ПІДГОТОВКА', 'ДШВ ЗСУ', 'ТАКТИЧНА МЕДИЦИНА']</text:p>
      <text:p text:style-name="P4">
类别: News</text:p>
      <!--METADATA-->
      <text:p text:style-name="P4">
<draw:frame draw:style-name="fr1" draw:name="Image21" text:anchor-type="as-char" svg:width="6.9236in" svg:height="4.615733in" draw:z-index="0">
<draw:image xlink:href="../Images/AРМІЯINFORM/2023-03-25T84-00-00-04-00/1h9a0291.jpg" xlink:type="simple" xlink:show="embed" xlink:actuate="onLoad" draw:mime-type="image/jpeg"/>
</draw:frame>
在30天内，动员的伞兵正在其中一支武装部队接受基本的一般培训。 所有课程都分为训练点：战术医学，扔手榴弹，训练，消防训练，驾驶。 陆军通讯员了解到，伞兵如何为战斗人员做准备以及掌握了什么知识。</text:p>
      <text:h text:style-name="P12" text:outline-level="3">
<text:span text:style-name="T4">
<text:span text:style-name="T4">
火灾准备 - 向敌人绘制最大伤害</text:span>
</text:span>
</text:h>
      <ul>
        <li>
军人执行了防火员的标准和实际执行。 训练是针对DSHVZSU服役的武器样本 - 呼叫标志“猎人”的军队说。</li>
      </ul>
      <text:p text:style-name="P4">
<draw:frame draw:style-name="fr1" draw:name="Image22" text:anchor-type="as-char" svg:width="6.9236in" svg:height="4.615733in" draw:z-index="0">
<draw:image xlink:href="../Images/AРМІЯINFORM/2023-03-25T84-00-00-04-00/hanter.jpg" xlink:type="simple" xlink:show="embed" xlink:actuate="onLoad" draw:mime-type="image/jpeg"/>
</draw:frame>
在培训课程中，该理论掌握在便携式防空导弹综合体“ Igla”，“ Stinger”，“ Perun”等理论中。</text:p>
      <ul>
        <li>
随便弓箭手在一天的不同时间和任何条件下，都可以模仿IGLA-1和IGLA-2 MSC的火箭发射。</li>
      </ul>
      <text:p text:style-name="P4">
<draw:frame draw:style-name="fr1" draw:name="Image23" text:anchor-type="as-char" svg:width="6.9236in" svg:height="4.615733in" draw:z-index="0">
<draw:image xlink:href="../Images/AРМІЯINFORM/2023-03-25T84-00-00-04-00/1h9a0167.jpg" xlink:type="simple" xlink:show="embed" xlink:actuate="onLoad" draw:mime-type="image/jpeg"/>
</draw:frame>
在另一个角度，实际射击了大型机关枪“褐色”和DSK。</text:p>
      <text:p text:style-name="P4">
**</text:p>
      <text:p text:style-name="P4">
另请阅读：</text:p>
      <text:p text:style-name="P4">
** <text:a xlink:type="simple" xlink:href="https://armyinform.com.ua/2023/03/23/yak-desantnyky-v-navchalnyh-czentrah-gotuyutsya-do-boyiv-na-fronti/" text:style-name="Internet_20_link" text:visited-style-name="Visited_20_Internet_20_Link">
作为训练中心的伞兵正在为Nafront的战斗做准备</text:a>
伞兵制定了各种大型机枪。 每个导师都注意战斗机最困难的武器模型 - 最关注的是它。</text:p>
      <text:p text:style-name="P4">
<text:a xlink:type="simple" xlink:href="https://armyinform.com.ua/wp-content/uploads/2023/03/1h9a0212.jpg" text:style-name="Internet_20_link" text:visited-style-name="Visited_20_Internet_20_Link">
!(Images/AРМІЯINFORM/2023-03-25T84-00-00-04-00/1h9a0212-150x150.jpg)</text:a>
</text:p>
      <text:p text:style-name="P4">
<text:a xlink:type="simple" xlink:href="https://armyinform.com.ua/wp-content/uploads/2023/03/1h9a0199.jpg" text:style-name="Internet_20_link" text:visited-style-name="Visited_20_Internet_20_Link">
<draw:frame draw:style-name="fr1" draw:name="Image24" text:anchor-type="as-char" svg:width="6.9236in" svg:height="6.9236in" draw:z-index="0">
<draw:image xlink:href="../Images/AРМІЯINFORM/2023-03-25T84-00-00-04-00/1h9a0199-150x150.jpg" xlink:type="simple" xlink:show="embed" xlink:actuate="onLoad" draw:mime-type="image/jpeg"/>
</draw:frame>
</text:a>
</text:p>
      <text:p text:style-name="P4">
<text:a xlink:type="simple" xlink:href="https://armyinform.com.ua/wp-content/uploads/2023/03/1h9a0192.jpg" text:style-name="Internet_20_link" text:visited-style-name="Visited_20_Internet_20_Link">
<draw:frame draw:style-name="fr1" draw:name="Image25" text:anchor-type="as-char" svg:width="6.9236in" svg:height="6.9236in" draw:z-index="0">
<draw:image xlink:href="../Images/AРМІЯINFORM/2023-03-25T84-00-00-04-00/1h9a0192-150x150.jpg" xlink:type="simple" xlink:show="embed" xlink:actuate="onLoad" draw:mime-type="image/jpeg"/>
</draw:frame>
</text:a>
</text:p>
      <text:p text:style-name="P4">
<text:a xlink:type="simple" xlink:href="https://armyinform.com.ua/wp-content/uploads/2023/03/1h9a0141.jpg" text:style-name="Internet_20_link" text:visited-style-name="Visited_20_Internet_20_Link">
<draw:frame draw:style-name="fr1" draw:name="Image26" text:anchor-type="as-char" svg:width="6.9236in" svg:height="6.9236in" draw:z-index="0">
<draw:image xlink:href="../Images/AРМІЯINFORM/2023-03-25T84-00-00-04-00/1h9a0141-150x150.jpg" xlink:type="simple" xlink:show="embed" xlink:actuate="onLoad" draw:mime-type="image/jpeg"/>
</draw:frame>
</text:a>
</text:p>
      <text:p text:style-name="P4">
<text:a xlink:type="simple" xlink:href="https://armyinform.com.ua/wp-content/uploads/2023/03/1h9a0233.jpg" text:style-name="Internet_20_link" text:visited-style-name="Visited_20_Internet_20_Link">
<draw:frame draw:style-name="fr1" draw:name="Image27" text:anchor-type="as-char" svg:width="6.9236in" svg:height="6.9236in" draw:z-index="0">
<draw:image xlink:href="../Images/AРМІЯINFORM/2023-03-25T84-00-00-04-00/1h9a0233-150x150.jpg" xlink:type="simple" xlink:show="embed" xlink:actuate="onLoad" draw:mime-type="image/jpeg"/>
</draw:frame>
</text:a>
从实践经验来看，经验丰富的伞兵的所有知识。大多数讲师在国外学习。 全部具有战斗经验。单独的情节 - 用于训练狙击手。 对该单元的选择并不容易。动员应该在身体上耐寒并且心理稳定。选择的心理阶段发生在最大疲惫的条件下：战斗机最少睡眠，最大化，心理学家进行了特殊的测试。</text:p>
      <text:p text:style-name="P4">
<text:a xlink:type="simple" xlink:href="https://armyinform.com.ua/wp-content/uploads/2023/03/1h9a0459.jpg" text:style-name="Internet_20_link" text:visited-style-name="Visited_20_Internet_20_Link">
!(Images/AРМІЯINFORM/2023-03-25T84-00-00-04-00/1h9a0459-150x150.jpg)</text:a>
</text:p>
      <text:p text:style-name="P4">
<text:a xlink:type="simple" xlink:href="https://armyinform.com.ua/wp-content/uploads/2023/03/1h9a0338.jpg" text:style-name="Internet_20_link" text:visited-style-name="Visited_20_Internet_20_Link">
<draw:frame draw:style-name="fr1" draw:name="Image28" text:anchor-type="as-char" svg:width="6.9236in" svg:height="6.9236in" draw:z-index="0">
<draw:image xlink:href="../Images/AРМІЯINFORM/2023-03-25T84-00-00-04-00/1h9a0338-150x150.jpg" xlink:type="simple" xlink:show="embed" xlink:actuate="onLoad" draw:mime-type="image/jpeg"/>
</draw:frame>
</text:a>
</text:p>
      <text:p text:style-name="P4">
<text:a xlink:type="simple" xlink:href="https://armyinform.com.ua/wp-content/uploads/2023/03/1h9a0320.jpg" text:style-name="Internet_20_link" text:visited-style-name="Visited_20_Internet_20_Link">
<draw:frame draw:style-name="fr1" draw:name="Image29" text:anchor-type="as-char" svg:width="6.9236in" svg:height="6.9236in" draw:z-index="0">
<draw:image xlink:href="../Images/AРМІЯINFORM/2023-03-25T84-00-00-04-00/1h9a0320-150x150.jpg" xlink:type="simple" xlink:show="embed" xlink:actuate="onLoad" draw:mime-type="image/jpeg"/>
</draw:frame>
</text:a>
“我们可以招募30-40人，而不是每个人都可以参加这门课程的事实。我们是一种知识。 因此，即使在学习之后，也不是军事标准的事实。”一位讲师分享道。</text:p>
      <text:h text:style-name="P12" text:outline-level="3">
<text:span text:style-name="T4">
<text:span text:style-name="T4">
战术医学</text:span>
</text:span>
</text:h>
      <text:p text:style-name="P4">
在下一个地点，军事技能正在训练中心工作。 学会评估情况并提供第一个医疗援助：了解停止出血的基本规则和方式，为气胸提供援助，强加于线束，绷带，绑架随行人员； 在战斗呼吸的急性疾病时，提供DEDIC的援助等。</text:p>
      <text:p text:style-name="P4">
<text:a xlink:type="simple" xlink:href="https://armyinform.com.ua/wp-content/uploads/2023/03/1h9a0248.jpg" text:style-name="Internet_20_link" text:visited-style-name="Visited_20_Internet_20_Link">
!(Images/AРМІЯINFORM/2023-03-25T84-00-00-04-00/1h9a0248-150x150.jpg)</text:a>
</text:p>
      <text:p text:style-name="P4">
<text:a xlink:type="simple" xlink:href="https://armyinform.com.ua/wp-content/uploads/2023/03/1h9a0536.jpg" text:style-name="Internet_20_link" text:visited-style-name="Visited_20_Internet_20_Link">
<draw:frame draw:style-name="fr1" draw:name="Image30" text:anchor-type="as-char" svg:width="6.9236in" svg:height="6.9236in" draw:z-index="0">
<draw:image xlink:href="../Images/AРМІЯINFORM/2023-03-25T84-00-00-04-00/1h9a0536-150x150.jpg" xlink:type="simple" xlink:show="embed" xlink:actuate="onLoad" draw:mime-type="image/jpeg"/>
</draw:frame>
</text:a>
此外，“红色”，“黄色”和“绿色”区域中动作的算法。</text:p>
      <text:p text:style-name="P4">
<text:span text:style-name="T5">
foto和视频tatiana golovatyuk</text:span>
</text:p>
      <text:p text:style-name="P4">
<draw:frame draw:style-name="fr1" draw:name="Image31" text:anchor-type="as-char" svg:width="6.9236in" svg:height="6.771513in" draw:z-index="0">
<draw:image xlink:href="../Images/AРМІЯINFORM/2023-03-25T84-00-00-04-00/photo_2022-08-15_09-04-11-1.jpg" xlink:type="simple" xlink:show="embed" xlink:actuate="onLoad" draw:mime-type="image/jpeg"/>
</draw:frame>
<text:a xlink:type="simple" xlink:href="https://armyinform.com.ua/army-authors/valentyna-vilyura/" text:style-name="Internet_20_link" text:visited-style-name="Visited_20_Internet_20_Link">
Valentina Viliura</text:a>
陆军通讯员</text:p>
      <text:p text:style-name="P4">
News Source: <text:a xlink:type="simple" xlink:href="https://armyinform.com.ua/2023/03/25/znannya-shho-ryatuyut-zhyttya-yak-mobilizovani-desantnyky-gotuyutsya-do-bojovyh-dij/" text:style-name="Internet_20_link" text:visited-style-name="Visited_20_Internet_20_Link">
https://armyinform.com.ua/2023/03/25/znannya-shho-ryatuyut-zhyttya-yak-mobilizovani-desantnyky-gotuyutsya-do-bojovyh-dij/</text:a>
</text:p>
      <!--NEWS-->
      <text:h text:style-name="P10" text:outline-level="1">
<text:span text:style-name="T4">
如何获得被囚禁的军事持有证书</text:span>
</text:h>
      <text:p text:style-name="P4">
作者: ['АРМІЯINFORM']</text:p>
      <text:p text:style-name="P4">
时间: 2023-03-25T97:00:00-04:00</text:p>
      <text:p text:style-name="P4">
描述: 争取前武器的斗争是同样的仁慈成员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viiskovopoloneni.jpg" text:style-name="Internet_20_link" text:visited-style-name="Visited_20_Internet_20_Link">
viiskovopoloneni.jpg</text:a>
']</text:p>
      <text:p text:style-name="P4">
标签: ['STOPRUSSIA', 'АГРЕСІЯ РФ', 'ВТОРГНЕННЯ РФ', 'СОЦІАЛЬНИЙ ЗАХИСТ ПІД ЧАС ВІЙНИ']</text:p>
      <text:p text:style-name="P4">
类别: News</text:p>
      <!--METADATA-->
      <text:p text:style-name="P4">
<draw:frame draw:style-name="fr1" draw:name="Image32" text:anchor-type="as-char" svg:width="6.9236in" svg:height="4.615733in" draw:z-index="0">
<draw:image xlink:href="../Images/AРМІЯINFORM/2023-03-25T97-00-00-04-00/viiskovopoloneni.jpg" xlink:type="simple" xlink:show="embed" xlink:actuate="onLoad" draw:mime-type="image/jpeg"/>
</draw:frame>
追求战争或其家人可以打开帮助。 _</text:p>
      <text:p text:style-name="P4">
<text:span text:style-name="T4">
*联系乌克兰电力局：</text:span>
</text:p>
      <text:p text:style-name="P4">
乌克兰国防部；</text:p>
      <text:p text:style-name="P4">
中央执行机构，管理军事形式；</text:p>
      <text:p text:style-name="P4">
执法机构或法律职能的特殊目的机构；</text:p>
      <text:p text:style-name="P4">
武装部队武装部队的指挥官；</text:p>
      <text:p text:style-name="P4">
与法律相关的军事形成或机构的其他形成，这是乌克兰安全部队和国防部队的一部分。</text:p>
      <text:p text:style-name="P4">
<text:span text:style-name="T5">
通过</text:span>
<text:span text:style-name="T5">
国家信息局：</text:span>
*</text:p>
      <text:p text:style-name="P4">
热线：1648</text:p>
      <text:p text:style-name="P4">
手机号码：+38(044)287-81-65(来自国外的电话).</text:p>
      <text:p text:style-name="P4">
News Source: <text:a xlink:type="simple" xlink:href="https://armyinform.com.ua/2023/03/25/yak-otrymaty-dovidku-pro-perebuvannya-vijskovogo-u-poloni/" text:style-name="Internet_20_link" text:visited-style-name="Visited_20_Internet_20_Link">
https://armyinform.com.ua/2023/03/25/yak-otrymaty-dovidku-pro-perebuvannya-vijskovogo-u-poloni/</text:a>
</text:p>
      <!--NEWS-->
      <text:h text:style-name="P10" text:outline-level="1">
<text:span text:style-name="T4">
随着世界制裁破坏俄罗斯联邦的经济</text:span>
</text:h>
      <text:p text:style-name="P4">
作者: ['АРМІЯINFORM']</text:p>
      <text:p text:style-name="P4">
时间: 2023-03-25T99:00:00-04:00</text:p>
      <text:p text:style-name="P4">
描述: 关于乌克兰人在自己的公司Storinzi的Cindlelings一般服务的工作...与2022年与乌克兰的战争，与乌克兰的最新新闻，今天与乌克兰的新闻战争，乌克兰2022年的新闻战争，将于今天进行战争，乌克兰与乌克兰之间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3/sankcziyi.jpg" text:style-name="Internet_20_link" text:visited-style-name="Visited_20_Internet_20_Link">
sankcziyi.jpg</text:a>
']</text:p>
      <text:p text:style-name="P4">
标签: ['STOPRUSSIA', 'АГРЕСІЯ РФ', 'ЕКОНОМІКА РФ', 'КРАХ РОСІЙСЬКОЇ ЕКОНОМІКИ', 'САНКЦІЇ РФ', 'СЛУЖБА ЗОВНІШНЬОЇ РОЗВІДКИ УКРАЇНИ']</text:p>
      <text:p text:style-name="P4">
类别: News</text:p>
      <!--METADATA-->
      <text:p text:style-name="P4">
<draw:frame draw:style-name="fr1" draw:name="Image33" text:anchor-type="as-char" svg:width="6.9236in" svg:height="3.894525in" draw:z-index="0">
<draw:image xlink:href="../Images/AРМІЯINFORM/2023-03-25T99-00-00-04-00/sankcziyi.jpg" xlink:type="simple" xlink:show="embed" xlink:actuate="onLoad" draw:mime-type="image/jpeg"/>
</draw:frame>
说明性照片</text:p>
      <text:p text:style-name="P4">
关于它<text:a xlink:type="simple" xlink:href="https://www.facebook.com/SZRUkraine/posts/pfbid02Zr5EngkxSsg7Xa5wqVs6Uzy6Frjfe5VqZUMuC622JnReh8o1BVkLVoQ8hKPPDziKl" text:style-name="Internet_20_link" text:visited-style-name="Visited_20_Internet_20_Link">
报告</text:a>
乌克兰服务在其官方Facebook页面上。<text:span text:style-name="T4">
来源：</text:span>
 _ <text:a xlink:type="simple" xlink:href="https://www.facebook.com/SZRUkraine/posts/pfbid02Zr5EngkxSsg7Xa5wqVs6Uzy6Frjfe5VqZUMuC622JnReh8o1BVkLVoQ8hKPPDziKl" text:style-name="Internet_20_link" text:visited-style-name="Visited_20_Internet_20_Link">
外部情报服务</text:a>
_</text:p>
      <text:p text:style-name="P4">
News Source: <text:a xlink:type="simple" xlink:href="https://armyinform.com.ua/2023/03/25/yak-svitovi-sankcziyi-rujnuyut-ekonomiku-rf-2/" text:style-name="Internet_20_link" text:visited-style-name="Visited_20_Internet_20_Link">
https://armyinform.com.ua/2023/03/25/yak-svitovi-sankcziyi-rujnuyut-ekonomiku-rf-2/</text:a>
</text:p>
      <!--NEWS-->
      <text:h text:style-name="P10" text:outline-level="1">
<text:span text:style-name="T4">
在克里米亚，占领者出售房地产</text:span>
</text:h>
      <text:p text:style-name="P4">
作者: ['АРМІЯINFORM']</text:p>
      <text:p text:style-name="P4">
时间: 2023-03-26T54:00:00-04:00</text:p>
      <text:p text:style-name="P4">
描述: 在Dani Gur Mou的背后，Rosiska在Pivostrovi Progunina Duzhina Duzh上指挥着乌克兰2022年与乌克兰的战争，今日与乌克兰的最新新闻，与乌克兰的新闻战争，今天与乌克兰的新闻战争最后一次，乌克兰和俄罗斯之间的战争将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70ec95b-krym-nerukhomist-xl-800x357-1.jpg" text:style-name="Internet_20_link" text:visited-style-name="Visited_20_Internet_20_Link">
70ec95b-krym-nerukhomist-xl-800x357-1.jpg</text:a>
']</text:p>
      <text:p text:style-name="P4">
标签: ['STOPRUSSIA', 'АГРЕСІЯ РФ', 'ВТОРГНЕННЯ РФ', 'КРИМ']</text:p>
      <text:p text:style-name="P4">
类别: News</text:p>
      <!--METADATA-->
      <text:p text:style-name="P4">
<draw:frame draw:style-name="fr1" draw:name="Image34" text:anchor-type="as-char" svg:width="6.9236in" svg:height="3.089657in" draw:z-index="0">
<draw:image xlink:href="../Images/AРМІЯINFORM/2023-03-26T54-00-00-04-00/70ec95b-krym-nerukhomist-xl-800x357-1.jpg" xlink:type="simple" xlink:show="embed" xlink:actuate="onLoad" draw:mime-type="image/jpeg"/>
</draw:frame>
说明性照片</text:p>
      <text:p text:style-name="P4">
根据Gur Mou的说法，俄罗斯在半岛和占领政府的指挥官非常积极地出售房地产并将其家人从克里米亚出口。</text:p>
      <text:p text:style-name="P4">
关于它<text:a xlink:type="simple" xlink:href="https://minre.gov.ua/2023/03/25/v-krymu-okupanty-rozprodayut-neruhomist/" text:style-name="Internet_20_link" text:visited-style-name="Visited_20_Internet_20_Link">
报告</text:a>
乌克兰暂时划定领土的重返社会部。</text:p>
      <ul>
        <li>
市场上的房地产报价急剧提高已导致克里米亚房地产价格大幅下降，这是消息读到的</li>
      </ul>
      <text:p text:style-name="P4">
News Source: <text:a xlink:type="simple" xlink:href="https://armyinform.com.ua/2023/03/26/v-krymu-okupanty-rozprodayut-neruhomist/" text:style-name="Internet_20_link" text:visited-style-name="Visited_20_Internet_20_Link">
https://armyinform.com.ua/2023/03/26/v-krymu-okupanty-rozprodayut-neruhomist/</text:a>
</text:p>
      <!--NEWS-->
      <text:h text:style-name="P10" text:outline-level="1">
<text:span text:style-name="T4">
乌克兰和世界反对俄罗斯的侵略。 行动制裁</text:span>
</text:h>
      <text:p text:style-name="P4">
作者: ['АРМІЯINFORM']</text:p>
      <text:p text:style-name="P4">
时间: 2023-03-26T55:00:00-04:00</text:p>
      <text:p text:style-name="P4">
描述: 乌克兰人在他自己的公司Storinzi在Facebook上的Cindlelings服务是关于：...与乌克兰2022年战争，与乌克兰的最新新闻战争，今天的乌克兰新闻2022年上次，乌克兰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vona-rossyia-ukrayna.jpg" text:style-name="Internet_20_link" text:visited-style-name="Visited_20_Internet_20_Link">
vona-rossyia-ukrayna.jpg</text:a>
']</text:p>
      <text:p text:style-name="P4">
标签: ['STOPRUSSIA', 'ЕКОНОМІКА РФ', 'КРАХ РОСІЙСЬКОЇ ЕКОНОМІКИ', 'СВІТ ПІДТРИМУЄ УКРАЇНУ', 'СЛУЖБА ЗОВНІШНЬОЇ РОЗВІДКИ УКРАЇНИ']</text:p>
      <text:p text:style-name="P4">
类别: News</text:p>
      <!--METADATA-->
      <text:p text:style-name="P4">
<draw:frame draw:style-name="fr1" draw:name="Image35" text:anchor-type="as-char" svg:width="6.9236in" svg:height="3.896998in" draw:z-index="0">
<draw:image xlink:href="../Images/AРМІЯINFORM/2023-03-26T55-00-00-04-00/vona-rossyia-ukrayna.jpg" xlink:type="simple" xlink:show="embed" xlink:actuate="onLoad" draw:mime-type="image/jpeg"/>
</draw:frame>
说明性照片</text:p>
      <text:p text:style-name="P4">
乌克兰在其官方Facebook页面上的外国情报服务报告：<text:span text:style-name="T4">
来源：</text:span>
 _ <text:a xlink:type="simple" xlink:href="https://www.facebook.com/SZRUkraine/posts/pfbid02Zr5EngkxSsg7Xa5wqVs6Uzy6Frjfe5VqZUMuC622JnReh8o1BVkLVoQ8hKPPDziKl" text:style-name="Internet_20_link" text:visited-style-name="Visited_20_Internet_20_Link">
外部情报服务</text:a>
_</text:p>
      <text:p text:style-name="P4">
News Source: <text:a xlink:type="simple" xlink:href="https://armyinform.com.ua/2023/03/26/ukrayina-i-svit-proty-rosijskoyi-agresiyi-13/" text:style-name="Internet_20_link" text:visited-style-name="Visited_20_Internet_20_Link">
https://armyinform.com.ua/2023/03/26/ukrayina-i-svit-proty-rosijskoyi-agresiyi-13/</text:a>
</text:p>
      <!--NEWS-->
      <text:h text:style-name="P10" text:outline-level="1">
<text:span text:style-name="T4">
在赫尔森，国民警卫队兑现了死者的记忆</text:span>
</text:h>
      <text:p text:style-name="P4">
作者: ['АРМІЯINFORM']</text:p>
      <text:p text:style-name="P4">
时间: 2023-03-26T56:00:00-04:00</text:p>
      <text:p text:style-name="P4">
描述: 雅基（Pid Hour）的赫尔森国家格瓦迪兹·维达利·斯科布拉蒂曼（Yaki）丧生...与乌克兰2022年的战争，与乌克兰的战争是今天的最新消息，《与乌克兰2022年的战争》是今天的最后一场战争，将在今天发生战争，将会发生一场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3/img_7293-1.jpg" text:style-name="Internet_20_link" text:visited-style-name="Visited_20_Internet_20_Link">
img_7293-1.jpg</text:a>
', '<text:a xlink:type="simple" xlink:href="https://armyinform.com.ua/wp-content/uploads/2023/03/img_7246-150x150.jpg" text:style-name="Internet_20_link" text:visited-style-name="Visited_20_Internet_20_Link">
img_7246-150x150.jpg</text:a>
', '<text:a xlink:type="simple" xlink:href="https://armyinform.com.ua/wp-content/uploads/2023/03/img_7234-150x150.jpg" text:style-name="Internet_20_link" text:visited-style-name="Visited_20_Internet_20_Link">
img_7234-150x150.jpg</text:a>
']</text:p>
      <text:p text:style-name="P4">
标签: []</text:p>
      <text:p text:style-name="P4">
类别: News</text:p>
      <!--METADATA-->
      <text:p text:style-name="P4">
<draw:frame draw:style-name="fr1" draw:name="Image36" text:anchor-type="as-char" svg:width="6.9236in" svg:height="4.615733in" draw:z-index="0">
<draw:image xlink:href="../Images/AРМІЯINFORM/2023-03-26T56-00-00-04-00/img_7293-1.jpg" xlink:type="simple" xlink:show="embed" xlink:actuate="onLoad" draw:mime-type="image/jpeg"/>
</draw:frame>
在赫尔森，国民警卫向执行战斗任务时死亡的兄弟们致敬。 士兵们将鲜花铺设到记忆地，移走了坟墓，并尊重了堕落的士兵 - 乌克兰的捍卫者，<text:a xlink:type="simple" xlink:href="https://ngu.gov.ua/hersonski-gvardijczi-vshanuvaly-pamyat-zagyblyh-pobratymiv/" text:style-name="Internet_20_link" text:visited-style-name="Visited_20_Internet_20_Link">
告知</text:a>
乌克兰国民警卫队的新闻服务。</text:p>
      <text:p text:style-name="P4">
尤里神父为堕落士兵的不朽灵魂服务。</text:p>
      <text:p text:style-name="P4">
所有英雄的英雄都减少了乌克兰国旗的副本。</text:p>
      <text:p text:style-name="P4">
让我们记住每个为未来国家带来最有价值的一生的战士。</text:p>
      <text:p text:style-name="P4">
<text:a xlink:type="simple" xlink:href="https://armyinform.com.ua/wp-content/uploads/2023/03/img_7246.jpg" text:style-name="Internet_20_link" text:visited-style-name="Visited_20_Internet_20_Link">
!(Images/AРМІЯINFORM/2023-03-26T56-00-00-04-00/img_7246-150x150.jpg)</text:a>
</text:p>
      <text:p text:style-name="P4">
<text:a xlink:type="simple" xlink:href="https://armyinform.com.ua/wp-content/uploads/2023/03/img_7234.jpg" text:style-name="Internet_20_link" text:visited-style-name="Visited_20_Internet_20_Link">
<draw:frame draw:style-name="fr1" draw:name="Image37" text:anchor-type="as-char" svg:width="6.9236in" svg:height="6.9236in" draw:z-index="0">
<draw:image xlink:href="../Images/AРМІЯINFORM/2023-03-26T56-00-00-04-00/img_7234-150x150.jpg" xlink:type="simple" xlink:show="embed" xlink:actuate="onLoad" draw:mime-type="image/jpeg"/>
</draw:frame>
</text:a>
英雄永恒的记忆!荣耀乌克兰!</text:p>
      <text:p text:style-name="P4">
News Source: <text:a xlink:type="simple" xlink:href="https://armyinform.com.ua/2023/03/26/u-hersoni-naczionalni-gvardijczi-vshanuvaly-pamyat-zagyblyh-pobratymiv/" text:style-name="Internet_20_link" text:visited-style-name="Visited_20_Internet_20_Link">
https://armyinform.com.ua/2023/03/26/u-hersoni-naczionalni-gvardijczi-vshanuvaly-pamyat-zagyblyh-pobratymiv/</text:a>
</text:p>
      <!--NEWS-->
      <text:h text:style-name="P10" text:outline-level="1">
<text:span text:style-name="T4">
SSSU主席会见了美国宣教委员会副主席，并讨论了合作领域</text:span>
</text:h>
      <text:p text:style-name="P4">
作者: ['АРМІЯINFORM']</text:p>
      <text:p text:style-name="P4">
时间: 2023-03-26T57:00:00-04:00</text:p>
      <text:p text:style-name="P4">
描述: Pan Krostopher SMST Zavitav到一个Podordonnny Pirozdiliv，de Yogo Tuoiomili W ...与乌克兰2022年的战争，与乌克兰与乌克兰的最新新闻，今天与乌克兰的新闻战争，今天与乌克兰的新闻最新战争，今天将在乌克兰和俄罗斯和战争之间发动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3/e37b4fa7-0a28-41a3-9c85-93bc6b4a5027.jpg" text:style-name="Internet_20_link" text:visited-style-name="Visited_20_Internet_20_Link">
e37b4fa7-0a28-41a3-9c85-93bc6b4a5027.jpg</text:a>
']</text:p>
      <text:p text:style-name="P4">
标签: ['STOPRUSSIA', 'АГРЕСІЯ РФ', 'ВТОРГНЕННЯ РФ', 'ДЕРЖПРИКОРДОНСЛУЖБА']</text:p>
      <text:p text:style-name="P4">
类别: News</text:p>
      <!--METADATA-->
      <text:p text:style-name="P4">
<draw:frame draw:style-name="fr1" draw:name="Image38" text:anchor-type="as-char" svg:width="6.9236in" svg:height="3.409873in" draw:z-index="0">
<draw:image xlink:href="../Images/AРМІЯINFORM/2023-03-26T57-00-00-04-00/e37b4fa7-0a28-41a3-9c85-93bc6b4a5027.jpg" xlink:type="simple" xlink:show="embed" xlink:actuate="onLoad" draw:mime-type="image/jpeg"/>
</draw:frame>
克里斯托弗·史密斯(Christopher Smith)先生参观了其中一个边境部队，在那里他熟悉边境捍卫者执行的职能和任务。</text:p>
      <text:p text:style-name="P4">
关于它<text:a xlink:type="simple" xlink:href="https://armyinform.com.ua/C:/Users/golov/Desktop/script%20async%20src=%22https:/telegram.org/js/telegram-widget.js" text:style-name="Internet_20_link" text:visited-style-name="Visited_20_Internet_20_Link">
报告</text:a>
国家边境服务。</text:p>
      <ul>
        <li>
乌克兰的国家边境服务是主要合作伙伴之一，他的合作总是以透明度和高级专业精神宣布。我们的共同项目取得了成功!他说。</li>
      </ul>
      <text:p text:style-name="P4">
News Source: <text:a xlink:type="simple" xlink:href="https://armyinform.com.ua/2023/03/26/golova-dpsu-zustrivsya-iz-zastupnykom-golovy-misiyi-ssha-ta-obgovoryv-napryamky-spivrobitnycztva/" text:style-name="Internet_20_link" text:visited-style-name="Visited_20_Internet_20_Link">
https://armyinform.com.ua/2023/03/26/golova-dpsu-zustrivsya-iz-zastupnykom-golovy-misiyi-ssha-ta-obgovoryv-napryamky-spivrobitnycztva/</text:a>
</text:p>
      <!--NEWS-->
      <text:h text:style-name="P10" text:outline-level="1">
<text:span text:style-name="T4">
战士回答了乌克兰国民警卫队的儿童同胞的问题</text:span>
</text:h>
      <text:p text:style-name="P4">
作者: ['АРМІЯINFORM']</text:p>
      <text:p text:style-name="P4">
时间: 2023-03-26T58:00:00-04:00</text:p>
      <text:p text:style-name="P4">
描述: Sogodnis，26岁的桦木，乌克兰Vypovnyu国民警卫队是9岩。 Onedodod ...与乌克兰2022年的战争，与乌克兰的最新新闻战争，与乌克兰的新闻战争，2022年的最后一场战争，今天将在乌克兰和俄罗斯之间发生战争，当与乌克兰在2022年与乌克兰战争时，他们说，在不久的将来与乌克兰发动了战争</text:p>
      <text:p text:style-name="P4">
图片: ['<text:a xlink:type="simple" xlink:href="https://armyinform.com.ua/wp-content/uploads/2023/03/afb61653ae3c39bc.jpg" text:style-name="Internet_20_link" text:visited-style-name="Visited_20_Internet_20_Link">
afb61653ae3c39bc.jpg</text:a>
']</text:p>
      <text:p text:style-name="P4">
标签: ['НАЦІОНАЛЬНА ГВАРДІЯ УКРАЇНИ']</text:p>
      <text:p text:style-name="P4">
类别: News</text:p>
      <!--METADATA-->
      <text:p text:style-name="P4">
<draw:frame draw:style-name="fr1" draw:name="Image39" text:anchor-type="as-char" svg:width="6.9236in" svg:height="3.750283in" draw:z-index="0">
<draw:image xlink:href="../Images/AРМІЯINFORM/2023-03-26T58-00-00-04-00/afb61653ae3c39bc.jpg" xlink:type="simple" xlink:show="embed" xlink:actuate="onLoad" draw:mime-type="image/jpeg"/>
</draw:frame>
今天，3月26日，乌克兰国民警卫队已有9岁。在切尔尼夫特(Chernivtsi)的军事人员前夕(https://ngu.gov.ua/naczgvardijczi-vidpovily-na-pytannya-odnolitkiv-naczionalnoyi-gvardiyi-ukrayiny-video/)NSU新闻服务。</text:p>
      <text:p text:style-name="P4">
为什么守卫有绿色的形式？ 他们为什么互相打电话？ 女孩可以是军事吗？ 军队中有哪些动物，为什么？</text:p>
      <text:p text:style-name="P4">
孩子们提出了什么情绪，我们的后卫回答了什么，请看视频。</text:p>
      <text:p text:style-name="P4">
News Source: <text:a xlink:type="simple" xlink:href="https://armyinform.com.ua/2023/03/26/bijczi-vidpovily-na-pytannya-ditej-odnolitkiv-naczionalnoyi-gvardiyi-ukrayiny/" text:style-name="Internet_20_link" text:visited-style-name="Visited_20_Internet_20_Link">
https://armyinform.com.ua/2023/03/26/bijczi-vidpovily-na-pytannya-ditej-odnolitkiv-naczionalnoyi-gvardiyi-ukrayiny/</text:a>
</text:p>
      <!--NEWS-->
      <text:h text:style-name="P10" text:outline-level="1">
<text:span text:style-name="T4">
我们的炮兵击中了3个管理要点和5个敌军地区</text:span>
</text:h>
      <text:p text:style-name="P4">
作者: ['АРМІЯINFORM']</text:p>
      <text:p text:style-name="P4">
时间: 2023-03-26T59:00:00-04:00</text:p>
      <text:p text:style-name="P4">
描述: 该村庄在06.00 26桦树2023年，多布·阿维亚西亚（Dob Aviacia）捍卫11场失败...与乌克兰2022年的战争，与乌克兰与乌克兰的最新新闻战争，今天与乌克兰2022年的新闻战争，乌克兰和俄罗斯之间的战争以及何时，战争，战争，何时，战争，何时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2/10/artyleriya.jpg" text:style-name="Internet_20_link" text:visited-style-name="Visited_20_Internet_20_Link">
artyleriya.jpg</text:a>
']</text:p>
      <text:p text:style-name="P4">
标签: ['STOPRUSSIA', 'АГРЕСІЯ РФ', 'ВІЙНА', 'ВТОРГНЕННЯ РФ', 'ГШ ЗСУ', 'ХРОНІКА ОБОРОНИ']</text:p>
      <text:p text:style-name="P4">
类别: News</text:p>
      <!--METADATA-->
      <text:p text:style-name="P4">
<draw:frame draw:style-name="fr1" draw:name="Image40" text:anchor-type="as-char" svg:width="6.9236in" svg:height="3.956343in" draw:z-index="0">
<draw:image xlink:href="../Images/AРМІЯINFORM/2023-03-26T59-00-00-04-00/artyleriya.jpg" xlink:type="simple" xlink:show="embed" xlink:actuate="onLoad" draw:mime-type="image/jpeg"/>
</draw:frame>
说明性照片<text:span text:style-name="T4">
🔥俄罗斯入侵的情况</text:span>
</text:p>
      <text:p text:style-name="P4">
截至2023年3月26日06.00，国防军的航空在俄罗斯单位集中的领域造成了11个Stravars，<text:a xlink:type="simple" xlink:href="https://www.facebook.com/GeneralStaff.ua/posts/pfbid04fY6zCR3r13jxwxTvkd6pHnj2XvpFSZm2vjZAAeusmcXgiF89T23GRwxkYHNmdBTl" text:style-name="Internet_20_link" text:visited-style-name="Visited_20_Internet_20_Link">
告知</text:a>
乌克兰武装部队的总参谋部。 我们的后卫还击倒了Orlan-10和“ Superkom”的敌人无人机。</text:p>
      <text:p text:style-name="P4">
反过来，导弹和炮兵的单位被3点管理和5个地区的活力，武器和军事装备集中在敌人中。</text:p>
      <text:p text:style-name="P4">
支持武装部队!我们会赢!荣耀乌克兰!</text:p>
      <text:p text:style-name="P4">
News Source: <text:a xlink:type="simple" xlink:href="https://armyinform.com.ua/2023/03/26/nashi-artylerysty-urazyly-3-punkty-upravlinnya-ta-5-rajoniv-zoseredzhennya-syl-protyvnyka/" text:style-name="Internet_20_link" text:visited-style-name="Visited_20_Internet_20_Link">
https://armyinform.com.ua/2023/03/26/nashi-artylerysty-urazyly-3-punkty-upravlinnya-ta-5-rajoniv-zoseredzhennya-syl-protyvnyka/</text:a>
</text:p>
      <!--NEWS-->
      <text:h text:style-name="P10" text:outline-level="1">
<text:span text:style-name="T4">
白天，国防军击退了85多次俄罗斯入侵者的袭击– 武装部队的HSC</text:span>
</text:h>
      <text:p text:style-name="P4">
作者: ['АРМІЯINFORM']</text:p>
      <text:p text:style-name="P4">
时间: 2023-03-26T60:00:00-04:00</text:p>
      <text:p text:style-name="P4">
描述: 第34次导弹中风，健康的中风，是在诉讼中通过时显示的……与乌克兰2022年的战争，与乌克兰的战争是今天的最新新闻，这是与乌克兰2022年的新闻战争，今天是今天的最后一场新闻。乌克兰与俄罗斯之间会发生战争吗？当与乌克兰在2022年与乌克兰的战争何时会在不久在俄罗斯的乌克兰媒体</text:p>
      <text:p text:style-name="P4">
图片: ['<text:a xlink:type="simple" xlink:href="https://armyinform.com.ua/wp-content/uploads/2023/01/foto_8_zsu.jpg" text:style-name="Internet_20_link" text:visited-style-name="Visited_20_Internet_20_Link">
foto_8_zsu.jpg</text:a>
']</text:p>
      <text:p text:style-name="P4">
标签: ['STOPRUSSIA', 'АГРЕСІЯ РФ', 'ВІЙНА', 'ВТОРГНЕННЯ РФ', 'ГШ ЗСУ', 'ХРОНІКА ОБОРОНИ']</text:p>
      <text:p text:style-name="P4">
类别: News</text:p>
      <!--METADATA-->
      <text:p text:style-name="P4">
<draw:frame draw:style-name="fr1" draw:name="Image41" text:anchor-type="as-char" svg:width="6.9236in" svg:height="4.615733in" draw:z-index="0">
<draw:image xlink:href="../Images/AРМІЯINFORM/2023-03-26T60-00-00-04-00/foto_8_zsu.jpg" xlink:type="simple" xlink:show="embed" xlink:actuate="onLoad" draw:mime-type="image/jpeg"/>
</draw:frame>
说明性照片<text:span text:style-name="T4">
🔥俄罗斯入侵的情况</text:span>
</text:p>
      <text:p text:style-name="P4">
在最后一天，占领者造成了34架飞机和4架火箭中风，造成了70多个火箭发射器的炮击，尤其是定居点的民用基础设施。 在和平人口中受伤，<text:a xlink:type="simple" xlink:href="https://www.facebook.com/GeneralStaff.ua/posts/pfbid04fY6zCR3r13jxwxTvkd6pHnj2XvpFSZm2vjZAAeusmcXgiF89T23GRwxkYHNmdBTl" text:style-name="Internet_20_link" text:visited-style-name="Visited_20_Internet_20_Link">
告知</text:a>
乌克兰武装部队的总参谋部。</text:p>
      <text:p text:style-name="P4">
乌克兰各地火箭和航空袭击的可能性仍然很高。</text:p>
      <text:p text:style-name="P4">
敌人继续专注于纳利曼斯克，巴赫穆特，阿夫迪夫和玛丽斯基的方向的进攻行动。 他们反映了85多名入侵者对他们的攻击。</text:p>
      <text:p text:style-name="P4">
News Source: <text:a xlink:type="simple" xlink:href="https://armyinform.com.ua/2023/03/26/protyagom-doby-syly-oborony-vidbyly-ponad-85-atak-rosijskyh-zagarbnykiv-gsh-zsu/" text:style-name="Internet_20_link" text:visited-style-name="Visited_20_Internet_20_Link">
https://armyinform.com.ua/2023/03/26/protyagom-doby-syly-oborony-vidbyly-ponad-85-atak-rosijskyh-zagarbnykiv-gsh-zsu/</text:a>
</text:p>
      <!--NEWS-->
      <text:h text:style-name="P10" text:outline-level="1">
<text:span text:style-name="T4">
在Zaporozhye，占用者介绍了特殊的交通以在被占领的领土上移动</text:span>
</text:h>
      <text:p text:style-name="P4">
作者: ['АРМІЯINFORM']</text:p>
      <text:p text:style-name="P4">
时间: 2023-03-26T61:00:00-04:00</text:p>
      <text:p text:style-name="P4">
描述: Berdyansku Zaporizho Rosiska所谓的行政人员...与乌克兰2022年的战争，与乌克兰与乌克兰的最新新闻战争，今天与乌克兰2022年的新闻战争，乌克兰和俄罗斯之间的战争将在乌克兰和俄罗斯之间发动战争，何时与乌克兰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3/okupanty.jpeg" text:style-name="Internet_20_link" text:visited-style-name="Visited_20_Internet_20_Link">
okupanty.jpeg</text:a>
']</text:p>
      <text:p text:style-name="P4">
标签: []</text:p>
      <text:p text:style-name="P4">
类别: News</text:p>
      <!--METADATA-->
      <text:p text:style-name="P4">
<draw:frame draw:style-name="fr1" draw:name="Image42" text:anchor-type="as-char" svg:width="6.9236in" svg:height="3.63489in" draw:z-index="0">
<draw:image xlink:href="../Images/AРМІЯINFORM/2023-03-26T61-00-00-04-00/okupanty.jpeg" xlink:type="simple" xlink:show="embed" xlink:actuate="onLoad" draw:mime-type="image/jpeg"/>
</draw:frame>
**🔥i</text:p>
      <text:p text:style-name="P4">
在Zaporizhzhya地区的Berdyansk，俄罗斯如此称呼“行政”的“行政”命令在4月1日之前向当地人发出命令，以获得通行证的常任司令，以搬迁Zaporizhzhya地区的临时占领，<text:a xlink:type="simple" xlink:href="https://www.facebook.com/GeneralStaff.ua/posts/pfbid04fY6zCR3r13jxwxTvkd6pHnj2XvpFSZm2vjZAAeusmcXgiF89T23GRwxkYHNmdBTl" text:style-name="Internet_20_link" text:visited-style-name="Visited_20_Internet_20_Link">
信息</text:a>
乌克兰武装部队的总参谋部。</text:p>
      <text:p text:style-name="P4">
这些通行证将分别为人和车辆发行。 条件是成功通过过滤。</text:p>
      <text:p text:style-name="P4">
News Source: <text:a xlink:type="simple" xlink:href="https://armyinform.com.ua/2023/03/26/na-zaporizhzhi-okupanty-vvodyat-speczperepustky-dlya-peremishhennya-po-okupovanij-terytoriyi/" text:style-name="Internet_20_link" text:visited-style-name="Visited_20_Internet_20_Link">
https://armyinform.com.ua/2023/03/26/na-zaporizhzhi-okupanty-vvodyat-speczperepustky-dlya-peremishhennya-po-okupovanij-terytoriyi/</text:a>
</text:p>
      <!--NEWS-->
      <text:h text:style-name="P10" text:outline-level="1">
<text:span text:style-name="T4">
IAEA首席执行官将于下周访问Zaporozhye NPP</text:span>
</text:h>
      <text:p text:style-name="P4">
作者: ['АРМІЯINFORM']</text:p>
      <text:p text:style-name="P4">
时间: 2023-03-26T62:00:00-04:00</text:p>
      <text:p text:style-name="P4">
描述: 经济局局长拉菲尔·马里诺·格罗斯（Rafel Marino Grosy）的总董事...与乌克兰2022年的战争，与乌克兰的最新新闻战争，今天与乌克兰2022年的新闻战争，乌克兰和俄罗斯之间的战争以及与乌克兰的战争时会发生战争他们说，在2022年，是否会在不久的将来与乌克兰发生战争</text:p>
      <text:p text:style-name="P4">
图片: ['<text:a xlink:type="simple" xlink:href="https://armyinform.com.ua/wp-content/uploads/2023/03/iaeaflag11140x640.jpg" text:style-name="Internet_20_link" text:visited-style-name="Visited_20_Internet_20_Link">
iaeaflag11140x640.jpg</text:a>
']</text:p>
      <text:p text:style-name="P4">
标签: ['STOPRUSSIA', 'АГРЕСІЯ РФ', 'ВТОРГНЕННЯ РФ', 'ДОПОМОГА ПАРТНЕРІВ']</text:p>
      <text:p text:style-name="P4">
类别: News</text:p>
      <!--METADATA-->
      <text:p text:style-name="P4">
<draw:frame draw:style-name="fr1" draw:name="Image43" text:anchor-type="as-char" svg:width="6.9236in" svg:height="3.894525in" draw:z-index="0">
<draw:image xlink:href="../Images/AРМІЯINFORM/2023-03-26T62-00-00-04-00/iaeaflag11140x640.jpg" xlink:type="simple" xlink:show="embed" xlink:actuate="onLoad" draw:mime-type="image/jpeg"/>
</draw:frame>
国际原子能局拉斐尔·马里诺格罗西(Raphael Marinogrossi)的首席执行官将于下周访问Zaporizhzhya核电站。</text:p>
      <text:p text:style-name="P4">
关于这个<text:a xlink:type="simple" xlink:href="https://www.iaea.org/newscenter/pressreleases/iaea-director-general-grossi-travels-to-zaporizhzhya-nuclear-power-plant-next-week" text:style-name="Internet_20_link" text:visited-style-name="Visited_20_Internet_20_Link">
被引用</text:a>
在网站上。</text:p>
      <text:p text:style-name="P4">
正如所指出的那样，格罗西想亲自评估纳兹核安全的情况，并强调在对抗时间对抗车站的迫切需要。</text:p>
      <ul>
        <li>
我决定再次去Zaporizhhya核电站，看看9月份的情况如何发展，并与那些在这些前所未有且非常困难的条件下解释该物体的人进行交流。 作为伊朗，我决心继续尽我所能，以减少乌克兰悲惨战争期间核事故的风险。”格罗西说。</li>
      </ul>
      <text:p text:style-name="P4">
他强调，尽管国际原子能机构专家永久逗留了七个月，但NPP情况仍然不稳定。</text:p>
      <ul>
        <li>
核安全威胁太明显了，需要立即采取行动危害乌克兰及以后的乌克兰人类健康的潜在放射学后果的事故。 这就是为什么我继续提出保护车站的提案的原因。”他说。</li>
      </ul>
      <text:p text:style-name="P4">
News Source: <text:a xlink:type="simple" xlink:href="https://armyinform.com.ua/2023/03/26/gendyrektor-magate-vidvidaye-zaporizku-aes-nastupnogo-tyzhnya/" text:style-name="Internet_20_link" text:visited-style-name="Visited_20_Internet_20_Link">
https://armyinform.com.ua/2023/03/26/gendyrektor-magate-vidvidaye-zaporizku-aes-nastupnogo-tyzhnya/</text:a>
</text:p>
      <!--NEWS-->
      <text:h text:style-name="P10" text:outline-level="1">
<text:span text:style-name="T4">
大多数企业将转移到国家财产基金的管理领域-Denis Shmigal</text:span>
</text:h>
      <text:p text:style-name="P4">
作者: ['АРМІЯINFORM']</text:p>
      <text:p text:style-name="P4">
时间: 2023-03-26T63:00:00-04:00</text:p>
      <text:p text:style-name="P4">
描述: Ekononitz Zi Zberezni Sovereign的Uria -Tse Minimiszatsya Otkvy Respinus的战略家...与乌克兰2022年的战争，与乌克兰的最新新闻，今天与乌克兰2022年与乌克兰的新闻战争，今天，乌克兰和俄罗斯之间的战争将在乌克兰和俄罗斯之间发生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thumb_201672_820_360_0_0_auto.jpg" text:style-name="Internet_20_link" text:visited-style-name="Visited_20_Internet_20_Link">
thumb_201672_820_360_0_0_auto.jpg</text:a>
']</text:p>
      <text:p text:style-name="P4">
标签: ['STOPRUSSIA', 'АГРЕСІЯ РФ', 'ВТОРГНЕННЯ РФ', 'ДЕНИС ШМИГАЛЬ']</text:p>
      <text:p text:style-name="P4">
类别: News</text:p>
      <!--METADATA-->
      <text:p text:style-name="P4">
<draw:frame draw:style-name="fr1" draw:name="Image44" text:anchor-type="as-char" svg:width="6.9236in" svg:height="4.610104in" draw:z-index="0">
<draw:image xlink:href="../Images/AРМІЯINFORM/2023-03-26T63-00-00-04-00/thumb_201672_820_360_0_0_auto.jpg" xlink:type="simple" xlink:show="embed" xlink:actuate="onLoad" draw:mime-type="image/jpeg"/>
</draw:frame>
政府的战略是对乌克兰战略和重要产业中国家控制的国家控制权的最小化。</text:p>
      <text:p text:style-name="P4">
“今年我们有很多计划。 我们继续私有化和恢复性私有化。 我们将大多数国家拥有的企业转移到州财产基金。 我们正在制定一项管理企业的策略，这些企业已从子派中没收。”政府负责人指出。</text:p>
      <text:p text:style-name="P4">
此外，根据丹尼斯·施密历(Denis Schmigal)的说法，国家财产基金在国家管理企业管理中实施OECD原则。</text:p>
      <text:p text:style-name="P4">
去年，私有化总共使UAH 17亿纳入州预算。 SPFU的后期管理经济效应超过50亿。</text:p>
      <text:p text:style-name="P4">
<text:span text:style-name="T4">
来源</text:span>
：<text:span text:style-name="T5">
 <text:a xlink:type="simple" xlink:href="https://www.kmu.gov.ua/news/denys-shmyhal-bilshist-derzhavnykh-pidpryiemstv-budut-peredani-u-sferu-upravlinnia-fondu-derzhmaina" text:style-name="Internet_20_link" text:visited-style-name="Visited_20_Internet_20_Link">
政府门户</text:a>
</text:span>
</text:p>
      <text:p text:style-name="P4">
News Source: <text:a xlink:type="simple" xlink:href="https://armyinform.com.ua/2023/03/26/bilshist-derzhavnyh-pidpryyemstv-budut-peredani-do-sfery-upravlinnya-fondu-derzhmajna-denys-shmygal/" text:style-name="Internet_20_link" text:visited-style-name="Visited_20_Internet_20_Link">
https://armyinform.com.ua/2023/03/26/bilshist-derzhavnyh-pidpryyemstv-budut-peredani-do-sfery-upravlinnya-fondu-derzhmajna-denys-shmygal/</text:a>
</text:p>
      <!--NEWS-->
      <text:h text:style-name="P10" text:outline-level="1">
<text:span text:style-name="T4">
另一个减去660名乘员，15个坦克和15 BBM：每天失去敌人</text:span>
</text:h>
      <text:p text:style-name="P4">
作者: ['АРМІЯINFORM']</text:p>
      <text:p text:style-name="P4">
时间: 2023-03-26T64:00:00-04:00</text:p>
      <text:p text:style-name="P4">
描述: Zagalni Boyov，将敌人于02.24.22至03/26/23 Orintovo成为：...与乌克兰2022的战争，与乌克兰的最新新闻，今天与乌克兰的新闻战争，今天与乌克兰2022年的新闻战争，乌克兰会在乌克兰之间发生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3/vtraty_03-26-2023-scaled.jpg" text:style-name="Internet_20_link" text:visited-style-name="Visited_20_Internet_20_Link">
vtraty_03-26-2023-scaled.jpg</text:a>
']</text:p>
      <text:p text:style-name="P4">
标签: ['STOPRUSSIA', 'ВТРАТИ ВОРОГА', 'ВТРАТИ РФ']</text:p>
      <text:p text:style-name="P4">
类别: News</text:p>
      <!--METADATA-->
      <text:p text:style-name="P4">
<draw:frame draw:style-name="fr1" draw:name="Image45" text:anchor-type="as-char" svg:width="6.9236in" svg:height="6.975527in" draw:z-index="0">
<draw:image xlink:href="../Images/AРМІЯINFORM/2023-03-26T64-00-00-04-00/vtraty_03-26-2023-scaled.jpg" xlink:type="simple" xlink:show="embed" xlink:actuate="onLoad" draw:mime-type="image/jpeg"/>
</draw:frame>
敌人从24.02.22到26.03.23的总体战斗损失将分配给：</text:p>
      <text:p text:style-name="P4">
<text:span text:style-name="T4">
<text:span text:style-name="T5">
人员 -  </text:span>
* 170550(+660)淘汰的人</text:span>
<text:span text:style-name="T5">
坦克 -  </text:span>
<text:span text:style-name="T5">
 3595(+15)</text:span>
<text:span text:style-name="T4">
战斗装甲车 -  </text:span>
 6947(+15)<text:span text:style-name="T4">
<text:span text:style-name="T5">
炮兵系统 -  </text:span>
<text:span text:style-name="T5">
 2631(+8)</text:span>
 </text:span>
 rszv- <text:span text:style-name="T4">
 522(+2)</text:span>
<text:span text:style-name="T5">
防空 -  </text:span>
<text:span text:style-name="T5">
 277(+1)</text:span>
<text:span text:style-name="T4">
飞机 -  </text:span>
 305(0)<text:span text:style-name="T4">
<text:span text:style-name="T5">
直升机 -  </text:span>
* 291(0)</text:span>
<text:span text:style-name="T5">
无人机手术战术水平 -  </text:span>
<text:span text:style-name="T5">
 2216(+2)</text:span>
<text:span text:style-name="T4">
有翼的导弹 -  </text:span>
 911(0)<text:span text:style-name="T4">
<text:span text:style-name="T5">
船 /船 -  </text:span>
* 18(0)</text:span>
<text:span text:style-name="T5">
汽车设备和坦克 -  </text:span>
<text:span text:style-name="T5">
 5486(+3)</text:span>
<text:span text:style-name="T4">
特殊技术 -  </text:span>
 282(+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6.03.23。</text:p>
      <text:p text:style-name="P4">
News Source: <text:a xlink:type="simple" xlink:href="https://armyinform.com.ua/2023/03/26/shhe-minus-660-okupantiv-15-tankiv-ta-15-bbm-dobovi-vtraty-voroga/" text:style-name="Internet_20_link" text:visited-style-name="Visited_20_Internet_20_Link">
https://armyinform.com.ua/2023/03/26/shhe-minus-660-okupantiv-15-tankiv-ta-15-bbm-dobovi-vtraty-voroga/</text:a>
</text:p>
      <!--NEWS-->
      <text:h text:style-name="P10" text:outline-level="1">
<text:span text:style-name="T4">
在乌克兰的两个月内，国家秘书处记录了300多个网络攻击</text:span>
</text:h>
      <text:p text:style-name="P4">
作者: ['АРМІЯINFORM']</text:p>
      <text:p text:style-name="P4">
时间: 2023-03-26T65:00:00-04:00</text:p>
      <text:p text:style-name="P4">
描述: 同时，2023年的roku，乌里罗·罗科·罗斯·罗伦（Uriro Roko Roce Roolenne）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3/site000250.png" text:style-name="Internet_20_link" text:visited-style-name="Visited_20_Internet_20_Link">
site000250.png</text:a>
']</text:p>
      <text:p text:style-name="P4">
标签: ['ДЕРЖСПЕЦЗВ’ЯЗКУ', 'КІБЕРБЕЗПЕКА', 'КІБЕРЗЛОЧИНИ', 'ХАКЕРИ']</text:p>
      <text:p text:style-name="P4">
类别: News</text:p>
      <!--METADATA-->
      <text:p text:style-name="P4">
<draw:frame draw:style-name="fr1" draw:name="Image46" text:anchor-type="as-char" svg:width="6.9236in" svg:height="4.292632in" draw:z-index="0">
<draw:image xlink:href="../Images/AРМІЯINFORM/2023-03-26T65-00-00-04-00/site000250.png" xlink:type="simple" xlink:show="embed" xlink:actuate="onLoad" draw:mime-type="image/png"/>
</draw:frame>
在2023年1月至2023年2月，与国家秘书处合作的计算机紧急事件的政府响应团队曾在300多个网络核管工作中工作。 它几乎是去年相应时期的两倍，当时俄罗斯盛行大规模入侵，而黑客的活动异常高。</text:p>
      <text:p text:style-name="P4">
关于它<text:a xlink:type="simple" xlink:href="https://t.me/dsszzi_official/5647" text:style-name="Internet_20_link" text:visited-style-name="Visited_20_Internet_20_Link">
报告</text:a>
子宫内膜的国家秘书处。</text:p>
      <text:p text:style-name="P4">
消息写道：“在黑客的帮助下，俄罗斯正试图获取会议战争中可以建议的任何信息。”</text:p>
      <text:p text:style-name="P4">
<text:a xlink:type="simple" xlink:href="https://telegra.ph/file/1d07fbce81ccbefea3039.jpg" text:style-name="Internet_20_link" text:visited-style-name="Visited_20_Internet_20_Link">
</text:a>
根据专家的说法，2023年1月，网络票据的活动有所减少。 这可能与敌人的新年假期有关。 但是，Ulita黑客返回了通常的活动水平。</text:p>
      <text:p text:style-name="P4">
自今年年初以来，间谍攻击数量的增加已被强调维持不断访问组织。 即使是由俄罗斯黑客分发的中间软件也以数据收集和对设备的远程访问为主导。</text:p>
      <text:p text:style-name="P4">
“这可能是俄罗斯为长期战争做准备的迹象之一。 她试图获取任何可以偏爱公约反对我们国家的信息：从动员数据到披露西方武器后勤的秘密。”</text:p>
      <text:p text:style-name="P4">
News Source: <text:a xlink:type="simple" xlink:href="https://armyinform.com.ua/2023/03/26/za-dva-misyaczi-v-ukrayini-zafiksuvaly-ponad-300-kiberatak-derzhspeczzvyazku/" text:style-name="Internet_20_link" text:visited-style-name="Visited_20_Internet_20_Link">
https://armyinform.com.ua/2023/03/26/za-dva-misyaczi-v-ukrayini-zafiksuvaly-ponad-300-kiberatak-derzhspeczzvyazku/</text:a>
</text:p>
      <!--NEWS-->
      <text:h text:style-name="P10" text:outline-level="1">
<text:span text:style-name="T4">
在乌克兰沉默的时刻</text:span>
</text:h>
      <text:p text:style-name="P4">
作者: ['АРМІЯINFORM']</text:p>
      <text:p text:style-name="P4">
时间: 2023-03-26T6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47" text:anchor-type="as-char" svg:width="6.9236in" svg:height="3.895992in" draw:z-index="0">
<draw:image xlink:href="../Images/AРМІЯINFORM/2023-03-26T66-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3/26/v-ukrayini-hvylyna-movchannya/" text:style-name="Internet_20_link" text:visited-style-name="Visited_20_Internet_20_Link">
https://armyinform.com.ua/2023/03/26/v-ukrayini-hvylyna-movchannya/</text:a>
</text:p>
      <!--NEWS-->
      <text:h text:style-name="P10" text:outline-level="1">
<text:span text:style-name="T4">
俄罗斯人将因非法驱逐出境而受到惩罚</text:span>
</text:h>
      <text:p text:style-name="P4">
作者: ['АРМІЯINFORM']</text:p>
      <text:p text:style-name="P4">
时间: 2023-03-26T67:00:00-04:00</text:p>
      <text:p text:style-name="P4">
描述: Rosiyani愉快地嘲笑自己的杂质，Yakiki的中间是非法驱逐乌克兰人...与乌克兰2022年的战争，与乌克兰的最新消息，今天与乌克兰的新闻战争，今天与乌克兰2022年的新闻战争，乌克兰和俄罗斯和俄罗斯和俄罗斯和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1/dity-vijny.jpg" text:style-name="Internet_20_link" text:visited-style-name="Visited_20_Internet_20_Link">
dity-vijny.jpg</text:a>
']</text:p>
      <text:p text:style-name="P4">
标签: ['ВОЄННІ ЗЛОЧИНИ РФ', 'ДЕПОРТАЦІЯ УКРАЇНСЬКИХ ДІТЕЙ', 'МІНРЕІНТЕГРАЦІЇ']</text:p>
      <text:p text:style-name="P4">
类别: News</text:p>
      <!--METADATA-->
      <text:p text:style-name="P4">
<draw:frame draw:style-name="fr1" draw:name="Image48" text:anchor-type="as-char" svg:width="6.9236in" svg:height="4.615733in" draw:z-index="0">
<draw:image xlink:href="../Images/AРМІЯINFORM/2023-03-26T67-00-00-04-00/dity-vijny.jpg" xlink:type="simple" xlink:show="embed" xlink:actuate="onLoad" draw:mime-type="image/jpeg"/>
</draw:frame>
儿童 - 乌克兰战争。 说明性照片</text:p>
      <text:p text:style-name="P4">
俄罗斯人大胆地挥舞着他们的罪行，包括非法驱逐乌克兰儿童，尤其是孤儿，但必然会因其自己而受到惩罚。</text:p>
      <text:p text:style-name="P4">
这个<text:a xlink:type="simple" xlink:href="https://minre.gov.ua/2023/03/24/rosiyany-nahabno-hyzuyutsya-svoyimy-zlochynamy-ale-pokarannya-bude/" text:style-name="Internet_20_link" text:visited-style-name="Visited_20_Internet_20_Link">
注明</text:a>
Irina Vereshchuk，临时占领领土的重新融入的Viceremier-Minister。</text:p>
      <text:p text:style-name="P4">
“坦率地说，俄罗斯官员的行为使我感到震惊。 事实证明，他们对犯罪并不感到不舒服。 他们也大胆地摇摆。 我认为这是某种意识 - 向世界展示您的小人。 但是，如果没有惩罚，这一切都不会受到惩罚。” Irina Vereshchuk说。</text:p>
      <text:p text:style-name="P4">
她提醒乌克兰当局一再要求返回孤儿，但俄罗斯人阻止了被驱逐的孤儿的回归。 取而代之的是，俄罗斯儿童权利专员表现出了非法驱逐乌克兰的孤儿。</text:p>
      <text:p text:style-name="P4">
News Source: <text:a xlink:type="simple" xlink:href="https://armyinform.com.ua/2023/03/26/rosiyany-budut-pokarani-za-nezakonnu-deportacziyu-ukrayinskyh-ditej-minreintegracziyi/" text:style-name="Internet_20_link" text:visited-style-name="Visited_20_Internet_20_Link">
https://armyinform.com.ua/2023/03/26/rosiyany-budut-pokarani-za-nezakonnu-deportacziyu-ukrayinskyh-ditej-minreintegracziyi/</text:a>
</text:p>
      <!--NEWS-->
      <text:h text:style-name="P10" text:outline-level="1">
<text:span text:style-name="T4">
陆军飞机巧妙而连续地造成巨大损失的敌人-Alexander Sirsky</text:span>
</text:h>
      <text:p text:style-name="P4">
作者: ['АРМІЯINFORM']</text:p>
      <text:p text:style-name="P4">
时间: 2023-03-26T68:00:00-04:00</text:p>
      <text:p text:style-name="P4">
描述: Visakoska Zsu的指挥官Oleksandr Sirsky上校展示...与乌克兰2022年的战争，与乌克兰的最新新闻，今天与乌克兰2022年的新闻战争，乌克兰与乌克兰之间以及乌克兰之间的战争，以及与乌克兰之间的战争他们说，在2022年，无论是否有一年，是否会在不久的将来与乌克兰进行战争</text:p>
      <text:p text:style-name="P4">
图片: ['<text:a xlink:type="simple" xlink:href="https://armyinform.com.ua/wp-content/uploads/2023/03/img_6228-1.jpg" text:style-name="Internet_20_link" text:visited-style-name="Visited_20_Internet_20_Link">
img_6228-1.jpg</text:a>
']</text:p>
      <text:p text:style-name="P4">
标签: ['STOPRUSSIA', 'АРМІЙСЬКА АВІАЦІЯ', 'ОЛЕКСАНДР СИРСЬКИЙ']</text:p>
      <text:p text:style-name="P4">
类别: News</text:p>
      <!--METADATA-->
      <text:p text:style-name="P4">
<draw:frame draw:style-name="fr1" draw:name="Image49" text:anchor-type="as-char" svg:width="6.9236in" svg:height="4.615733in" draw:z-index="0">
<draw:image xlink:href="../Images/AРМІЯINFORM/2023-03-26T68-00-00-04-00/img_6228-1.jpg" xlink:type="simple" xlink:show="embed" xlink:actuate="onLoad" draw:mime-type="image/jpeg"/>
</draw:frame>
乌克兰武装部队乌克兰武装部队的陆军指挥官亚历山大·塞尔斯基上校展示了波罗斯军队在乌克兰东部的第16和18号军队航空旅的部队的工作。</text:p>
      <text:p text:style-name="P4">
他[发布]的视频(https://t.me/osirskiy/26)在他的电报频道中。</text:p>
      <text:p text:style-name="P4">
“在大规模入侵的早期，敌人预计将摧毁营养航空。 但是，即使在一年后，乌克兰直升机仍在任何需要的地方继续管理占领者。”</text:p>
      <text:p text:style-name="P4">
据他说，支持东方国防军的部队，我们的飞行员在战斗时会拆卸勇气和高技能。</text:p>
      <text:p text:style-name="P4">
“从天空中罢工是对拥有英勇前部的单位的重要火灾，道德和心理帮助。 尽管敌人防御了敌人的防空系统，但陆军飞机仍不断给敌人造成重大损失。”他的职位写道。</text:p>
      <text:p text:style-name="P4">
News Source: <text:a xlink:type="simple" xlink:href="https://armyinform.com.ua/2023/03/26/armijska-aviacziya-majsterno-ta-bezperervno-zavdaye-protyvnyku-znachnyh-vtrat-oleksandr-syrskyj/" text:style-name="Internet_20_link" text:visited-style-name="Visited_20_Internet_20_Link">
https://armyinform.com.ua/2023/03/26/armijska-aviacziya-majsterno-ta-bezperervno-zavdaye-protyvnyku-znachnyh-vtrat-oleksandr-syrskyj/</text:a>
</text:p>
      <!--NEWS-->
      <text:h text:style-name="P10" text:outline-level="1">
<text:span text:style-name="T4">
武装部队的指挥官 - 主持人向国民卫队表示祝贺</text:span>
</text:h>
      <text:p text:style-name="P4">
作者: ['АРМІЯINFORM']</text:p>
      <text:p text:style-name="P4">
时间: 2023-03-26T69:00:00-04:00</text:p>
      <text:p text:style-name="P4">
描述: ZSU Golovokmandavach将军Valeriy Zalugovye Voyniv IZ在国民下午...与乌克兰2022年的战争，与乌克兰的最新新闻，今天与乌克兰的新闻战争，今天与乌克兰2022年的新闻战争，乌克兰和俄罗斯之间的战争将与乌克兰和俄罗斯之间的战争他们说，乌克兰在2022年将是与乌克兰的战争</text:p>
      <text:p text:style-name="P4">
图片: ['<text:a xlink:type="simple" xlink:href="https://armyinform.com.ua/wp-content/uploads/2023/03/2a56c0-e1679815644518.png" text:style-name="Internet_20_link" text:visited-style-name="Visited_20_Internet_20_Link">
2a56c0-e1679815644518.png</text:a>
']</text:p>
      <text:p text:style-name="P4">
标签: ['ГОЛОВНОКОМАНДУВАЧ ЗБРОЙНИХ СИЛ УКРАЇНИ']</text:p>
      <text:p text:style-name="P4">
类别: News</text:p>
      <!--METADATA-->
      <text:p text:style-name="P4">
<draw:frame draw:style-name="fr1" draw:name="Image50" text:anchor-type="as-char" svg:width="6.9236in" svg:height="3.941904in" draw:z-index="0">
<draw:image xlink:href="../Images/AРМІЯINFORM/2023-03-26T69-00-00-04-00/2a56c0-e1679815644518.png" xlink:type="simple" xlink:show="embed" xlink:actuate="onLoad" draw:mime-type="image/png"/>
</draw:frame>
<text:span text:style-name="T4">
指挥官 - 武装部队总司令(https://t.me/CinCAFU/429)乌克兰国民警卫队日的士兵：</text:span>
</text:p>
      <text:p text:style-name="P4">
«亲爱的武器!荣誉，勇气，法律是团结国民警卫队的概念。 您不仅是法律，命令和安全。</text:p>
      <text:p text:style-name="P4">
每天在战场上，您都会表演壮举，表明塔克兰人誓言的忠诚不只是空白的话。 您表现出极大的勇气稳定性。 以您自己的生活为代价，您为每个乌克兰人选择自由。</text:p>
      <text:p text:style-name="P4">
从乌克兰的武装部队开始，从俄罗斯侵略的头几天开始，您将在战线最复杂的地区成为英勇的。 肩膀上的肩膀。 正是由于我们的相互依存和奉献精神，我们是无敌的。</text:p>
      <text:p text:style-name="P4">
<text:span text:style-name="T4">
国民警卫队节快乐!荣耀乌克兰!”  -  </text:span>
这是消息中。</text:p>
      <text:p text:style-name="P4">
News Source: <text:a xlink:type="simple" xlink:href="https://armyinform.com.ua/2023/03/26/golovnokomanduvach-zsu-pryvitav-naczgvardijcziv-iz-profesijnym-svyatom/" text:style-name="Internet_20_link" text:visited-style-name="Visited_20_Internet_20_Link">
https://armyinform.com.ua/2023/03/26/golovnokomanduvach-zsu-pryvitav-naczgvardijcziv-iz-profesijnym-svyatom/</text:a>
</text:p>
      <!--NEWS-->
      <text:h text:style-name="P10" text:outline-level="1">
<text:span text:style-name="T4">
截至3月26日上午，由于俄罗斯袭击，5名平民被杀，25人受伤</text:span>
</text:h>
      <text:p text:style-name="P4">
作者: ['АРМІЯINFORM']</text:p>
      <text:p text:style-name="P4">
时间: 2023-03-26T70:00:00-04:00</text:p>
      <text:p text:style-name="P4">
描述: 26 Nadani Situynim在乌克兰国防的迷你中心背后的桦木，...与乌克兰2022年的战争，与乌克兰的最新新闻，今天与乌克兰2022年的新闻战争，乌克兰和乌克兰之间的战争，将在乌克兰和乌克兰之间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3/photo_5260436460962694152_x.jpg" text:style-name="Internet_20_link" text:visited-style-name="Visited_20_Internet_20_Link">
photo_5260436460962694152_x.jpg</text:a>
']</text:p>
      <text:p text:style-name="P4">
标签: ['MILITARY MEDIA CENTER', 'STOPRUSSIA', 'АГРЕСІЯ РФ', 'ВТОРГНЕННЯ РФ', 'МІНІСТЕРСТВО ОБОРОНИ УКРАЇНИ']</text:p>
      <text:p text:style-name="P4">
类别: News</text:p>
      <!--METADATA-->
      <text:p text:style-name="P4">
<draw:frame draw:style-name="fr1" draw:name="Image51" text:anchor-type="as-char" svg:width="6.9236in" svg:height="5.036919in" draw:z-index="0">
<draw:image xlink:href="../Images/AРМІЯINFORM/2023-03-26T70-00-00-04-00/photo_5260436460962694152_x.jpg" xlink:type="simple" xlink:show="embed" xlink:actuate="onLoad" draw:mime-type="image/jpeg"/>
</draw:frame>
3月26日，在乌克兰国防部的情境中心，俄罗斯军队在最后一天解雇了乌克兰8地区的领土。</text:p>
      <text:p text:style-name="P4">
关于它<text:a xlink:type="simple" xlink:href="https://t.me/militarymediacenter/1539" text:style-name="Internet_20_link" text:visited-style-name="Visited_20_Internet_20_Link">
报告</text:a>
军事媒体中心。</text:p>
      <text:p text:style-name="P4">
通常，来自不同类型的武器(迫击炮，坦克，炮兵，RSZV，S-300 ZRC，Lannta UAV，战术航空)火洞在132个居住地被开火，并确认了63个基础设施对象。 有5人丧生，25人受伤。</text:p>
      <text:p text:style-name="P4">
News Source: <text:a xlink:type="simple" xlink:href="https://armyinform.com.ua/2023/03/26/stanom-na-ranok-26-bereznya-v-rezultati-rosijskyh-atak-zagynulo-5-czyvilnyh-ta-25-otrymaly-poranennya/" text:style-name="Internet_20_link" text:visited-style-name="Visited_20_Internet_20_Link">
https://armyinform.com.ua/2023/03/26/stanom-na-ranok-26-bereznya-v-rezultati-rosijskyh-atak-zagynulo-5-czyvilnyh-ta-25-otrymaly-poranennya/</text:a>
</text:p>
      <!--NEWS-->
      <text:h text:style-name="P10" text:outline-level="1">
<text:span text:style-name="T4">
俄罗斯联合会在黑海中拥有两个火箭发射器，其中八个“口径”</text:span>
</text:h>
      <text:p text:style-name="P4">
作者: ['АРМІЯINFORM']</text:p>
      <text:p text:style-name="P4">
时间: 2023-03-26T71:00:00-04:00</text:p>
      <text:p text:style-name="P4">
描述: Boyal Cherguvanni的Chorny Morg的26 Birch村是10 Poros ...与乌克兰2022的战争，与乌克兰的战争是今天的最新消息，今天与乌克兰2022年的新闻战，今天将发生战争，将在乌克兰和俄罗斯，当与乌克兰的战争将在2022年，他们会在不久的将来与乌克兰发生战争，他们说，与乌克兰的战争，今天的乌克兰新闻，乌克兰的新闻，乌克兰的乌克兰媒体新闻</text:p>
      <text:p text:style-name="P4">
图片: ['<text:a xlink:type="simple" xlink:href="https://armyinform.com.ua/wp-content/uploads/2023/03/pidvodnyj-choven-kalibry-2.jpg" text:style-name="Internet_20_link" text:visited-style-name="Visited_20_Internet_20_Link">
pidvodnyj-choven-kalibry-2.jpg</text:a>
']</text:p>
      <text:p text:style-name="P4">
标签: ['ВМС', 'КАЛІБР', 'ЧОРНЕ МОРЕ']</text:p>
      <text:p text:style-name="P4">
类别: News</text:p>
      <!--METADATA-->
      <text:p text:style-name="P4">
<draw:frame draw:style-name="fr1" draw:name="Image52" text:anchor-type="as-char" svg:width="6.9236in" svg:height="4.366107in" draw:z-index="0">
<draw:image xlink:href="../Images/AРМІЯINFORM/2023-03-26T71-00-00-04-00/pidvodnyj-choven-kalibry-2.jpg" xlink:type="simple" xlink:show="embed" xlink:actuate="onLoad" draw:mime-type="image/jpeg"/>
</draw:frame>
截至3月26日，黑海有10艘精美的船只，其中2艘是机芯翼导弹的载体，总齐射的船只最多可达8条小径。</text:p>
      <text:p text:style-name="P4">
关于它<text:a xlink:type="simple" xlink:href="https://www.facebook.com/plugins/post.php" text:style-name="Internet_20_link" text:visited-style-name="Visited_20_Internet_20_Link">
报告</text:a>
武装部队海军的新闻服务。</text:p>
      <text:p text:style-name="P4">
海中有2艘敌船。 在地中海中，多达7个敌对的熊，其中3枚有翼的导弹“机芯”，一个凌空抽射 - 最多20枚火箭；</text:p>
      <text:p text:style-name="P4">
在白天，为了俄罗斯联邦的利益，制造了凯奇 - 元海峡的通过：</text:p>
      <text:p text:style-name="P4">
<text:span text:style-name="T5">
到Azov Sea -9艘船，其中3艘船沿Bosphorus海峡的方向继续前进； </text:span>
到黑海-34艘船，其中5艘继续沿Bosphorus的方向运动。</text:p>
      <text:p text:style-name="P4">
值得注意的是，俄罗斯联邦继续违反《 1974年海洋生命国际公约》。(Solas)通过关闭自动识别系统(AIS)，在亚佐夫海的民用船上。</text:p>
      <text:p text:style-name="P4">
News Source: <text:a xlink:type="simple" xlink:href="https://armyinform.com.ua/2023/03/26/rf-trymaye-u-chornomu-mori-dva-raketonosiyi-z-vismoma-kalibramy/" text:style-name="Internet_20_link" text:visited-style-name="Visited_20_Internet_20_Link">
https://armyinform.com.ua/2023/03/26/rf-trymaye-u-chornomu-mori-dva-raketonosiyi-z-vismoma-kalibramy/</text:a>
</text:p>
      <!--NEWS-->
      <text:h text:style-name="P10" text:outline-level="1">
<text:span text:style-name="T4">
国民警卫队总统：您是乌克兰国防的关键要素之一</text:span>
</text:h>
      <text:p text:style-name="P4">
作者: ['АРМІЯINFORM']</text:p>
      <text:p text:style-name="P4">
时间: 2023-03-26T72:00:00-04:00</text:p>
      <text:p text:style-name="P4">
描述: 乌克兰总统沃罗迪米尔·泽伦斯基（Volodymyr Zelensky），tsgvardiziv iz国民日...与乌克兰2022年的战争，与乌克兰与乌克兰的最新新闻战争，今天与乌克兰2022年的新闻战争，乌克兰和俄罗斯之间的战争以及与乌克兰的战争将在他们说，在2022年，他们是否在不久的将来与乌克兰进行战争</text:p>
      <text:p text:style-name="P4">
图片: ['<text:a xlink:type="simple" xlink:href="https://armyinform.com.ua/wp-content/uploads/2023/03/photo_5260574995132826839_y.jpg" text:style-name="Internet_20_link" text:visited-style-name="Visited_20_Internet_20_Link">
photo_5260574995132826839_y.jpg</text:a>
', '<text:a xlink:type="simple" xlink:href="https://armyinform.com.ua/wp-content/uploads/2023/03/photo_5260574995132826845_y-150x150.jpg" text:style-name="Internet_20_link" text:visited-style-name="Visited_20_Internet_20_Link">
photo_5260574995132826845_y-150x150.jpg</text:a>
', '<text:a xlink:type="simple" xlink:href="https://armyinform.com.ua/wp-content/uploads/2023/03/photo_5260574995132826838_y-150x150.jpg" text:style-name="Internet_20_link" text:visited-style-name="Visited_20_Internet_20_Link">
photo_5260574995132826838_y-150x150.jpg</text:a>
', '<text:a xlink:type="simple" xlink:href="https://armyinform.com.ua/wp-content/uploads/2023/03/photo_5260574995132826841_y-150x150.jpg" text:style-name="Internet_20_link" text:visited-style-name="Visited_20_Internet_20_Link">
photo_5260574995132826841_y-150x150.jpg</text:a>
', '<text:a xlink:type="simple" xlink:href="https://armyinform.com.ua/wp-content/uploads/2023/03/photo_5260574995132826843_y-150x150.jpg" text:style-name="Internet_20_link" text:visited-style-name="Visited_20_Internet_20_Link">
photo_5260574995132826843_y-150x150.jpg</text:a>
']</text:p>
      <text:p text:style-name="P4">
标签: ['STOPRUSSIA', 'ВОЛОДИМИР ЗЕЛЕНСЬКИЙ', 'ПРИВІТАННЯ']</text:p>
      <text:p text:style-name="P4">
类别: News</text:p>
      <!--METADATA-->
      <text:p text:style-name="P4">
<draw:frame draw:style-name="fr1" draw:name="Image53" text:anchor-type="as-char" svg:width="6.9236in" svg:height="4.615733in" draw:z-index="0">
<draw:image xlink:href="../Images/AРМІЯINFORM/2023-03-26T72-00-00-04-00/photo_5260574995132826839_y.jpg" xlink:type="simple" xlink:show="embed" xlink:actuate="onLoad" draw:mime-type="image/jpeg"/>
</draw:frame>
乌克兰沃迪米尔·泽伦斯基(Ukraine Volodymyr Zelensky)总统向国民警卫表示祝贺，并感谢他们的服务和钢铁。</text:p>
      <text:p text:style-name="P4">
国家元首<text:a xlink:type="simple" xlink:href="https://t.me/V_Zelenskiy_official/5640" text:style-name="Internet_20_link" text:visited-style-name="Visited_20_Internet_20_Link">
写</text:a>
我可以有电报。</text:p>
      <text:p text:style-name="P4">
消息中说：“乌克兰国民警卫队已成为我们国家一般保护体系的关键要素之一，这不允许敌人克服乌克兰。”</text:p>
      <text:p text:style-name="P4">
<text:a xlink:type="simple" xlink:href="https://armyinform.com.ua/wp-content/uploads/2023/03/photo_5260574995132826845_y.jpg" text:style-name="Internet_20_link" text:visited-style-name="Visited_20_Internet_20_Link">
!(Images/AРМІЯINFORM/2023-03-26T72-00-00-04-00/photo_5260574995132826845_y-150x150.jpg)</text:a>
</text:p>
      <text:p text:style-name="P4">
<text:a xlink:type="simple" xlink:href="https://armyinform.com.ua/wp-content/uploads/2023/03/photo_5260574995132826838_y.jpg" text:style-name="Internet_20_link" text:visited-style-name="Visited_20_Internet_20_Link">
<draw:frame draw:style-name="fr1" draw:name="Image54" text:anchor-type="as-char" svg:width="6.9236in" svg:height="6.9236in" draw:z-index="0">
<draw:image xlink:href="../Images/AРМІЯINFORM/2023-03-26T72-00-00-04-00/photo_5260574995132826838_y-150x150.jpg" xlink:type="simple" xlink:show="embed" xlink:actuate="onLoad" draw:mime-type="image/jpeg"/>
</draw:frame>
</text:a>
</text:p>
      <text:p text:style-name="P4">
<text:a xlink:type="simple" xlink:href="https://armyinform.com.ua/wp-content/uploads/2023/03/photo_5260574995132826841_y.jpg" text:style-name="Internet_20_link" text:visited-style-name="Visited_20_Internet_20_Link">
<draw:frame draw:style-name="fr1" draw:name="Image55" text:anchor-type="as-char" svg:width="6.9236in" svg:height="6.9236in" draw:z-index="0">
<draw:image xlink:href="../Images/AРМІЯINFORM/2023-03-26T72-00-00-04-00/photo_5260574995132826841_y-150x150.jpg" xlink:type="simple" xlink:show="embed" xlink:actuate="onLoad" draw:mime-type="image/jpeg"/>
</draw:frame>
</text:a>
</text:p>
      <text:p text:style-name="P4">
<text:a xlink:type="simple" xlink:href="https://armyinform.com.ua/wp-content/uploads/2023/03/photo_5260574995132826843_y.jpg" text:style-name="Internet_20_link" text:visited-style-name="Visited_20_Internet_20_Link">
<draw:frame draw:style-name="fr1" draw:name="Image56" text:anchor-type="as-char" svg:width="6.9236in" svg:height="6.9236in" draw:z-index="0">
<draw:image xlink:href="../Images/AРМІЯINFORM/2023-03-26T72-00-00-04-00/photo_5260574995132826843_y-150x150.jpg" xlink:type="simple" xlink:show="embed" xlink:actuate="onLoad" draw:mime-type="image/jpeg"/>
</draw:frame>
</text:a>
他回忆说，从2月24日的前几分钟开始，在唐巴斯战争的几年中，国民警卫表明了真正的乌克兰力量，竭尽所能保持我们的州。</text:p>
      <text:p text:style-name="P4">
“谢谢您的服务和钢铁!”  - 国家元首。</text:p>
      <text:p text:style-name="P4">
News Source: <text:a xlink:type="simple" xlink:href="https://armyinform.com.ua/2023/03/26/prezydent-u-den-naczionalnoyi-gvardiyi-vy-odyn-iz-klyuchovyh-elementiv-zahystu-ukrayiny/" text:style-name="Internet_20_link" text:visited-style-name="Visited_20_Internet_20_Link">
https://armyinform.com.ua/2023/03/26/prezydent-u-den-naczionalnoyi-gvardiyi-vy-odyn-iz-klyuchovyh-elementiv-zahystu-ukrayiny/</text:a>
</text:p>
      <!--NEWS-->
      <text:h text:style-name="P10" text:outline-level="1">
<text:span text:style-name="T4">
国际希腊罗马摔跤比赛的Arturo Arturoev Artoroaev-Champion</text:span>
</text:h>
      <text:p text:style-name="P4">
作者: ['АРМІЯINFORM']</text:p>
      <text:p text:style-name="P4">
时间: 2023-03-26T73:00:00-04:00</text:p>
      <text:p text:style-name="P4">
描述: 乌克兰ZSKOSARY ARTHUR POLIBAV的中央体育俱乐部的代表，曾在...与乌克兰2022年的战争中成为冠军，今天与乌克兰的最新新闻，《与乌克兰的新闻》 2022年最后一次与乌克兰的新闻战争，乌克兰和俄罗斯之间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3/4a54e14ba3843c13a6d8b907fa12f2ea.jpg" text:style-name="Internet_20_link" text:visited-style-name="Visited_20_Internet_20_Link">
4a54e14ba3843c13a6d8b907fa12f2ea.jpg</text:a>
', '<text:a xlink:type="simple" xlink:href="https://armyinform.com.ua/wp-content/uploads/2023/03/337168121_938816247556486_640920614998143540_n.jpg-e1679815244421.webp" text:style-name="Internet_20_link" text:visited-style-name="Visited_20_Internet_20_Link">
337168121_938816247556486_640920614998143540_n.jpg-e1679815244421.webp</text:a>
']</text:p>
      <text:p text:style-name="P4">
标签: ['АРМІЙСЬКИЙ СПОРТ', 'ГРЕКО-РИМСЬКА БОРОТЬБА']</text:p>
      <text:p text:style-name="P4">
类别: News</text:p>
      <!--METADATA-->
      <text:p text:style-name="P4">
<draw:frame draw:style-name="fr1" draw:name="Image57" text:anchor-type="as-char" svg:width="6.9236in" svg:height="4.058923in" draw:z-index="0">
<draw:image xlink:href="../Images/AРМІЯINFORM/2023-03-26T73-00-00-04-00/4a54e14ba3843c13a6d8b907fa12f2ea.jpg" xlink:type="simple" xlink:show="embed" xlink:actuate="onLoad" draw:mime-type="image/jpeg"/>
</draw:frame>
乌克兰武装部队中央体育俱乐部的代表在纽卡特·福特拉(Newcobbing Faltera)的国际战斗锦标赛上(丹麦).</text:p>
      <text:p text:style-name="P4">
Про це<text:a xlink:type="simple" xlink:href="https://www.facebook.com/plugins/post.php" text:style-name="Internet_20_link" text:visited-style-name="Visited_20_Internet_20_Link">
повідомляє</text:a>
武装部队的中央体育俱乐部。</text:p>
      <text:p text:style-name="P4">
Greco-Roman Style Fighter是重量类别中的第一个高达67公斤。</text:p>
      <text:p text:style-name="P4">
Maxim Yevtushenko的陆军赢得了银牌，并成为高达72公斤重量的副工人。</text:p>
      <text:p text:style-name="P4">
<draw:frame draw:style-name="fr1" draw:name="Image58" text:anchor-type="as-char" svg:width="6.9236in" svg:height="6.280424in" draw:z-index="0">
<draw:image xlink:href="../ConvertedIMGs/AРМІЯINFORM/2023-03-26T73-00-00-04-00/337168121_938816247556486_640920614998143540_n.jpg-e1679815244421.png" xlink:type="simple" xlink:show="embed" xlink:actuate="onLoad" draw:mime-type="image/png"/>
</draw:frame>
</text:p>
      <text:p text:style-name="P4">
News Source: <text:a xlink:type="simple" xlink:href="https://armyinform.com.ua/2023/03/26/armiyecz-artur-politayev-chempion-mizhnarodnogo-turniru-z-greko-rymskoyi-borotby/" text:style-name="Internet_20_link" text:visited-style-name="Visited_20_Internet_20_Link">
https://armyinform.com.ua/2023/03/26/armiyecz-artur-politayev-chempion-mizhnarodnogo-turniru-z-greko-rymskoyi-borotby/</text:a>
</text:p>
      <!--NEWS-->
      <text:h text:style-name="P10" text:outline-level="1">
<text:span text:style-name="T4">
RF军事犯罪：乌克兰已注册了7.6万起案件</text:span>
</text:h>
      <text:p text:style-name="P4">
作者: ['АРМІЯINFORM']</text:p>
      <text:p text:style-name="P4">
时间: 2023-03-26T74:00:00-04:00</text:p>
      <text:p text:style-name="P4">
描述: 乌克兰Posemelas和Coarsenty和Doch的Ofic Officeal ...与乌克兰2022年的战争，与乌克兰的最新新闻，今天与乌克兰2022年的新闻战争，今天将在乌克兰和俄罗斯之间发动战争他们会说，是否会在不久的将来与乌克兰进行战争，他们说，与乌克兰的战争，今天的乌克兰新闻，乌克兰的新闻，乌克兰的新闻</text:p>
      <text:p text:style-name="P4">
图片: ['<text:a xlink:type="simple" xlink:href="https://armyinform.com.ua/wp-content/uploads/2023/03/photo_5260441232671360411_y.jpg" text:style-name="Internet_20_link" text:visited-style-name="Visited_20_Internet_20_Link">
photo_5260441232671360411_y.jpg</text:a>
', '<text:a xlink:type="simple" xlink:href="https://armyinform.com.ua/wp-content/uploads/2023/03/photo_5260441232671360412_y.jpg" text:style-name="Internet_20_link" text:visited-style-name="Visited_20_Internet_20_Link">
photo_5260441232671360412_y.jpg</text:a>
']</text:p>
      <text:p text:style-name="P4">
标签: ['STOPRUSSIA', 'ВОЄННІ ЗЛОЧИНИ РФ', 'ОФІС ГЕНЕРАЛЬНОГО ПРОКУРОРА УКРАЇНИ']</text:p>
      <text:p text:style-name="P4">
类别: News</text:p>
      <!--METADATA-->
      <text:p text:style-name="P4">
<draw:frame draw:style-name="fr1" draw:name="Image59" text:anchor-type="as-char" svg:width="6.9236in" svg:height="4.447316in" draw:z-index="0">
<draw:image xlink:href="../Images/AРМІЯINFORM/2023-03-26T74-00-00-04-00/photo_5260441232671360411_y.jpg" xlink:type="simple" xlink:show="embed" xlink:actuate="onLoad" draw:mime-type="image/jpeg"/>
</draw:frame>
乌克兰检察长办公室<text:a xlink:type="simple" xlink:href="https://t.me/pgo_gov_ua/10344" text:style-name="Internet_20_link" text:visited-style-name="Visited_20_Internet_20_Link">
报告</text:a>
关于在俄罗斯联邦对乌克兰的大规模侵略期间犯下的犯罪犯罪。</text:p>
      <text:p text:style-name="P4">
<text:span text:style-name="T4">
截至26 </text:span>
 <text:span text:style-name="T4">
 3月</text:span>
注册：</text:p>
      <ul>
        <li>
76 518军事犯罪， * 16 885针对乌克兰国家安全的罪行。</li>
      </ul>
      <text:p text:style-name="P4">
此外，根据少年检察官的官方数据，<text:span text:style-name="T4">
 1407名因俄罗斯侵略而成为</text:span>
，包括：</text:p>
      <ul>
        <li>
465-儿童被杀， * 942-儿童因严重程度的不同程度受伤。</li>
      </ul>
      <text:p text:style-name="P4">
该部门强调，这些数字不是最终的，因为在暂时占据的有形领土上的积极战斗场所的安装中继续进行工作。</text:p>
      <text:p text:style-name="P4">
<draw:frame draw:style-name="fr1" draw:name="Image60" text:anchor-type="as-char" svg:width="6.9236in" svg:height="4.447316in" draw:z-index="0">
<draw:image xlink:href="../Images/AРМІЯINFORM/2023-03-26T74-00-00-04-00/photo_5260441232671360412_y.jpg" xlink:type="simple" xlink:show="embed" xlink:actuate="onLoad" draw:mime-type="image/jpeg"/>
</draw:frame>
</text:p>
      <text:p text:style-name="P4">
News Source: <text:a xlink:type="simple" xlink:href="https://armyinform.com.ua/2023/03/26/voyenni-zlochyny-rf-v-ukrayini-zareyestrovano-ponad-76-tysyachi-vypadkiv/" text:style-name="Internet_20_link" text:visited-style-name="Visited_20_Internet_20_Link">
https://armyinform.com.ua/2023/03/26/voyenni-zlochyny-rf-v-ukrayini-zareyestrovano-ponad-76-tysyachi-vypadkiv/</text:a>
</text:p>
      <!--NEWS-->
      <text:h text:style-name="P10" text:outline-level="1">
<text:span text:style-name="T4">
“您的壮举激发了所有乌克兰”：Alexei Reznikov授予了国民警卫队</text:span>
</text:h>
      <text:p text:style-name="P4">
作者: ['АРМІЯINFORM']</text:p>
      <text:p text:style-name="P4">
时间: 2023-03-26T75:00:00-04:00</text:p>
      <text:p text:style-name="P4">
描述: 国民警卫日，乌克兰Oleksii Reznikov的明斯特罗防御，通过...与乌克兰2022的战争，与乌克兰的最新新闻，今天与乌克兰的新闻，今天与乌克兰的新闻战争，今天上次与乌克兰的新闻战争，乌克兰和俄罗斯之间以及俄罗斯和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337374532_145452635125863_3500600308633921344_n.jpg" text:style-name="Internet_20_link" text:visited-style-name="Visited_20_Internet_20_Link">
337374532_145452635125863_3500600308633921344_n.jpg</text:a>
', '<text:a xlink:type="simple" xlink:href="https://armyinform.com.ua/wp-content/uploads/2023/03/337517191_703574231551402_3484349942885362748_n-150x150.jpg" text:style-name="Internet_20_link" text:visited-style-name="Visited_20_Internet_20_Link">
337517191_703574231551402_3484349942885362748_n-150x150.jpg</text:a>
', '<text:a xlink:type="simple" xlink:href="https://armyinform.com.ua/wp-content/uploads/2023/03/337290706_932108741273049_6040258440897154444_n-150x150.jpg" text:style-name="Internet_20_link" text:visited-style-name="Visited_20_Internet_20_Link">
337290706_932108741273049_6040258440897154444_n-150x150.jpg</text:a>
', '<text:a xlink:type="simple" xlink:href="https://armyinform.com.ua/wp-content/uploads/2023/03/337528073_217031364242485_4792924020859420890_n-150x150.jpg" text:style-name="Internet_20_link" text:visited-style-name="Visited_20_Internet_20_Link">
337528073_217031364242485_4792924020859420890_n-150x150.jpg</text:a>
']</text:p>
      <text:p text:style-name="P4">
标签: ['STOPRUSSIA', 'МІНІСТР ОБОРОНИ УКРАЇНИ ОЛЕКСІЙ РЕЗНІКОВ', 'НАГОРОДЖЕННЯ ВІЙСЬКОВОСЛУЖБОВЦІВ']</text:p>
      <text:p text:style-name="P4">
类别: News</text:p>
      <!--METADATA-->
      <text:p text:style-name="P4">
<draw:frame draw:style-name="fr1" draw:name="Image61" text:anchor-type="as-char" svg:width="6.9236in" svg:height="4.615733in" draw:z-index="0">
<draw:image xlink:href="../Images/AРМІЯINFORM/2023-03-26T75-00-00-04-00/337374532_145452635125863_3500600308633921344_n.jpg" xlink:type="simple" xlink:show="embed" xlink:actuate="onLoad" draw:mime-type="image/jpeg"/>
</draw:frame>
乌克兰奥利克斯·雷兹尼科夫国防部的国防部长在乌克兰国民警卫队当天，他击退了勇士。</text:p>
      <text:p text:style-name="P4">
他<text:a xlink:type="simple" xlink:href="https://www.facebook.com/plugins/post.php" text:style-name="Internet_20_link" text:visited-style-name="Visited_20_Internet_20_Link">
报告</text:a>
在Facebook上。</text:p>
      <text:p text:style-name="P4">
“荣誉。 勇气。 法律。</text:p>
      <text:p text:style-name="P4">
乌克兰民族卫队和NSU军事人员的勇气，持续的斗争，不幸的是，他们的生活付出了代价，证明了他们对口号充分回应。”他的帖子写道。</text:p>
      <text:p text:style-name="P4">
<text:a xlink:type="simple" xlink:href="https://armyinform.com.ua/wp-content/uploads/2023/03/337517191_703574231551402_3484349942885362748_n.jpg" text:style-name="Internet_20_link" text:visited-style-name="Visited_20_Internet_20_Link">
!(Images/AРМІЯINFORM/2023-03-26T75-00-00-04-00/337517191_703574231551402_3484349942885362748_n-150x150.jpg)</text:a>
</text:p>
      <text:p text:style-name="P4">
<text:a xlink:type="simple" xlink:href="https://armyinform.com.ua/wp-content/uploads/2023/03/337290706_932108741273049_6040258440897154444_n.jpg" text:style-name="Internet_20_link" text:visited-style-name="Visited_20_Internet_20_Link">
<draw:frame draw:style-name="fr1" draw:name="Image62" text:anchor-type="as-char" svg:width="6.9236in" svg:height="6.9236in" draw:z-index="0">
<draw:image xlink:href="../Images/AРМІЯINFORM/2023-03-26T75-00-00-04-00/337290706_932108741273049_6040258440897154444_n-150x150.jpg" xlink:type="simple" xlink:show="embed" xlink:actuate="onLoad" draw:mime-type="image/jpeg"/>
</draw:frame>
</text:a>
</text:p>
      <text:p text:style-name="P4">
<text:a xlink:type="simple" xlink:href="https://armyinform.com.ua/wp-content/uploads/2023/03/337528073_217031364242485_4792924020859420890_n.jpg" text:style-name="Internet_20_link" text:visited-style-name="Visited_20_Internet_20_Link">
<draw:frame draw:style-name="fr1" draw:name="Image63" text:anchor-type="as-char" svg:width="6.9236in" svg:height="6.9236in" draw:z-index="0">
<draw:image xlink:href="../Images/AРМІЯINFORM/2023-03-26T75-00-00-04-00/337528073_217031364242485_4792924020859420890_n-150x150.jpg" xlink:type="simple" xlink:show="embed" xlink:actuate="onLoad" draw:mime-type="image/jpeg"/>
</draw:frame>
</text:a>
Alexei Reznikov指出，NSU单位与所有国防军一起在整个前线工作。</text:p>
      <text:p text:style-name="P4">
“捍卫者和捍卫者，您的日常利用激发了乌克兰的全部灵感!就个人!荣耀乌克兰!” 国防部长说。</text:p>
      <text:p text:style-name="P4">
News Source: <text:a xlink:type="simple" xlink:href="https://armyinform.com.ua/2023/03/26/vashi-podvygy-nadyhayut-vsyu-ukrayinu-oleksij-reznikov-nagorodyv-ukrayinskyh-naczgvardijcziv/" text:style-name="Internet_20_link" text:visited-style-name="Visited_20_Internet_20_Link">
https://armyinform.com.ua/2023/03/26/vashi-podvygy-nadyhayut-vsyu-ukrayinu-oleksij-reznikov-nagorodyv-ukrayinskyh-naczgvardijcziv/</text:a>
</text:p>
      <!--NEWS-->
      <text:h text:style-name="P10" text:outline-level="1">
<text:span text:style-name="T4">
乌克兰设法释放出军队的囚禁，俄罗斯联邦发起了刑事案件 - 协调总部</text:span>
</text:h>
      <text:p text:style-name="P4">
作者: ['АРМІЯINFORM']</text:p>
      <text:p text:style-name="P4">
时间: 2023-03-26T76:00:00-04:00</text:p>
      <text:p text:style-name="P4">
描述: Horodo Polozhoy Polopona Zvilnya vissysovo服务，Yaki可以成为Bouti ...与乌克兰2022年的战争，与乌克兰的最新新闻，今天与乌克兰2022年与乌克兰2022年进行战争，乌克兰和俄罗斯之间的战争将在乌克兰和俄罗斯之间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64" text:anchor-type="as-char" svg:width="6.9236in" svg:height="4.569576in" draw:z-index="0">
<draw:image xlink:href="../Images/AРМІЯINFORM/2023-03-26T76-00-00-04-00/photo_2022-12-27_16-19-39.jpg" xlink:type="simple" xlink:show="embed" xlink:actuate="onLoad" draw:mime-type="image/jpeg"/>
</draw:frame>
说明性照片</text:p>
      <text:p text:style-name="P4">
乌克兰从敌对的囚禁中释放服务人员，他们在国家信息局以不同的范围占(笔尖)或在军事部分。 至于法院法院在俄罗斯联合会违反刑事诉讼的辩护者 - 此类军人也能够返回。</text:p>
      <text:p text:style-name="P4">
关于它<text:a xlink:type="simple" xlink:href="https://t.me/Koord_shtab/735" text:style-name="Internet_20_link" text:visited-style-name="Visited_20_Internet_20_Link">
一个正在说话</text:a>
在捍卫者的在线会议上，一个单独的飞行器旅的辩护人在询问战俘的询问总部。</text:p>
      <text:p text:style-name="P4">
员工代表指出，在亲戚拥有有关俄罗斯联邦法院“刑期”的统一信息的情况下，没有确认服务人员的起诉，您可以联系独立律师，包括人道主义者的代表主动性搜索。 囚禁”。 它们针对侵略者国家的相关机构。</text:p>
      <text:p text:style-name="P4">
一些问题涉及囚犯家族和失踪人员的财政支持。</text:p>
      <text:p text:style-name="P4">
根据军事部门的代表，辩护人的会计类型不会影响家庭。</text:p>
      <text:p text:style-name="P4">
员工代表提请注意这样一个事实，即军事单位可以根据笔尖的证书或调查人员的信更改房屋，如果他认为有足够的证据可以说明该案的证据上升。</text:p>
      <text:p text:style-name="P4">
News Source: <text:a xlink:type="simple" xlink:href="https://armyinform.com.ua/2023/03/26/ukrayini-vdayetsya-zvilnyaty-z-polonu-vijskovyh-proty-yakyh-u-rf-porusheni-kryminalni-spravy-koordynaczijnyj-shtab/" text:style-name="Internet_20_link" text:visited-style-name="Visited_20_Internet_20_Link">
https://armyinform.com.ua/2023/03/26/ukrayini-vdayetsya-zvilnyaty-z-polonu-vijskovyh-proty-yakyh-u-rf-porusheni-kryminalni-spravy-koordynaczijnyj-shtab/</text:a>
</text:p>
      <!--NEWS-->
      <text:h text:style-name="P10" text:outline-level="1">
<text:span text:style-name="T4">
乌克兰炮兵在英国的AS90 SAU完成培训</text:span>
</text:h>
      <text:p text:style-name="P4">
作者: ['АРМІЯINFORM']</text:p>
      <text:p text:style-name="P4">
时间: 2023-03-26T77:00:00-04:00</text:p>
      <text:p text:style-name="P4">
描述: 乌克兰大炮集团的一位朋友完成了155毫米的萨姆科（Samokhing）...与乌克兰2022年的战争，与乌克兰的最新新闻战争，今天与乌克兰的《新闻战》（News War wal War）与乌克​​兰2022年最后一次，将在乌克兰和俄罗斯之间以及战争之间发动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3/337516005_756131525909607_5354225412860270559_n.jpg" text:style-name="Internet_20_link" text:visited-style-name="Visited_20_Internet_20_Link">
337516005_756131525909607_5354225412860270559_n.jpg</text:a>
', '<text:a xlink:type="simple" xlink:href="https://armyinform.com.ua/wp-content/uploads/2023/03/337817682_236803742058501_5828189739438822333_n-150x150.jpg" text:style-name="Internet_20_link" text:visited-style-name="Visited_20_Internet_20_Link">
337817682_236803742058501_5828189739438822333_n-150x150.jpg</text:a>
', '<text:a xlink:type="simple" xlink:href="https://armyinform.com.ua/wp-content/uploads/2023/03/337992900_144548138546553_4827604508142174064_n-1-150x150.jpg" text:style-name="Internet_20_link" text:visited-style-name="Visited_20_Internet_20_Link">
337992900_144548138546553_4827604508142174064_n-1-150x150.jpg</text:a>
', '<text:a xlink:type="simple" xlink:href="https://armyinform.com.ua/wp-content/uploads/2023/03/337888010_777363763808528_4885025515585875676_n-150x150.jpg" text:style-name="Internet_20_link" text:visited-style-name="Visited_20_Internet_20_Link">
337888010_777363763808528_4885025515585875676_n-150x150.jpg</text:a>
']</text:p>
      <text:p text:style-name="P4">
标签: ['STOPRUSSIA', 'ВЕЛИКА БРИТАНІЯ', 'ВІЙСЬКОВІ НАВЧАННЯ', 'САУ']</text:p>
      <text:p text:style-name="P4">
类别: News</text:p>
      <!--METADATA-->
      <text:p text:style-name="P4">
<draw:frame draw:style-name="fr1" draw:name="Image65" text:anchor-type="as-char" svg:width="6.9236in" svg:height="4.627273in" draw:z-index="0">
<draw:image xlink:href="../Images/AРМІЯINFORM/2023-03-26T77-00-00-04-00/337516005_756131525909607_5354225412860270559_n.jpg" xlink:type="simple" xlink:show="embed" xlink:actuate="onLoad" draw:mime-type="image/jpeg"/>
</draw:frame>
第二组乌克兰炮兵在英国完成了155毫米自行的ASS90自行配件。</text:p>
      <text:p text:style-name="P4">
关于它<text:a xlink:type="simple" xlink:href="https://t.me/Pavliuk_KSV/3759" text:style-name="Internet_20_link" text:visited-style-name="Visited_20_Internet_20_Link">
报告</text:a>
乌克兰中尉亚历山大·帕夫林(Alexander Pavlyuk)国防部副部长。</text:p>
      <text:p text:style-name="P4">
1000多名英国军人参与了在乌克兰多个地区国防部举办的一项计划。</text:p>
      <text:p text:style-name="P4">
<text:a xlink:type="simple" xlink:href="https://armyinform.com.ua/wp-content/uploads/2023/03/337817682_236803742058501_5828189739438822333_n.jpg" text:style-name="Internet_20_link" text:visited-style-name="Visited_20_Internet_20_Link">
!(Images/AРМІЯINFORM/2023-03-26T77-00-00-04-00/337817682_236803742058501_5828189739438822333_n-150x150.jpg)</text:a>
</text:p>
      <text:p text:style-name="P4">
<text:a xlink:type="simple" xlink:href="https://armyinform.com.ua/wp-content/uploads/2023/03/337992900_144548138546553_4827604508142174064_n-1.jpg" text:style-name="Internet_20_link" text:visited-style-name="Visited_20_Internet_20_Link">
<draw:frame draw:style-name="fr1" draw:name="Image66" text:anchor-type="as-char" svg:width="6.9236in" svg:height="6.9236in" draw:z-index="0">
<draw:image xlink:href="../Images/AРМІЯINFORM/2023-03-26T77-00-00-04-00/337992900_144548138546553_4827604508142174064_n-1-150x150.jpg" xlink:type="simple" xlink:show="embed" xlink:actuate="onLoad" draw:mime-type="image/jpeg"/>
</draw:frame>
</text:a>
</text:p>
      <text:p text:style-name="P4">
<text:a xlink:type="simple" xlink:href="https://armyinform.com.ua/wp-content/uploads/2023/03/337888010_777363763808528_4885025515585875676_n.jpg" text:style-name="Internet_20_link" text:visited-style-name="Visited_20_Internet_20_Link">
<draw:frame draw:style-name="fr1" draw:name="Image67" text:anchor-type="as-char" svg:width="6.9236in" svg:height="6.9236in" draw:z-index="0">
<draw:image xlink:href="../Images/AРМІЯINFORM/2023-03-26T77-00-00-04-00/337888010_777363763808528_4885025515585875676_n-150x150.jpg" xlink:type="simple" xlink:show="embed" xlink:actuate="onLoad" draw:mime-type="image/jpeg"/>
</draw:frame>
</text:a>
在Kokorolovsk炮兵学院控制下的专业机构的AS90研究，由Kicorolovsky炮兵团的官员和士兵进行。</text:p>
      <text:p text:style-name="P4">
_a参考：AS90是一种灵活的，高处的现代炮兵系统，可为其机组人员提供装甲的保护，同时使其能够长途打动。</text:p>
      <text:p text:style-name="P4">
News Source: <text:a xlink:type="simple" xlink:href="https://armyinform.com.ua/2023/03/26/ukrayinski-artylerysty-zavershuyut-navchannya-na-sau-as90-u-velykij-brytaniyi/" text:style-name="Internet_20_link" text:visited-style-name="Visited_20_Internet_20_Link">
https://armyinform.com.ua/2023/03/26/ukrayinski-artylerysty-zavershuyut-navchannya-na-sau-as90-u-velykij-brytaniyi/</text:a>
</text:p>
      <!--NEWS-->
      <text:h text:style-name="P10" text:outline-level="1">
<text:span text:style-name="T4">
Trostyanets和Sumy地区成为敌人劳恩·纳斯特纳科（Alexander Nesterenko）的“喉咙中的骨头”，关于去年的事件</text:span>
</text:h>
      <text:p text:style-name="P4">
作者: ['АРМІЯINFORM']</text:p>
      <text:p text:style-name="P4">
时间: 2023-03-26T78:00:00-04:00</text:p>
      <text:p text:style-name="P4">
描述: Rik，26 Birch 2022 Rock，我们的羊毛Spiil与游击党人...与乌克兰2022年的战争，与乌克兰与乌克兰的最新新闻战争，今天与乌克兰2022年的新闻战争，乌克兰和俄罗斯之间的战争是否会发生战争，何时战争，战争，战争，战争，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3/photo_5260670682709214712_y.jpg" text:style-name="Internet_20_link" text:visited-style-name="Visited_20_Internet_20_Link">
photo_5260670682709214712_y.jpg</text:a>
']</text:p>
      <text:p text:style-name="P4">
标签: ['MILITARY MEDIA CENTER', 'STOPRUSSIA']</text:p>
      <text:p text:style-name="P4">
类别: News</text:p>
      <!--METADATA-->
      <text:p text:style-name="P4">
<draw:frame draw:style-name="fr1" draw:name="Image68" text:anchor-type="as-char" svg:width="6.9236in" svg:height="4.32725in" draw:z-index="0">
<draw:image xlink:href="../Images/AРМІЯINFORM/2023-03-26T78-00-00-04-00/photo_5260670682709214712_y.jpg" xlink:type="simple" xlink:show="embed" xlink:actuate="onLoad" draw:mime-type="image/jpeg"/>
</draw:frame>
一年前，即2022年3月26日，我们的勇士与当地的游击队一起释放了Trostyanets。 苏米地区唯一幸存下来的大城市。</text:p>
      <text:p text:style-name="P4">
注意到这一点(https://t.me/militarymediacenter/1541)军事MADIA中心。</text:p>
      <text:p text:style-name="P4">
“俄罗斯人于2月24日来了，并于3月26日出现。 他们的存在整整一个月。 超过40名平民死亡，有些平民仍然失踪，829座建筑物受到影响，134。 占领者和恐怖分子的行动不足为奇。 亚历山大·内斯滕科(Alexander Nesterenko)说，但是trostyanets塔苏姆地区成为敌人的“喉咙骨头”。</text:p>
      <text:p text:style-name="P4">
如今，Trostyanets市重建房屋，学校，图书馆，出售项目，前后防御。</text:p>
      <text:p text:style-name="P4">
据他说，这要归功于我们对祖国的团结和奉献精神。</text:p>
      <text:p text:style-name="P4">
“直到我们将年龄 - 敌人从我们的土地上驱逐出来，以确保国家通过武装俘虏的新尝试，才不会停止。 我尊重我们的士兵，志愿者，医生，救援人员，公务员和企业家的力量，勇气和屈服性。 我们继续斗争。 我们会做的!”  - 副指挥官强调。</text:p>
      <text:p text:style-name="P4">
News Source: <text:a xlink:type="simple" xlink:href="https://armyinform.com.ua/2023/03/26/trostyanecz-ta-sumshhyna-staly-kistkoyu-v-gorli-voroga-general-major-oleksandr-nesterenko-pro-podiyi-mynulogo-roku/" text:style-name="Internet_20_link" text:visited-style-name="Visited_20_Internet_20_Link">
https://armyinform.com.ua/2023/03/26/trostyanecz-ta-sumshhyna-staly-kistkoyu-v-gorli-voroga-general-major-oleksandr-nesterenko-pro-podiyi-mynulogo-roku/</text:a>
</text:p>
      <!--NEWS-->
      <text:h text:style-name="P10" text:outline-level="1">
<text:span text:style-name="T4">
我们设法稳定了bakhmut方向的情况-Sergey Cherevaty</text:span>
</text:h>
      <text:p text:style-name="P4">
作者: ['Віктор Шубец']</text:p>
      <text:p text:style-name="P4">
时间: 2023-03-26T79:00:00-04:00</text:p>
      <text:p text:style-name="P4">
描述: Mi Bachimo由对手控制的Rosuami Yogo酷刑控制，这是对Rozrakhovo的种族……与乌克兰2022年的战争，与乌克兰的最新消息，今天与乌克兰的新闻，今天与乌克兰2022年的新闻战争，乌克兰和俄罗斯和俄罗斯之间的战争会发生，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12/222cherevatyj.jpg" text:style-name="Internet_20_link" text:visited-style-name="Visited_20_Internet_20_Link">
222cherevatyj.jpg</text:a>
']</text:p>
      <text:p text:style-name="P4">
标签: ['STOPRUSSIA', 'АГРЕСІЯ РФ', 'ВТОРГНЕННЯ РФ', 'СЕРГІЙ ЧЕРЕВАТИЙ']</text:p>
      <text:p text:style-name="P4">
类别: News</text:p>
      <!--METADATA-->
      <text:p text:style-name="P4">
<draw:frame draw:style-name="fr1" draw:name="Image69" text:anchor-type="as-char" svg:width="6.9236in" svg:height="4.613552in" draw:z-index="0">
<draw:image xlink:href="../Images/AРМІЯINFORM/2023-03-26T79-00-00-04-00/222cherevatyj.jpg" xlink:type="simple" xlink:show="embed" xlink:actuate="onLoad" draw:mime-type="image/jpeg"/>
</draw:frame>
我们看到，控制敌人的行动，了解他的思想，并有效地考虑我们的力量，而这些力量足以保持前线。</text:p>
      <text:p text:style-name="P4">
<text:span text:style-name="T4">
 <text:span text:style-name="T5">
关于这在</text:span>
 </text:span>
的直播期间<text:a xlink:type="simple" xlink:href="https://www.youtube.com/watch" text:style-name="Internet_20_link" text:visited-style-name="Visited_20_Internet_20_Link">
<text:span text:style-name="T4">
 _ telerafone _ </text:span>
</text:a>
** _“ unin”是东方小组发言人</text:p>
      <ul>
        <li>
如有必要，我们使用储备金来打击敌人的Tamaximine击倒其进攻潜力。 在乌克兰士兵中，有一个共同的目标，每个指挥官及其单位都知道并执行了算法 - 这是对局势的稳定。 昨天在巴赫穆特(Bakhmut Frontiva)的18个位置风暴中，今天 -  17。为此，我们记录了35至50次或更多。 在巴赫穆特(Bakhmut)的方向上，敌人带领一场大火。记录了268个炮击，记录了其中的94个。 另外，这里有116名入侵者被摧毁，其中131人受伤。</li>
      </ul>
      <text:p text:style-name="P4">
此外，乌克兰武装部队的东部集团发言人强调，乌克兰卫冕者每天都在乌克兰的前卫摧毁了敌方坦克，敌人的坦克，登陆的战斗机，步兵战斗机，自我推广的炮兵植物“ carnation”两滴飞机。</text:p>
      <text:p text:style-name="P4">
News Source: <text:a xlink:type="simple" xlink:href="https://armyinform.com.ua/2023/03/26/nam-udalosya-stabilizuvaty-sytuacziyu-na-bahmutskomu-napryamku-sergij-cherevatyj/" text:style-name="Internet_20_link" text:visited-style-name="Visited_20_Internet_20_Link">
https://armyinform.com.ua/2023/03/26/nam-udalosya-stabilizuvaty-sytuacziyu-na-bahmutskomu-napryamku-sergij-cherevatyj/</text:a>
</text:p>
      <!--NEWS-->
      <text:h text:style-name="P10" text:outline-level="1">
<text:span text:style-name="T4">
在奥德萨地区海滩之一附近，一座矿山损坏了，几座建筑物被损坏</text:span>
</text:h>
      <text:p text:style-name="P4">
作者: ['АРМІЯINFORM']</text:p>
      <text:p text:style-name="P4">
时间: 2023-03-26T80:00:00-04:00</text:p>
      <text:p text:style-name="P4">
描述: 一个海滩的比利亚（Bilya），奥德斯科（Odeskoi），米娜（Mina）的中风，猛击基尔卡·伯迪尔（Kilka Budiel）。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337269577_1291730671377434_265213516724166434_n.jpg" text:style-name="Internet_20_link" text:visited-style-name="Visited_20_Internet_20_Link">
337269577_1291730671377434_265213516724166434_n.jpg</text:a>
']</text:p>
      <text:p text:style-name="P4">
标签: ['STOPRUSSIA', 'МІННА БЕЗПЕКА', 'ОПЕРАТИВНЕ КОМАНДУВАННЯ «ПІВДЕНЬ»']</text:p>
      <text:p text:style-name="P4">
类别: News</text:p>
      <!--METADATA-->
      <text:p text:style-name="P4">
<draw:frame draw:style-name="fr1" draw:name="Image70" text:anchor-type="as-char" svg:width="6.9236in" svg:height="5.1927in" draw:z-index="0">
<draw:image xlink:href="../Images/AРМІЯINFORM/2023-03-26T80-00-00-04-00/337269577_1291730671377434_265213516724166434_n.jpg" xlink:type="simple" xlink:show="embed" xlink:actuate="onLoad" draw:mime-type="image/jpeg"/>
</draw:frame>
在敖德萨地区海滩之一附近，一个矿山被引爆，损坏了几个房间。</text:p>
      <text:p text:style-name="P4">
关于它<text:a xlink:type="simple" xlink:href="https://www.facebook.com/plugins/post.php" text:style-name="Internet_20_link" text:visited-style-name="Visited_20_Internet_20_Link">
报告</text:a>
好的“南”。</text:p>
      <text:p text:style-name="P4">
“米娜(Mina)被引爆，撞到了小型工艺品的一个地方和地下室之一的沿海结构。 消息说，仅仅是因为限制了前任的访问，没有人，也没有人受伤。”消息说。</text:p>
      <text:p text:style-name="P4">
如图所述，作为矿山安全的一部分，在敖德萨地区海滩之一附近检测并控制了另一个海矿。</text:p>
      <text:p text:style-name="P4">
News Source: <text:a xlink:type="simple" xlink:href="https://armyinform.com.ua/2023/03/26/bilya-odnogo-z-plyazhiv-odeshhyny-zdetonuvala-mina-poshkodzheno-kilka-budivel/" text:style-name="Internet_20_link" text:visited-style-name="Visited_20_Internet_20_Link">
https://armyinform.com.ua/2023/03/26/bilya-odnogo-z-plyazhiv-odeshhyny-zdetonuvala-mina-poshkodzheno-kilka-budivel/</text:a>
</text:p>
      <!--NEWS-->
      <text:h text:style-name="P10" text:outline-level="1">
<text:span text:style-name="T4">
试图在库皮斯克 - 里曼方向激活努力，使敌人失去了设备和活力</text:span>
</text:h>
      <text:p text:style-name="P4">
作者: ['Віктор Шубец']</text:p>
      <text:p text:style-name="P4">
时间: 2023-03-26T81:00:00-04:00</text:p>
      <text:p text:style-name="P4">
描述: Tsiyi，370堆的炮弹被Kurkiyansko-rimmacial Liemachon击中...与乌克兰2022年的战争，与乌克兰的最新新闻，《与乌克兰的新闻》 2022年的战争，乌克兰和俄罗斯与俄罗斯和俄罗斯之间的战争将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9/vtraty-voroga-tehnika-5.jpg" text:style-name="Internet_20_link" text:visited-style-name="Visited_20_Internet_20_Link">
vtraty-voroga-tehnika-5.jpg</text:a>
']</text:p>
      <text:p text:style-name="P4">
标签: ['АГРЕСІЯ РФ', 'ВІЙНА', 'ВТОРГНЕННЯ РФ', 'ЄДИНІ НОВИНИ']</text:p>
      <text:p text:style-name="P4">
类别: News</text:p>
      <!--METADATA-->
      <text:p text:style-name="P4">
<draw:frame draw:style-name="fr1" draw:name="Image71" text:anchor-type="as-char" svg:width="6.9236in" svg:height="4.61393in" draw:z-index="0">
<draw:image xlink:href="../Images/AРМІЯINFORM/2023-03-26T81-00-00-04-00/vtraty-voroga-tehnika-5.jpg" xlink:type="simple" xlink:show="embed" xlink:actuate="onLoad" draw:mime-type="image/jpeg"/>
</draw:frame>
说明性照片</text:p>
      <text:p text:style-name="P4">
这一天，记录了370辆枪管和喷气火炮的敌人炮击，以库皮扬斯克 - 里曼方向记录。 还有10件战斗夹克。</text:p>
      <text:p text:style-name="P4">
_ <text:span text:style-name="T4">
在</text:span>
 _ [<text:span text:style-name="T5">
 <text:span text:style-name="T4">
 telerafone </text:span>
 </text:span>
]的现场直播期间(https://www.youtube.com/watch?v=WY8sDvZdWEA)_ **“ unin”报道了乌克兰武装部队东部部队的发言人。</text:p>
      <ul>
        <li>
在过去的几周中，阵线的这一地区一直是俄国部队Zhytilerian罢工的领导者。 在这一天，敌人失去了坦克，BMP，登陆的一辆战车和防空导弹综合体。 至于生命力，塞尔盖·奇雷维蒂(Sergey Cherevaty)说，164名入侵者被摧毁，100人受伤。</li>
      </ul>
      <text:p text:style-name="P4">
他还强调，与巴赫穆特(Bakhmut)不同，与巴赫穆特(Bakhmut” -limansk。</text:p>
      <text:p text:style-name="P4">
News Source: <text:a xlink:type="simple" xlink:href="https://armyinform.com.ua/2023/03/26/namagannya-aktyvizuvaty-zusyllya-na-kupyansko-lymanskomu-napryamku-pryvely-voroga-do-vtraty-tehniky-ta-zhyvoyi-syly/" text:style-name="Internet_20_link" text:visited-style-name="Visited_20_Internet_20_Link">
https://armyinform.com.ua/2023/03/26/namagannya-aktyvizuvaty-zusyllya-na-kupyansko-lymanskomu-napryamku-pryvely-voroga-do-vtraty-tehniky-ta-zhyvoyi-syly/</text:a>
</text:p>
      <!--NEWS-->
      <text:h text:style-name="P10" text:outline-level="1">
<text:span text:style-name="T4">
在三天内，边防部警卫中和8架敌人无人机</text:span>
</text:h>
      <text:p text:style-name="P4">
作者: ['АРМІЯINFORM']</text:p>
      <text:p text:style-name="P4">
时间: 2023-03-26T82:00:00-04:00</text:p>
      <text:p text:style-name="P4">
描述: Viiskovovovovovovovovovovovovovovovovovovovovovovovovovovovovovovovovovovovovovovovovovovovovovovovovovovovovovovovovovovovovovovovovovsky in Inst in Inst in Inst in Inst in the Right Inshich ...与乌克兰2022的战争，与乌克兰的最新新闻，今天与乌克兰2022年的新闻战争，乌克兰和俄罗斯之间的战争会发生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3/bpla2.jpeg" text:style-name="Internet_20_link" text:visited-style-name="Visited_20_Internet_20_Link">
bpla2.jpeg</text:a>
', '<text:a xlink:type="simple" xlink:href="https://armyinform.com.ua/wp-content/uploads/2023/03/bpla1.jpeg" text:style-name="Internet_20_link" text:visited-style-name="Visited_20_Internet_20_Link">
bpla1.jpeg</text:a>
']</text:p>
      <text:p text:style-name="P4">
标签: ['STOPRUSSIA', 'АГРЕСІЯ РФ', 'ВТОРГНЕННЯ РФ', 'ДПСУ']</text:p>
      <text:p text:style-name="P4">
类别: News</text:p>
      <!--METADATA-->
      <text:p text:style-name="P4">
<draw:frame draw:style-name="fr1" draw:name="Image72" text:anchor-type="as-char" svg:width="6.9236in" svg:height="2.861755in" draw:z-index="0">
<draw:image xlink:href="../Images/AРМІЯINFORM/2023-03-26T82-00-00-04-00/bpla2.jpeg" xlink:type="simple" xlink:show="embed" xlink:actuate="onLoad" draw:mime-type="image/jpeg"/>
</draw:frame>
国家边境警卫队与国防军一起继续摧毁敌军，并在地球上和天空中捍卫该国。</text:p>
      <text:p text:style-name="P4">
关于它<text:a xlink:type="simple" xlink:href="https://dpsu.gov.ua/ua/news/protyagom-troh-dib-prikordonniki-zneshkodili-8-vorozhih-bezpilotnikiv/" text:style-name="Internet_20_link" text:visited-style-name="Visited_20_Internet_20_Link">
报告</text:a>
乌克兰国家边境教学大学。</text:p>
      <text:p text:style-name="P4">
在过去的三天中，边防卫队占领了8个敌人的淹没，敌人占领俄罗斯部队进行了情报活动，或试图将弹药丢给国防军的立场。</text:p>
      <text:p text:style-name="P4">
<draw:frame draw:style-name="fr1" draw:name="Image73" text:anchor-type="as-char" svg:width="6.9236in" svg:height="4.211857in" draw:z-index="0">
<draw:image xlink:href="../Images/AРМІЯINFORM/2023-03-26T82-00-00-04-00/bpla1.jpeg" xlink:type="simple" xlink:show="embed" xlink:actuate="onLoad" draw:mime-type="image/jpeg"/>
</draw:frame>
值得注意的是，在一个无人机之一着陆后，卢根斯克边界的战斗人员发现了带有气溶胶泪藻Granet K-51的排放系统。</text:p>
      <text:p text:style-name="P4">
这种弹药喷洒了一种可能影响呼吸道呼吸道短暂咳嗽的物质，鼻窦充满了粘液并会损害健康。</text:p>
      <text:p text:style-name="P4">
News Source: <text:a xlink:type="simple" xlink:href="https://armyinform.com.ua/2023/03/26/protyagom-troh-dib-prykordonnyky-zneshkodyly-8-vorozhyh-bezpilotnykiv/" text:style-name="Internet_20_link" text:visited-style-name="Visited_20_Internet_20_Link">
https://armyinform.com.ua/2023/03/26/protyagom-troh-dib-prykordonnyky-zneshkodyly-8-vorozhyh-bezpilotnykiv/</text:a>
</text:p>
      <!--NEWS-->
      <text:h text:style-name="P10" text:outline-level="1">
<text:span text:style-name="T4">
每天超过300个爆炸性物品被中和</text:span>
</text:h>
      <text:p text:style-name="P4">
作者: ['АРМІЯINFORM']</text:p>
      <text:p text:style-name="P4">
时间: 2023-03-26T83:00:00-04:00</text:p>
      <text:p text:style-name="P4">
描述: 借出了26棵桦树，pirotechnici pidrozhilia的作品职位服务...与乌克兰2022年的战争，与乌克兰的最新消息，今天与乌克兰的新闻，乌克兰2022年上次与乌克兰的新闻战争，乌克兰和俄罗斯和俄罗斯之间以及俄罗斯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miny1-1.jpeg" text:style-name="Internet_20_link" text:visited-style-name="Visited_20_Internet_20_Link">
miny1-1.jpeg</text:a>
']</text:p>
      <text:p text:style-name="P4">
标签: ['STOPRUSSIA', 'ДСНС УКРАЇНИ', 'РОЗМІНУВАННЯ']</text:p>
      <text:p text:style-name="P4">
类别: News</text:p>
      <!--METADATA-->
      <text:p text:style-name="P4">
<draw:frame draw:style-name="fr1" draw:name="Image74" text:anchor-type="as-char" svg:width="6.9236in" svg:height="4.32725in" draw:z-index="0">
<draw:image xlink:href="../Images/AРМІЯINFORM/2023-03-26T83-00-00-04-00/miny1-1.jpeg" xlink:type="simple" xlink:show="embed" xlink:actuate="onLoad" draw:mime-type="image/jpeg"/>
</draw:frame>
<text:span text:style-name="T4">
在最后一天，</text:span>
 <text:span text:style-name="T4">
 </text:span>
 3月26日<text:span text:style-name="T4">
 </text:span>
 <text:span text:style-name="T4">
，</text:span>
乌克兰的烟火单位在紧急情况下<text:span text:style-name="T4">
 126次</text:span>
涉及完成任务。</text:p>
      <text:p text:style-name="P4">
关于这个<text:a xlink:type="simple" xlink:href="https://t.me/dsns_telegram/15144" text:style-name="Internet_20_link" text:visited-style-name="Visited_20_Internet_20_Link">
<text:span text:style-name="T5">
报告</text:span>
</text:a>
乌克兰的SES。</text:p>
      <text:p text:style-name="P4">
326 <text:span text:style-name="T4">
爆炸性</text:span>
 <text:span text:style-name="T4">
项目被揭示，扣押和处置的烟火单元。</text:span>
检查了(清除)面积<text:span text:style-name="T4">
 23.63公顷</text:span>
。</text:p>
      <text:p text:style-name="P4">
最常见的烟火单元工作：在哈尔基夫地区15000次，基辅地区-7,000 333，切尔尼希夫-4000 392，顿涅茨克地区-4,000。 334，Mykolaiv地区-3000 872，Kherson地区-3000 628，Sumy地区-1000752，Cherkasy地区-1000 83。</text:p>
      <text:p text:style-name="P4">
参考：从乌克兰SES的俄罗斯乌克兰烟火单位的大规模侵略开始，乌克兰SES的烟火单位涉及<text:span text:style-name="T4">
 47 902次</text:span>
，以完成我的任务。 处置<text:span text:style-name="T4">
 336 637精美的物体</text:span>
，包括<text:span text:style-name="T4">
 2 199航空炸弹</text:span>
。 检查(清除)面积<text:span text:style-name="T4">
 81 306公顷</text:span>
。</text:p>
      <text:p text:style-name="P4">
News Source: <text:a xlink:type="simple" xlink:href="https://armyinform.com.ua/2023/03/26/za-dobu-pirotehniky-dsns-zneshkodyly-ponad-300-vybuhonebezpechnyh-predmetiv-7/" text:style-name="Internet_20_link" text:visited-style-name="Visited_20_Internet_20_Link">
https://armyinform.com.ua/2023/03/26/za-dobu-pirotehniky-dsns-zneshkodyly-ponad-300-vybuhonebezpechnyh-predmetiv-7/</text:a>
</text:p>
      <!--NEWS-->
      <text:h text:style-name="P10" text:outline-level="1">
<text:span text:style-name="T4">
超过3.23亿hryvnias已经支付给解放领土的居民</text:span>
</text:h>
      <text:p text:style-name="P4">
作者: ['АРМІЯINFORM']</text:p>
      <text:p text:style-name="P4">
时间: 2023-03-26T84:00:00-04:00</text:p>
      <text:p text:style-name="P4">
描述: 在Mizhny Prozktu Minrectegrait的7个Mizhits，Ukrposhti tu Mai -People ...与乌克兰2022年的战争，与乌克兰与乌克兰的最新消息，与乌克兰的新闻，乌克兰2022年的新闻战争，乌克兰和俄罗斯的最后一场与乌克兰的战争以及与乌克兰的战争，当时，乌克兰在乌克兰战争，将是，是否会在不久的将来与乌克兰进行战争，今天与乌克兰的战争，今天的乌克兰新闻</text:p>
      <text:p text:style-name="P4">
图片: ['<text:a xlink:type="simple" xlink:href="https://armyinform.com.ua/wp-content/uploads/2022/03/15-1.jpg" text:style-name="Internet_20_link" text:visited-style-name="Visited_20_Internet_20_Link">
15-1.jpg</text:a>
']</text:p>
      <text:p text:style-name="P4">
标签: ['STOPRUSSIA', 'АГРЕСІЯ РФ', 'ВТОРГНЕННЯ РФ', 'МІНРЕІНТЕГРАЦІЇ']</text:p>
      <text:p text:style-name="P4">
类别: News</text:p>
      <!--METADATA-->
      <text:p text:style-name="P4">
<draw:frame draw:style-name="fr1" draw:name="Image75" text:anchor-type="as-char" svg:width="6.9236in" svg:height="3.635469in" draw:z-index="0">
<draw:image xlink:href="../Images/AРМІЯINFORM/2023-03-26T84-00-00-04-00/15-1.jpg" xlink:type="simple" xlink:show="embed" xlink:actuate="onLoad" draw:mime-type="image/jpeg"/>
</draw:frame>
在重返社会部联合项目的7个月内，塔姆希国际组织的乌克普萨塔(Ukrposhta)确保向deookumum deookum deookum deookum deokum的问题支付一项时间的财政援助，总金额超过3.237亿。 该项目始于2022年9月，目前正在继续付款。</text:p>
      <text:p text:style-name="P4">
关于它<text:a xlink:type="simple" xlink:href="https://minre.gov.ua/2023/03/26/zhytelyam-zvilnenyh-terytorij-vzhe-vyplacheno-ponad-323-miljony-gryven-groshovoyi-dopomogy/" text:style-name="Internet_20_link" text:visited-style-name="Visited_20_Internet_20_Link">
报告</text:a>
乌克兰暂时占领领土的重新融入部。</text:p>
      <text:p text:style-name="P4">
因此，截至2023年3月23日，纳多特(Kharkiv)，赫尔森(Kherson)，顿涅茨克(Donetsk)，卢汉斯克(Luhansk)和mykolaiv地区的纳多特(Nadott)的15.5万公民获得了现金援助，乌克兰红十字会的1,200 UAH数量。</text:p>
      <text:p text:style-name="P4">
此外，在国际移民组织的财政支持下，居住在Kharkiv，Kherson和Donetsk地区被解放领土的39,000多人已经获得了每月2200 HRYVNIA的薪水。 每个人在3个月内收到此类付款。</text:p>
      <text:p text:style-name="P4">
News Source: <text:a xlink:type="simple" xlink:href="https://armyinform.com.ua/2023/03/26/zhytelyam-zvilnenyh-terytorij-vzhe-vyplacheno-ponad-323-miljony-gryven-groshovoyi-dopomogy/" text:style-name="Internet_20_link" text:visited-style-name="Visited_20_Internet_20_Link">
https://armyinform.com.ua/2023/03/26/zhytelyam-zvilnenyh-terytorij-vzhe-vyplacheno-ponad-323-miljony-gryven-groshovoyi-dopomogy/</text:a>
</text:p>
      <!--NEWS-->
      <text:h text:style-name="P10" text:outline-level="1">
<text:span text:style-name="T4">
乌克兰外交部在外交部敦促白俄罗斯防止俄罗斯联邦的意图将核武器放在其领土上</text:span>
</text:h>
      <text:p text:style-name="P4">
作者: ['АРМІЯINFORM']</text:p>
      <text:p text:style-name="P4">
时间: 2023-03-26T85:00:00-04:00</text:p>
      <text:p text:style-name="P4">
描述: 克拉克桑（Klacksan）到biloruchea供应商不允许筑巢的真正筑巢...与乌克兰2022年的战争，与乌克兰与乌克兰的最新新闻，今天与乌克兰2022年的新闻战争，乌克兰和俄罗斯之间的战争将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3/rossyia-voyna-oruzhye-ukrayna.jpg" text:style-name="Internet_20_link" text:visited-style-name="Visited_20_Internet_20_Link">
rossyia-voyna-oruzhye-ukrayna.jpg</text:a>
']</text:p>
      <text:p text:style-name="P4">
标签: ['STOPRUSSIA', 'ЗАЯВА МЗС УКРАЇНИ', 'ЯДЕРНИЙ ШАНТАЖ']</text:p>
      <text:p text:style-name="P4">
类别: News</text:p>
      <!--METADATA-->
      <text:p text:style-name="P4">
<draw:frame draw:style-name="fr1" draw:name="Image76" text:anchor-type="as-char" svg:width="6.9236in" svg:height="4.369813in" draw:z-index="0">
<draw:image xlink:href="../Images/AРМІЯINFORM/2023-03-26T85-00-00-04-00/rossyia-voyna-oruzhye-ukrayna.jpg" xlink:type="simple" xlink:show="embed" xlink:actuate="onLoad" draw:mime-type="image/jpeg"/>
</draw:frame>
乌克兰呼吁白俄罗斯学会(Belarusian Society)防止白俄罗斯(Berarus)实现核武器，这甚至将把这个国家变成克里姆林宫的人质，并为其未来有灾难性的一分钟。</text:p>
      <text:p text:style-name="P4">
关于这个<text:a xlink:type="simple" xlink:href="https://mfa.gov.ua/news/zayava-mzs-ukrayini-shchodo-namiriv-rf-rozmistiti-na-teritoriyi-bilorusi-taktichnu-yadernu-zbroyu" text:style-name="Internet_20_link" text:visited-style-name="Visited_20_Internet_20_Link">
被引用</text:a>
在MZSUKU网站上。</text:p>
      <text:p text:style-name="P4">
“俄罗斯联邦关于在白俄罗斯放置战术核武器的意图的最新陈述是刑事普京政权的又一挑衅性一步，这破坏了核武器，建筑裁决和国际安全系统的不扩散原则的原则。”</text:p>
      <text:p text:style-name="P4">
这种意图不会引起所有世界社区的关注，因为俄罗斯在继续对乌克兰的意外积极战争的条件下宣布它们。</text:p>
      <text:p text:style-name="P4">
尽管克里姆林宫对对主权国家的这场入侵战争的危害犯罪，但俄罗斯仍无法击败战场。</text:p>
      <text:p text:style-name="P4">
在乌克兰外交部，七个欧盟集团的州警告白俄罗斯当局有关白俄罗斯在俄罗斯的领土战术核收集中接受战术核电的同意，这是白俄罗斯的远处后果。</text:p>
      <text:p text:style-name="P4">
乌克兰期望有效的行动抵消来自BCA，中国，美国和法国的克里姆林宫核勒索，其中包括联合国辐射安全的常任成员，这些安全人员特别负责预防核武器。 我们要求联合国安理会为此目的立即开会。</text:p>
      <text:p text:style-name="P4">
乌克兰呼吁世界上所有社区成员将其定期挑衅带到犯罪制度，以采取措施有效限制并防止国家核武器进取的核进取者的任何可能使用。</text:p>
      <text:p text:style-name="P4">
俄罗斯再次确认其长期无法成为核武器负责任的经理，以限制和防止战争，以及非遗产的威胁和恐吓。 世界必须团结起来，危及人类文明的未来的人。</text:p>
      <text:p text:style-name="P4">
News Source: <text:a xlink:type="simple" xlink:href="https://armyinform.com.ua/2023/03/26/mzs-ukrayiny-zaklykaly-bilorus-zavadyty-namiram-rf-rozmistyty-yadernu-zbroyu-na-yih-terytoriyi/" text:style-name="Internet_20_link" text:visited-style-name="Visited_20_Internet_20_Link">
https://armyinform.com.ua/2023/03/26/mzs-ukrayiny-zaklykaly-bilorus-zavadyty-namiram-rf-rozmistyty-yadernu-zbroyu-na-yih-terytoriyi/</text:a>
</text:p>
      <!--NEWS-->
      <text:h text:style-name="P10" text:outline-level="1">
<text:span text:style-name="T4">
乌克兰的歌手，演员，演讲者和博客作者在乌克兰国民警卫队中向后卫致意</text:span>
</text:h>
      <text:p text:style-name="P4">
作者: ['АРМІЯINFORM']</text:p>
      <text:p text:style-name="P4">
时间: 2023-03-26T86:00:00-04:00</text:p>
      <text:p text:style-name="P4">
描述: 这些人民是乌克兰苏塞鲁纳国民警卫队本地人在2014年桦木摇滚...与乌克兰2022年的战争，与乌克兰的最新新闻，今天与乌克兰的新闻，乌克兰2022年上次与乌克兰战争，乌克兰，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11/228628_ngu.png" text:style-name="Internet_20_link" text:visited-style-name="Visited_20_Internet_20_Link">
228628_ngu.png</text:a>
']</text:p>
      <text:p text:style-name="P4">
标签: ['STOPRUSSIA', 'АГРЕСІЯ РФ', 'ВТОРГНЕННЯ РФ']</text:p>
      <text:p text:style-name="P4">
类别: News</text:p>
      <!--METADATA-->
      <text:p text:style-name="P4">
<draw:frame draw:style-name="fr1" draw:name="Image77" text:anchor-type="as-char" svg:width="6.9236in" svg:height="3.606042in" draw:z-index="0">
<draw:image xlink:href="../Images/AРМІЯINFORM/2023-03-26T86-00-00-04-00/228628_ngu.png" xlink:type="simple" xlink:show="embed" xlink:actuate="onLoad" draw:mime-type="image/png"/>
</draw:frame>
照片：espreso.tv</text:p>
      <text:p text:style-name="P4">
乌克兰的现代国民警卫队是在俄罗斯在乌克兰东部侵略之后于2014年3月成立的。</text:p>
      <text:p text:style-name="P4">
关于它<text:a xlink:type="simple" xlink:href="https://ngu.gov.ua/ukrayinski-spivaky-aktory-muzykanty-veduchi-ta-blogery-pryvitaly-vijskovosluzhbovcziv-z-dnem-naczionalnoyi-gvardiyi-ukrayiny/" text:style-name="Internet_20_link" text:visited-style-name="Visited_20_Internet_20_Link">
报告</text:a>
乌克兰国民警卫队。</text:p>
      <text:p text:style-name="P4">
它包括训练有素的内部部队和动机的军人，他们团结了部队，支持乌克兰的人民和国家。 具有执法职能的军事形成已成为一种工具，可以迅速应对整个乌克兰的各种安全威胁。</text:p>
      <text:p text:style-name="P4">
目前，乌克兰国民警卫队的部队是国防军的重要组成部分。</text:p>
      <text:p text:style-name="P4">
News Source: <text:a xlink:type="simple" xlink:href="https://armyinform.com.ua/2023/03/26/ukrayinski-spivaky-aktory-muzykanty-veduchi-ta-blogery-pryvitaly-zahysnykiv-z-dnem-naczionalnoyi-gvardiyi-ukrayiny/" text:style-name="Internet_20_link" text:visited-style-name="Visited_20_Internet_20_Link">
https://armyinform.com.ua/2023/03/26/ukrayinski-spivaky-aktory-muzykanty-veduchi-ta-blogery-pryvitaly-zahysnykiv-z-dnem-naczionalnoyi-gvardiyi-ukrayiny/</text:a>
</text:p>
      <!--NEWS-->
      <text:h text:style-name="P10" text:outline-level="1">
<text:span text:style-name="T4">
在一周的武装部队中，将近6,000名占领者被摧毁</text:span>
</text:h>
      <text:p text:style-name="P4">
作者: ['АРМІЯINFORM']</text:p>
      <text:p text:style-name="P4">
时间: 2023-03-26T87:00:00-04:00</text:p>
      <text:p text:style-name="P4">
描述: 乌克兰的最后一位Zahisnikovs是Zekhisnikov 5640 Penpolats，404 Odnitnitsky Ozbrinnya ...与乌克兰2022年的战争，与乌克兰的最新新闻，今天与乌克兰2022年的新闻新闻进行战争，今天与乌克兰和乌斯鲁斯之间的战争，乌克兰和拉斯兰之间的战争将是一场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photo_5260728153666602659_y-1.jpg" text:style-name="Internet_20_link" text:visited-style-name="Visited_20_Internet_20_Link">
photo_5260728153666602659_y-1.jpg</text:a>
']</text:p>
      <text:p text:style-name="P4">
标签: ['STOPRUSSIA', 'ГЕНЕРАЛ-ЛЕЙТЕНАНТ ОЛЕКСАНДР ПАВЛЮК']</text:p>
      <text:p text:style-name="P4">
类别: News</text:p>
      <!--METADATA-->
      <text:p text:style-name="P4">
<draw:frame draw:style-name="fr1" draw:name="Image78" text:anchor-type="as-char" svg:width="6.9236in" svg:height="5.014077in" draw:z-index="0">
<draw:image xlink:href="../Images/AРМІЯINFORM/2023-03-26T87-00-00-04-00/photo_5260728153666602659_y-1.jpg" xlink:type="simple" xlink:show="embed" xlink:actuate="onLoad" draw:mime-type="image/jpeg"/>
</draw:frame>
在一周内，乌克兰防守者摧毁了5640名入侵者，404个单位和军事装备。</text:p>
      <text:p text:style-name="P4">
关于它<text:a xlink:type="simple" xlink:href="https://t.me/Pavliuk_KSV/3675" text:style-name="Internet_20_link" text:visited-style-name="Visited_20_Internet_20_Link">
报告</text:a>
乌克兰中尉Oleksandr Pavlyuk的第一任副部长。</text:p>
      <text:p text:style-name="P4">
在3月20日至26日<text:span text:style-name="T4">
的一周</text:span>
乌克兰国防军摧毁了敌人副代理的5640年。 巨大的损失遭受了俄罗斯军队的武器和军事战争：</text:p>
      <ul>
        <li>
63个坦克； * 94辆战斗装甲车； * 63炮兵系统； * 15 RSZV; * 9防空环境； * 78个汽车工程单位； * 20个特殊设备。</li>
      </ul>
      <text:p text:style-name="P4">
此外，我们的后卫还射击了直升机，4翼火箭和57个无人机。</text:p>
      <text:p text:style-name="P4">
News Source: <text:a xlink:type="simple" xlink:href="https://armyinform.com.ua/2023/03/26/za-tyzhden-zsu-znyshhyly-majzhe-6-tysyach-okupantiv/" text:style-name="Internet_20_link" text:visited-style-name="Visited_20_Internet_20_Link">
https://armyinform.com.ua/2023/03/26/za-tyzhden-zsu-znyshhyly-majzhe-6-tysyach-okupantiv/</text:a>
</text:p>
      <!--NEWS-->
      <text:h text:style-name="P10" text:outline-level="1">
<text:span text:style-name="T4">
安娜·马利亚（Anna Malyar</text:span>
</text:h>
      <text:p text:style-name="P4">
作者: ['АРМІЯINFORM']</text:p>
      <text:p text:style-name="P4">
时间: 2023-03-26T88:00:00-04:00</text:p>
      <text:p text:style-name="P4">
描述: 乌克兰人乌克兰人加纳·马里亚尔（Ghanna Malyar）在乌克兰人中遇到了乌克兰人，与乌克兰2022年的战争，与乌克兰的最新新闻，今天与乌克兰2022年的新闻战争，乌克兰与俄罗斯与俄罗斯之间的战争以及当，当乌克兰与乌克兰的战争时，乌克兰与俄罗斯与俄罗斯之间的战争以及当，当乌克兰与俄罗斯与俄罗斯的战争以及当，当乌克兰与乌克兰的战争时，他们说，乌克兰在2022年是否会有一年的时间，在不久的将来是否会与乌克兰进行战争</text:p>
      <text:p text:style-name="P4">
图片: ['<text:a xlink:type="simple" xlink:href="https://armyinform.com.ua/wp-content/uploads/2022/12/malyar-ganna-1.jpg" text:style-name="Internet_20_link" text:visited-style-name="Visited_20_Internet_20_Link">
malyar-ganna-1.jpg</text:a>
', '<text:a xlink:type="simple" xlink:href="https://armyinform.com.ua/wp-content/uploads/2023/03/photo_5262836278234302186_y.jpg" text:style-name="Internet_20_link" text:visited-style-name="Visited_20_Internet_20_Link">
photo_5262836278234302186_y.jpg</text:a>
']</text:p>
      <text:p text:style-name="P4">
标签: ['ГАННА МАЛЯР']</text:p>
      <text:p text:style-name="P4">
类别: News</text:p>
      <!--METADATA-->
      <text:p text:style-name="P4">
<draw:frame draw:style-name="fr1" draw:name="Image79" text:anchor-type="as-char" svg:width="6.9236in" svg:height="5.532059in" draw:z-index="0">
<draw:image xlink:href="../Images/AРМІЯINFORM/2023-03-26T88-00-00-04-00/malyar-ganna-1.jpg" xlink:type="simple" xlink:show="embed" xlink:actuate="onLoad" draw:mime-type="image/jpeg"/>
</draw:frame>
乌克兰国防部副部长安娜·马里亚尔(Anna Malyar)呼吁乌克兰人在官方网站上有一位官方网站的作者被示验证和检查信息所验证的官方遗址时消耗信息。</text:p>
      <text:p text:style-name="P4">
关于它<text:a xlink:type="simple" xlink:href="https://t.me/annamaliar/598" text:style-name="Internet_20_link" text:visited-style-name="Visited_20_Internet_20_Link">
写</text:a>
在他的电报中。</text:p>
      <text:p text:style-name="P4">
“曾经有一段时间无法停止信息主义流。 乌克兰国防部副部长说：“应该对此感到不安。”</text:p>
      <text:p text:style-name="P4">
<draw:frame draw:style-name="fr1" draw:name="Image80" text:anchor-type="as-char" svg:width="6.9236in" svg:height="3.347135in" draw:z-index="0">
<draw:image xlink:href="../Images/AРМІЯINFORM/2023-03-26T88-00-00-04-00/photo_5262836278234302186_y.jpg" xlink:type="simple" xlink:show="embed" xlink:actuate="onLoad" draw:mime-type="image/jpeg"/>
</draw:frame>
安娜·马利亚(Anna Malyar)引用了以下示例之一：</text:p>
      <text:p text:style-name="P4">
“这是关于我的Infosmita案件，还有一些事实 - 制作：</text:p>
      <text:p text:style-name="P4">
2014年5月21日，乌克兰人确实发表了我的文章“为什么不投票Zyyrating候选人”。 让我们提醒您，那是Poroshenko。 有很多神秘和表演，并批评明斯克协议。 在波罗申科(Poroshenko)期间，犯了模棱两可的谋杀案。 然后考虑到我的科学行业 - 政治领域的犯罪，当局对我的公开评论感到不安。我了解了一切。 当局很紧张，因此我在以太币之后被召唤到SBU，并要求不要对大声谋杀发表评论。 我对此一直公开。 我只是提醒。 还有另一个事实。 自2019年春季以来，犯罪报告中具有特定特征的整个类别已消失。 因为他们是订购的。 关于画家和欧洲的团结很有趣，”升级写道。</text:p>
      <text:p text:style-name="P4">
News Source: <text:a xlink:type="simple" xlink:href="https://armyinform.com.ua/2023/03/26/ganna-malyar-zaklykala-ukrayincziv-spozhyvaty-informacziyu-z-oficzijnyh-sajtiv-ta-veryfikovanyh-akauntiv/" text:style-name="Internet_20_link" text:visited-style-name="Visited_20_Internet_20_Link">
https://armyinform.com.ua/2023/03/26/ganna-malyar-zaklykala-ukrayincziv-spozhyvaty-informacziyu-z-oficzijnyh-sajtiv-ta-veryfikovanyh-akauntiv/</text:a>
</text:p>
      <!--NEWS-->
      <text:h text:style-name="P10" text:outline-level="1">
<text:span text:style-name="T4">
白天，乌克兰捍卫者击退了50多次敌人攻击</text:span>
</text:h>
      <text:p text:style-name="P4">
作者: ['АРМІЯINFORM']</text:p>
      <text:p text:style-name="P4">
时间: 2023-03-26T89:00:00-04:00</text:p>
      <text:p text:style-name="P4">
描述: 对手Zoservzhil Zuillya在Limansky领先的高级DI，...与乌克兰2022年的战争，与乌克兰的最新新闻战争，今天与乌克兰2022年的新闻战争，乌克兰和俄罗斯之间的战争以及与乌克兰之间的战争会发生他们说，在2022年，无论是否有一年，是否会在不久的将来与乌克兰进行战争</text:p>
      <text:p text:style-name="P4">
图片: ['<text:a xlink:type="simple" xlink:href="https://armyinform.com.ua/wp-content/uploads/2023/03/gsh.jpeg" text:style-name="Internet_20_link" text:visited-style-name="Visited_20_Internet_20_Link">
gsh.jpe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81" text:anchor-type="as-char" svg:width="6.9236in" svg:height="5.820953in" draw:z-index="0">
<draw:image xlink:href="../Images/AРМІЯINFORM/2023-03-26T89-00-00-04-00/gsh.jpeg" xlink:type="simple" xlink:show="embed" xlink:actuate="onLoad" draw:mime-type="image/jpeg"/>
</draw:frame>
**🔥i</text:p>
      <text:p text:style-name="P4">
敌人专注于在纳利曼斯克，巴赫穆特，阿夫迪夫和玛丽斯基的方向上的进攻行动上的主要努力。 由于他们的专业和协调的行动，他们反映了50多次战士攻击。</text:p>
      <text:p text:style-name="P4">
在Facebook上关于它<text:a xlink:type="simple" xlink:href="https://www.facebook.com/GeneralStaff.ua/posts/pfbid02FnK5bXUHWMsuvWNC48S88M1pf82E3gHcwAdM3DA8vu6MCShfzuhT4rmBp4ecvCXxl" text:style-name="Internet_20_link" text:visited-style-name="Visited_20_Internet_20_Link">
报告</text:a>
武装部队的总人员。</text:p>
      <text:p text:style-name="P4">
在Volyn，Polissya，Siversky和Slobozhansky的指示中，没有检测到进攻群体形成的迹象。 在白俄罗斯共和国的领土上，发生了俄罗斯联邦武装部队部队形成的事件。 对手精确地在库尔斯克塔布尔戈罗德地区的边界地区维持军事存在。</text:p>
      <text:p text:style-name="P4">
News Source: <text:a xlink:type="simple" xlink:href="https://armyinform.com.ua/2023/03/26/protyagom-doby-ukrayinski-zahysnyky-vidbyly-ponad-50-vorozhyh-atak/" text:style-name="Internet_20_link" text:visited-style-name="Visited_20_Internet_20_Link">
https://armyinform.com.ua/2023/03/26/protyagom-doby-ukrayinski-zahysnyky-vidbyly-ponad-50-vorozhyh-atak/</text:a>
</text:p>
      <!--NEWS-->
      <text:h text:style-name="P10" text:outline-level="1">
<text:span text:style-name="T4">
在Zaporizhzhia地区，种族主义者安排了当地医院，不让平民在那里</text:span>
</text:h>
      <text:p text:style-name="P4">
作者: ['АРМІЯINFORM']</text:p>
      <text:p text:style-name="P4">
时间: 2023-03-26T90:00:00-04:00</text:p>
      <text:p text:style-name="P4">
描述: Rosiyski Zagarbniki摇摇欲坠。 Zmushkhїh ...与乌克兰2022年的战争，与乌克兰的最新消息，今天与乌克兰2022年的新闻战争，乌克兰和俄罗斯之间的战争以及俄罗斯之间的战争以及2022年与乌克兰的战争将是，或未将是乌克兰的战争。他们说，在不久的将来，与乌克兰发生了战争</text:p>
      <text:p text:style-name="P4">
图片: ['<text:a xlink:type="simple" xlink:href="https://armyinform.com.ua/wp-content/uploads/2023/01/poraneni-rosiyany.jpg" text:style-name="Internet_20_link" text:visited-style-name="Visited_20_Internet_20_Link">
poraneni-rosiyany.jpg</text:a>
']</text:p>
      <text:p text:style-name="P4">
标签: ['АГРЕСІЯ РФ', 'ВТОРГНЕННЯ РФ', 'ГШ ЗСУ', 'ОПЕРАТИВНА ІНФОРМАЦІЯ']</text:p>
      <text:p text:style-name="P4">
类别: News</text:p>
      <!--METADATA-->
      <text:p text:style-name="P4">
<draw:frame draw:style-name="fr1" draw:name="Image82" text:anchor-type="as-char" svg:width="6.9236in" svg:height="4.61903in" draw:z-index="0">
<draw:image xlink:href="../Images/AРМІЯINFORM/2023-03-26T90-00-00-04-00/poraneni-rosiyany.jpg" xlink:type="simple" xlink:show="embed" xlink:actuate="onLoad" draw:mime-type="image/jpeg"/>
</draw:frame>
<text:span text:style-name="T4">
🔥俄罗斯入侵的情况</text:span>
</text:p>
      <text:p text:style-name="P4">
俄罗斯入侵者继续遭受巨大的损失。 这迫使他们在民用医疗设施中住院。</text:p>
      <text:p text:style-name="P4">
在Facebook上关于它<text:a xlink:type="simple" xlink:href="https://www.facebook.com/GeneralStaff.ua/posts/pfbid02FnK5bXUHWMsuvWNC48S88M1pf82E3gHcwAdM3DA8vu6MCShfzuhT4rmBp4ecvCXxl" text:style-name="Internet_20_link" text:visited-style-name="Visited_20_Internet_20_Link">
报告</text:a>
武装部队的总人员。</text:p>
      <text:p text:style-name="P4">
“是的，在Zaporizhzhya地区Azov区的Novovasilovka定居下，俄罗斯占领部队使用当地医院作为审判。 截至3月25日，约有200名受伤的俄罗斯入侵者得到了治疗。 消息说：“禁止平民进入医疗机构。”</text:p>
      <text:p text:style-name="P4">
News Source: <text:a xlink:type="simple" xlink:href="https://armyinform.com.ua/2023/03/26/u-zaporizkij-oblasti-rashysty-oblashtuvaly-misczevu-likarnyu-pid-shpytal-i-ne-puskayut-tudy-czyvilnyh/" text:style-name="Internet_20_link" text:visited-style-name="Visited_20_Internet_20_Link">
https://armyinform.com.ua/2023/03/26/u-zaporizkij-oblasti-rashysty-oblashtuvaly-misczevu-likarnyu-pid-shpytal-i-ne-puskayut-tudy-czyvilnyh/</text:a>
</text:p>
      <!--NEWS-->
      <text:h text:style-name="P10" text:outline-level="1">
<text:span text:style-name="T4">
我们每天的航空在敌对的位置和技术上击中了3杆</text:span>
</text:h>
      <text:p text:style-name="P4">
作者: ['АРМІЯINFORM']</text:p>
      <text:p text:style-name="P4">
时间: 2023-03-26T91:00:00-04:00</text:p>
      <text:p text:style-name="P4">
描述: 在Limanskoye，在...与乌克兰2022年战争的非街对手增强了企业，与乌克兰与乌克兰的最新新闻战争，今天与乌克兰2022年的新闻战争，乌克兰和俄罗斯之间的战争以及俄罗斯之间以及俄罗斯之间的战争，以及何时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ІЙНА', 'ВТОРГНЕННЯ РФ', 'ОПЕРАТИВНА ІНФОРМАЦІЯ', 'ХРОНІКА ОБОРОНИ']</text:p>
      <text:p text:style-name="P4">
类别: News</text:p>
      <!--METADATA-->
      <text:p text:style-name="P4">
<draw:frame draw:style-name="fr1" draw:name="Image83" text:anchor-type="as-char" svg:width="6.9236in" svg:height="3.894525in" draw:z-index="0">
<draw:image xlink:href="../Images/AРМІЯINFORM/2023-03-26T91-00-00-04-00/aviacziya-syl-oborony-ukrayiny.jpg" xlink:type="simple" xlink:show="embed" xlink:actuate="onLoad" draw:mime-type="image/jpeg"/>
</draw:frame>
说明性照片<text:span text:style-name="T4">
🔥俄罗斯完成的情况</text:span>
</text:p>
      <text:p text:style-name="P4">
在白天，敌人在利马方向上带领了Sinkivka和Vesele定居点的不成功的进攻潜水员。 在库皮斯克·哈尔基夫地区进行了炮兵研究员； Makeevka，Nevsky，Dibrova，Bigorivka，Luhansk地区以及Nadonechyna的Wells，Liman和Recesses。</text:p>
      <text:p text:style-name="P4">
在Facebook上关于它<text:a xlink:type="simple" xlink:href="https://www.facebook.com/GeneralStaff.ua/posts/pfbid02FnK5bXUHWMsuvWNC48S88M1pf82E3gHcwAdM3DA8vu6MCShfzuhT4rmBp4ecvCXxl" text:style-name="Internet_20_link" text:visited-style-name="Visited_20_Internet_20_Link">
报告</text:a>
武装部队的总人员。</text:p>
      <text:p text:style-name="P4">
“乌克兰国防军每天的航空在占领者的集中和军事装备领域赢得了3杆，伊亚瑟鲁斯的导弹部队袭击了敌人的集中的3个区域，无线电 - 电子 - 电子焦点和弹药构图，”声明说。</text:p>
      <text:p text:style-name="P4">
News Source: <text:a xlink:type="simple" xlink:href="https://armyinform.com.ua/2023/03/26/nasha-aviacziya-za-dobu-zavdala-3-udary-po-vorozhyh-pozycziyah-ta-tehniczi/" text:style-name="Internet_20_link" text:visited-style-name="Visited_20_Internet_20_Link">
https://armyinform.com.ua/2023/03/26/nasha-aviacziya-za-dobu-zavdala-3-udary-po-vorozhyh-pozycziyah-ta-tehniczi/</text:a>
</text:p>
      <!--NEWS-->
      <text:h text:style-name="P10" text:outline-level="1">
<text:span text:style-name="T4">
约瑟夫·博雷尔（Josep Borrel）：如果俄罗斯联邦将核武器放置在白俄罗斯</text:span>
</text:h>
      <text:p text:style-name="P4">
作者: ['АРМІЯINFORM']</text:p>
      <text:p text:style-name="P4">
时间: 2023-03-26T92:00:00-04:00</text:p>
      <text:p text:style-name="P4">
描述: Vrososyuz准备在……与乌克兰2022年战争的核核核能开始，与乌克兰今天与乌克兰最新新闻的战争，与乌克兰2022年的新闻战争是今天的最后一场战争，是否会有一场战争，是否会有一场战争，是否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0/06/zhozep_borrel_.jpg" text:style-name="Internet_20_link" text:visited-style-name="Visited_20_Internet_20_Link">
zhozep_borrel_.jpg</text:a>
']</text:p>
      <text:p text:style-name="P4">
标签: ['STOPRUSSIA', 'ЖОЗЕП БОРРЕЛЬ']</text:p>
      <text:p text:style-name="P4">
类别: News</text:p>
      <!--METADATA-->
      <text:p text:style-name="P4">
<draw:frame draw:style-name="fr1" draw:name="Image84" text:anchor-type="as-char" svg:width="6.9236in" svg:height="3.896366in" draw:z-index="0">
<draw:image xlink:href="../Images/AРМІЯINFORM/2023-03-26T92-00-00-04-00/zhozep_borrel_.jpg" xlink:type="simple" xlink:show="embed" xlink:actuate="onLoad" draw:mime-type="image/jpeg"/>
</draw:frame>
在白俄罗斯战术核武器的情况下，欧盟已准备好实施新的制裁。</text:p>
      <text:p text:style-name="P4">
关于它<text:a xlink:type="simple" xlink:href="https://twitter.com/JosepBorrellF" text:style-name="Internet_20_link" text:visited-style-name="Visited_20_Internet_20_Link">
陈述</text:a>
欧洲外交与安全政策的高度代表Josep Borrel在Twitter上。</text:p>
      <text:p text:style-name="P4">
他指出，他在可能将俄罗斯战术核武器放置在白俄罗斯的威胁时看到了对欧洲安全的威胁。</text:p>
      <text:p text:style-name="P4">
他的职位写道：“在白俄罗斯的俄罗斯核武器的放置将意味着不负责任和对欧洲安全的威胁。”</text:p>
      <text:p text:style-name="P4">
约瑟夫·博雷尔(Josep Borrel)强调说：“白俄罗斯仍然可以阻止它，这是她的选择。”</text:p>
      <text:p text:style-name="P4">
我们将提醒，3月25日，俄罗斯总统弗拉基米尔·普京宣布俄罗斯将在白俄罗斯放置战术核武器。</text:p>
      <text:p text:style-name="P4">
在乌克兰外交部<text:a xlink:type="simple" xlink:href="https://armyinform.com.ua/2023/03/26/mzs-ukrayiny-zaklykaly-bilorus-zavadyty-namiram-rf-rozmistyty-yadernu-zbroyu-na-yih-terytoriyi/" text:style-name="Internet_20_link" text:visited-style-name="Visited_20_Internet_20_Link">
需求</text:a>
立即在联合国安理会的一次非凡会议上召集，并等待采取有效的行动来抵消英国，中国，美国和法国的俄罗斯联邦核勒索。</text:p>
      <text:p text:style-name="P4">
News Source: <text:a xlink:type="simple" xlink:href="https://armyinform.com.ua/2023/03/26/zhozep-borrel-yes-gotovyj-vvesty-novi-sankcziyi-yakshho-rf-rozmistyt-yadernu-zbroyu-u-bilorusi/" text:style-name="Internet_20_link" text:visited-style-name="Visited_20_Internet_20_Link">
https://armyinform.com.ua/2023/03/26/zhozep-borrel-yes-gotovyj-vvesty-novi-sankcziyi-yakshho-rf-rozmistyt-yadernu-zbroyu-u-bilorusi/</text:a>
</text:p>
      <!--NEWS-->
      <text:h text:style-name="P10" text:outline-level="1">
<text:span text:style-name="T4">
乌克兰军队俘获了俄罗斯装甲车BPM-97“衬里”</text:span>
</text:h>
      <text:p text:style-name="P4">
作者: ['АРМІЯINFORM']</text:p>
      <text:p text:style-name="P4">
时间: 2023-03-26T93:00:00-04:00</text:p>
      <text:p text:style-name="P4">
描述: Net Standing，Pid Hour to Counteratrnastupu，我们的葡萄酒有必要点击Rosiska BPM-97装甲车...与乌克兰2022年的战争，与乌克兰与乌克兰的最新新闻，今天与乌克兰的新闻进行战争，与乌克兰2022年最后一次，将会有乌克兰与俄罗斯之间的战争，以及2022年与乌克兰的战争，这将是与否，他们说，在不久的将来，将与乌克兰发生战争，他们说，与乌克兰的战争，今天的乌克兰新闻，乌克兰的新闻，乌克兰媒体的新闻在俄罗斯</text:p>
      <text:p text:style-name="P4">
图片: ['<text:a xlink:type="simple" xlink:href="https://armyinform.com.ua/wp-content/uploads/2023/03/kjtjtr-e1679844333278.jpg" text:style-name="Internet_20_link" text:visited-style-name="Visited_20_Internet_20_Link">
kjtjtr-e1679844333278.jpg</text:a>
']</text:p>
      <text:p text:style-name="P4">
标签: ['MILITARY MEDIA CENTER', 'ТРОФЕЙНА ТЕХНІКА', 'ХРОНІКА ОБОРОНИ']</text:p>
      <text:p text:style-name="P4">
类别: News</text:p>
      <!--METADATA-->
      <text:p text:style-name="P4">
<draw:frame draw:style-name="fr1" draw:name="Image85" text:anchor-type="as-char" svg:width="6.9236in" svg:height="4.483031in" draw:z-index="0">
<draw:image xlink:href="../Images/AРМІЯINFORM/2023-03-26T93-00-00-04-00/kjtjtr-e1679844333278.jpg" xlink:type="simple" xlink:show="embed" xlink:actuate="onLoad" draw:mime-type="image/jpeg"/>
</draw:frame>
最近，在反攻击期间，我们的士兵设法占领了俄罗斯的邦尼克尔<text:a xlink:type="simple" xlink:href="https://armyinform.com.ua/2022/05/19/bronovanyj-kamaz-v%d1%8bstrel-nova-mishen-dlya-ukrayinskyh-zahysnykiv/" text:style-name="Internet_20_link" text:visited-style-name="Visited_20_Internet_20_Link">
BPM-97“衬里”</text:a>
.</text:p>
      <text:p text:style-name="P4">
Про це <text:a xlink:type="simple" xlink:href="https://t.me/militarymediacenter/1544" text:style-name="Internet_20_link" text:visited-style-name="Visited_20_Internet_20_Link">
повідомляє</text:a>
军事媒体中心。</text:p>
      <text:p text:style-name="P4">
“自大规模入侵俄罗斯联邦以来，乌克兰军方夺取了相当大的军事装备和武器。</text:p>
      <text:p text:style-name="P4">
根据我们的防守者的评论，这款奖杯装甲车甚至在附近也没有与国内或西方的Owt击败。 勇士承认，这种“奖杯”仅用于弹药，因为对于人们来说，既没有舒适也没有足够的保护。”</text:p>
      <text:p text:style-name="P4">
_ <text:span text:style-name="T4">
 kamaz-43269“ vistrel” </text:span>
  - 一台带负载焊缝的全轮驱动机，安装在Cacaz-4326平民汽车的高标准的机箱上。用于放置通风和着陆的隔室。 在案件的侧面，有登陆和着陆的门以及饲养门。 屋顶为着陆，机械师和指挥官_提供舱口。</text:p>
      <text:p text:style-name="P4">
News Source: <text:a xlink:type="simple" xlink:href="https://armyinform.com.ua/2023/03/26/ukrayinski-vijskovi-zahopyly-rosijskyj-broneavtomobil-bpm-97-vystryel/" text:style-name="Internet_20_link" text:visited-style-name="Visited_20_Internet_20_Link">
https://armyinform.com.ua/2023/03/26/ukrayinski-vijskovi-zahopyly-rosijskyj-broneavtomobil-bpm-97-vystryel/</text:a>
</text:p>
      <!--NEWS-->
      <text:h text:style-name="P10" text:outline-level="1">
<text:span text:style-name="T4">
罗萨米亚的部队开了切尔尼夫西的边界，遭到了损害</text:span>
</text:h>
      <text:p text:style-name="P4">
作者: ['АРМІЯINFORM']</text:p>
      <text:p text:style-name="P4">
时间: 2023-03-26T94:00:00-04:00</text:p>
      <text:p text:style-name="P4">
描述: 对于Doba来说，俄罗斯Rosarmi Dvichi被Bengigyvsko地区庇护。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obstrilyaly.jpg" text:style-name="Internet_20_link" text:visited-style-name="Visited_20_Internet_20_Link">
obstrilyaly.jpg</text:a>
']</text:p>
      <text:p text:style-name="P4">
标签: ['STOPRUSSIA', 'ОБСТРІЛИ РФ', 'ОПЕРАТИВНЕ КОМАНДУВАННЯ «ПІВНІЧ»']</text:p>
      <text:p text:style-name="P4">
类别: News</text:p>
      <!--METADATA-->
      <text:p text:style-name="P4">
<draw:frame draw:style-name="fr1" draw:name="Image86" text:anchor-type="as-char" svg:width="6.9236in" svg:height="4.620443in" draw:z-index="0">
<draw:image xlink:href="../Images/AРМІЯINFORM/2023-03-26T94-00-00-04-00/obstrilyaly.jpg" xlink:type="simple" xlink:show="embed" xlink:actuate="onLoad" draw:mime-type="image/jpeg"/>
</draw:frame>
白天，罗萨米亚的部队被切尔尼希夫地区边界发射了两次。</text:p>
      <text:p text:style-name="P4">
关于它<text:a xlink:type="simple" xlink:href="https://www.facebook.com/plugins/post.php" text:style-name="Internet_20_link" text:visited-style-name="Visited_20_Internet_20_Link">
报告</text:a>
操作命令“北”。</text:p>
      <text:p text:style-name="P4">
“从14:40到3:00 pm <text:span text:style-name="T4">
 3到达</text:span>
，大概有120毫米的砂浆，没有卡尔波维奇的定居点。”</text:p>
      <text:p text:style-name="P4">
炮击损坏了私人房屋。</text:p>
      <text:p text:style-name="P4">
“从17:25到17:55，<text:span text:style-name="T4">
 8教区</text:span>
，大概有120毫米的迫击炮，是Blushn定居点的UIJ区。 没有关于平民基础设施处置当地人口中损失的信息。</text:p>
      <text:p text:style-name="P4">
News Source: <text:a xlink:type="simple" xlink:href="https://armyinform.com.ua/2023/03/26/vijska-rosarmiyi-obstrilyaly-prykordonnya-chergivshhyny-ye-rujnuvannya/" text:style-name="Internet_20_link" text:visited-style-name="Visited_20_Internet_20_Link">
https://armyinform.com.ua/2023/03/26/vijska-rosarmiyi-obstrilyaly-prykordonnya-chergivshhyny-ye-rujnuvannya/</text:a>
</text:p>
      <!--NEWS-->
      <text:h text:style-name="P10" text:outline-level="1">
<text:span text:style-name="T4">
爱沙尼亚国防部在榴弹炮中表明了乌克兰军队的训练</text:span>
</text:h>
      <text:p text:style-name="P4">
作者: ['АРМІЯINFORM']</text:p>
      <text:p text:style-name="P4">
时间: 2023-03-26T95:00:00-04:00</text:p>
      <text:p text:style-name="P4">
描述: 在该部的辩护表明，在乌克兰·维兹基科夫（Ukraine Viezikovikh）猎犬的情况下，在与乌克兰2022年的战争中，与乌克兰与乌克兰的最新新闻，今天与乌克兰2022年的新闻战争，今天将在今天与乌克兰的战争，今天将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3/28453de6-5efd226bc7f7cb69ea2b23c4d52c8328.jpeg" text:style-name="Internet_20_link" text:visited-style-name="Visited_20_Internet_20_Link">
28453de6-5efd226bc7f7cb69ea2b23c4d52c8328.jpeg</text:a>
']</text:p>
      <text:p text:style-name="P4">
标签: ['МІНІСТЕРСТВО ОБОРОНИ ЕСТОНІЇ', 'ПІДГОТОВКА ВІЙСЬК']</text:p>
      <text:p text:style-name="P4">
类别: News</text:p>
      <!--METADATA-->
      <text:p text:style-name="P4">
<draw:frame draw:style-name="fr1" draw:name="Image87" text:anchor-type="as-char" svg:width="6.9236in" svg:height="3.517494in" draw:z-index="0">
<draw:image xlink:href="../Images/AРМІЯINFORM/2023-03-26T95-00-00-04-00/28453de6-5efd226bc7f7cb69ea2b23c4d52c8328.jpeg" xlink:type="simple" xlink:show="embed" xlink:actuate="onLoad" draw:mime-type="image/jpeg"/>
</draw:frame>
爱沙尼亚国防部展示了乌克兰军队在榴弹炮中如何接受训练。</text:p>
      <text:p text:style-name="P4">
视频<text:a xlink:type="simple" xlink:href="https://twitter.com/MoD_Estonia/status/1639911264791961602" text:style-name="Internet_20_link" text:visited-style-name="Visited_20_Internet_20_Link">
发布</text:a>
在爱沙尼亚国防办公室的Twitter中。</text:p>
      <text:p text:style-name="P4">
“乌克兰必须赢得这场战争，俄罗斯失败。 对乌克兰的军事支持应继续并增加。 除武器，营地设备外，还应包括乌克兰军队的训练。</text:p>
      <text:p text:style-name="P4">
爱沙尼亚的辩护部队支持乌克兰部队的准备，以准备大炮定居点。”</text:p>
      <text:p text:style-name="P4">
众所周知，乌克兰军队<text:a xlink:type="simple" xlink:href="https://armyinform.com.ua/2023/03/02/ukrayinski-artylerysty-prohodyat-pidgotovku-v-estoniyi/" text:style-name="Internet_20_link" text:visited-style-name="Visited_20_Internet_20_Link">
PASS</text:a>
爱沙尼亚的炮兵训练将拍摄155毫米和122毫米榴弹炮。</text:p>
      <text:p text:style-name="Quotations">

<text:p text:style-name="P4">
乌克兰必须赢得这场战争，俄罗斯必须输。 军事支持&gt;
 <text:a xlink:type="simple" xlink:href="https://twitter.com/hashtag/Ukraine" text:style-name="Internet_20_link" text:visited-style-name="Visited_20_Internet_20_Link">
\ #ukraine</text:a>
&gt;
必须继续并增加。 除了武器，设备和弹药外，此&gt;
 &gt;
&gt;
🎥<text:a xlink:type="simple" xlink:href="https://twitter.com/Kaitsevagi" text:style-name="Internet_20_link" text:visited-style-name="Visited_20_Internet_20_Link">
@kaitsevagi</text:a>
&gt;
支持部队&gt;
 <text:a xlink:type="simple" xlink:href="https://twitter.com/DefenceU" text:style-name="Internet_20_link" text:visited-style-name="Visited_20_Internet_20_Link">
@defenceu</text:a>
用榴弹炮&gt;
训练。&gt;
 <text:a xlink:type="simple" xlink:href="https://twitter.com/hashtag/StopRussianAggression" text:style-name="Internet_20_link" text:visited-style-name="Visited_20_Internet_20_Link">
\ #stoprussianaggression</text:a>
&gt;
 <text:a xlink:type="simple" xlink:href="https://t.co/mlGo6befHk" text:style-name="Internet_20_link" text:visited-style-name="Visited_20_Internet_20_Link">
pic.twitter.com/mlgo6befhk</text:a>
&gt;
&gt;
  -  Mod Estonia(@mod_estonia)<text:a xlink:type="simple" xlink:href="https://twitter.com/MoD_Estonia/status/1639911264791961602" text:style-name="Internet_20_link" text:visited-style-name="Visited_20_Internet_20_Link">
3月26日，&gt;
 2023年</text:a>
</text:p>

</text:p>
      <text:p text:style-name="P4">
News Source: <text:a xlink:type="simple" xlink:href="https://armyinform.com.ua/2023/03/26/u-minoborony-estoniyi-pokazaly-navchannya-ukrayinskyh-vijskovyh-na-gaubyczyah/" text:style-name="Internet_20_link" text:visited-style-name="Visited_20_Internet_20_Link">
https://armyinform.com.ua/2023/03/26/u-minoborony-estoniyi-pokazaly-navchannya-ukrayinskyh-vijskovyh-na-gaubyczyah/</text:a>
</text:p>
      <!--NEWS-->
      <text:h text:style-name="P10" text:outline-level="1">
<text:span text:style-name="T4">
在波兰安装了70张广告牌，上面安装了乌克兰人的图像，他们真诚感谢波兰人的支持</text:span>
</text:h>
      <text:p text:style-name="P4">
作者: ['АРМІЯINFORM']</text:p>
      <text:p text:style-name="P4">
时间: 2023-03-26T96:00:00-04:00</text:p>
      <text:p text:style-name="P4">
描述: 由Gromadsko Izhromaydan-varshava的部队，与乌克兰基金会的立场...与乌克兰2022年的战争，与乌克兰的最新新闻，《与乌克兰的新闻战》 2022年的战争是今天的最后一场战争，乌克兰和俄罗斯与俄罗斯和俄罗斯之间的战争将会当他们在2022年与乌克兰进行战争时，他们说，在不久的将来，乌克兰是否会与乌克兰进行战争</text:p>
      <text:p text:style-name="P4">
图片: ['<text:a xlink:type="simple" xlink:href="https://armyinform.com.ua/wp-content/uploads/2023/03/minre1.jpeg" text:style-name="Internet_20_link" text:visited-style-name="Visited_20_Internet_20_Link">
minre1.jpeg</text:a>
', '<text:a xlink:type="simple" xlink:href="https://armyinform.com.ua/wp-content/uploads/2023/03/minre2.jpeg" text:style-name="Internet_20_link" text:visited-style-name="Visited_20_Internet_20_Link">
minre2.jpeg</text:a>
']</text:p>
      <text:p text:style-name="P4">
标签: ['STOPRUSSIA', 'АГРЕСІЯ РФ', 'ВТОРГНЕННЯ РФ', 'ДОПОМОГА ПАРТНЕРІВ', 'МІНРЕІНТЕГРАЦІЇ', 'СВІТ ПІДТРИМУЄ УКРАЇНУ']</text:p>
      <text:p text:style-name="P4">
类别: News</text:p>
      <!--METADATA-->
      <text:p text:style-name="P4">
<draw:frame draw:style-name="fr1" draw:name="Image88" text:anchor-type="as-char" svg:width="6.9236in" svg:height="4.627273in" draw:z-index="0">
<draw:image xlink:href="../Images/AРМІЯINFORM/2023-03-26T96-00-00-04-00/minre1.jpeg" xlink:type="simple" xlink:show="embed" xlink:actuate="onLoad" draw:mime-type="image/jpeg"/>
</draw:frame>
Euromaidan-Warsaw公共倡议的部队，与乌克兰基金会的立场和波兰的Nova乌克兰组织进行了一项信息运动“谢谢，波兰”。 它是在乌克兰大规模入侵的周年纪念日举行的。</text:p>
      <text:p text:style-name="P4">
关于它<text:a xlink:type="simple" xlink:href="https://minre.gov.ua/2023/03/26/ukrayinczi-dyakuyut-polyakam-ta-polshhi/" text:style-name="Internet_20_link" text:visited-style-name="Visited_20_Internet_20_Link">
报告</text:a>
乌克兰临时占领领土的重新融入部。</text:p>
      <text:p text:style-name="P4">
在全国各地的行动中，有70个广告牌，上面有乌克兰人的图像，他们真诚地感谢波兰人和波兰的支持。</text:p>
      <text:p text:style-name="P4">
这些照片并不是偶然的 - 他们描绘了我们的同胞，他们得到了波兰人的帮助。</text:p>
      <text:p text:style-name="P4">
例如，安东士兵的历史。 他的亲人必须成为Vpolshi的难民。 或者是玛丽亚波尔(Mariupol)的玛丽亚(Maria)女孩的故事，他几乎在Umariupol封锁中幸存下来，并于2022年3月与Tamatrya的堂兄一起撤离到波兰。</text:p>
      <text:p text:style-name="P4">
<draw:frame draw:style-name="fr1" draw:name="Image89" text:anchor-type="as-char" svg:width="6.9236in" svg:height="4.624965in" draw:z-index="0">
<draw:image xlink:href="../Images/AРМІЯINFORM/2023-03-26T96-00-00-04-00/minre2.jpeg" xlink:type="simple" xlink:show="embed" xlink:actuate="onLoad" draw:mime-type="image/jpeg"/>
</draw:frame>
在整个月中，整个波兰安装的广告牌能够看到约6000万人，即200万人。</text:p>
      <text:p text:style-name="P4">
重返社会部表示衷心感谢Euromaidan-Warshava倡议，与乌克兰基金会的立场和Nova乌克兰组织的工作。 阿德扎拉兹(Adzharaz)对我们乌克兰人(Ukrainians)对他们表示感谢的数百万波兰人很重要。我们将永远记得我们友好国家对我们国家的艰难时期的令人难以置信的支持。</text:p>
      <text:p text:style-name="P4">
News Source: <text:a xlink:type="simple" xlink:href="https://armyinform.com.ua/2023/03/26/ukrayinczi-dyakuyut-polyakam-ta-polshhi/" text:style-name="Internet_20_link" text:visited-style-name="Visited_20_Internet_20_Link">
https://armyinform.com.ua/2023/03/26/ukrayinczi-dyakuyut-polyakam-ta-polshhi/</text:a>
</text:p>
      <!--NEWS-->
      <text:h text:style-name="P10" text:outline-level="1">
<text:span text:style-name="T4">
在Kharkiv地区，占领者袭击了Kub’ Yang：损坏了一座住宅</text:span>
</text:h>
      <text:p text:style-name="P4">
作者: ['АРМІЯINFORM']</text:p>
      <text:p text:style-name="P4">
时间: 2023-03-26T97:00:00-04:00</text:p>
      <text:p text:style-name="P4">
描述: Rosiyski Vissyka 26在Kharkivshin上刺穿了Kup’yansk。 Unaslidokov的诉讼...与乌克兰2022年的战争，与乌克兰的最新新闻，与乌克兰的新闻战争，与乌克兰2022年的新闻战争，今天将在乌克兰和俄罗斯之间发动战争，当2022年与乌克兰的战争将在2022年与乌克兰战争时他们是否会在不久的将来与乌克兰进行战争，他们说，与乌克兰的战争，今天的乌克兰新闻，乌克兰新闻，乌克兰媒体在俄罗斯</text:p>
      <text:p text:style-name="P4">
图片: ['<text:a xlink:type="simple" xlink:href="https://armyinform.com.ua/wp-content/uploads/2023/03/photo_5260441232671360784_y-1.jpg" text:style-name="Internet_20_link" text:visited-style-name="Visited_20_Internet_20_Link">
photo_5260441232671360784_y-1.jpg</text:a>
', '<text:a xlink:type="simple" xlink:href="https://armyinform.com.ua/wp-content/uploads/2023/03/photo_5260441232671360783_y-1.jpg" text:style-name="Internet_20_link" text:visited-style-name="Visited_20_Internet_20_Link">
photo_5260441232671360783_y-1.jpg</text:a>
']</text:p>
      <text:p text:style-name="P4">
标签: ['ОБСТРІЛИ РФ']</text:p>
      <text:p text:style-name="P4">
类别: News</text:p>
      <!--METADATA-->
      <text:p text:style-name="P4">
<draw:frame draw:style-name="fr1" draw:name="Image90" text:anchor-type="as-char" svg:width="6.9236in" svg:height="5.1927in" draw:z-index="0">
<draw:image xlink:href="../Images/AРМІЯINFORM/2023-03-26T97-00-00-04-00/photo_5260441232671360784_y-1.jpg" xlink:type="simple" xlink:show="embed" xlink:actuate="onLoad" draw:mime-type="image/jpeg"/>
</draw:frame>
2月26日，俄罗斯军队在哈尔基夫地区开了库皮斯克。 由于占领者的稻草人，因此遭到破坏。</text:p>
      <text:p text:style-name="P4">
关于它<text:a xlink:type="simple" xlink:href="https://t.me/pgo_gov_ua/10779" text:style-name="Internet_20_link" text:visited-style-name="Visited_20_Internet_20_Link">
报告</text:a>
乌克兰检察长办公室。</text:p>
      <text:p text:style-name="P4">
“根据调查，3月26日，俄罗斯士兵进行了库皮斯克的炮兵酒吧。 其中一个敌人的炮弹被一个五台房子击中。 信息也对私人家庭，附属建筑和当地人造成破坏和损害。”</text:p>
      <text:p text:style-name="P4">
<draw:frame draw:style-name="fr1" draw:name="Image91" text:anchor-type="as-char" svg:width="6.9236in" svg:height="9.241093in" draw:z-index="0">
<draw:image xlink:href="../Images/AРМІЯINFORM/2023-03-26T97-00-00-04-00/photo_5260441232671360783_y-1.jpg" xlink:type="simple" xlink:show="embed" xlink:actuate="onLoad" draw:mime-type="image/jpeg"/>
</draw:frame>
</text:p>
      <text:p text:style-name="P4">
News Source: <text:a xlink:type="simple" xlink:href="https://armyinform.com.ua/2023/03/26/na-harkivshhyni-okupanty-zavdaly-udaru-po-kupyansku-poshkodyly-zhytlovyj-budynok/" text:style-name="Internet_20_link" text:visited-style-name="Visited_20_Internet_20_Link">
https://armyinform.com.ua/2023/03/26/na-harkivshhyni-okupanty-zavdaly-udaru-po-kupyansku-poshkodyly-zhytlovyj-budynok/</text:a>
</text:p>
      <!--NEWS-->
      <text:h text:style-name="P10" text:outline-level="1">
<text:span text:style-name="T4">
加拿大总理和美国总统答应与乌克兰并肩作战</text:span>
</text:h>
      <text:p text:style-name="P4">
作者: ['АРМІЯINFORM']</text:p>
      <text:p text:style-name="P4">
时间: 2023-03-26T98:00:00-04:00</text:p>
      <text:p text:style-name="P4">
描述: Prem-Minster Polish Mateusz Moravekiye Planwati合作伙伴在єєєєєєєєєєєєєєєєєєєєєєєєєєєєєєєєєєєєєєєєєєєєєєєєєєєєєєєєєєєєєєєєєєєєєєєєєєєєєєєєєєєєєєєєєєєєєєєєєєєєєєєєєєєєєєєєєєєєєєєєєєєєєєєєє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2/dzhozef-bajden.jpg" text:style-name="Internet_20_link" text:visited-style-name="Visited_20_Internet_20_Link">
dzhozef-bajden.jpg</text:a>
']</text:p>
      <text:p text:style-name="P4">
标签: ['STOPRUSSIA', 'АГРЕСІЯ РФ', 'ВТОРГНЕННЯ РФ', 'ДОПОМОГА ПАРТНЕРІВ', 'СВІТ ПІДТРИМУЄ УКРАЇНУ', 'СЛУЖБА ЗОВНІШНЬОЇ РОЗВІДКИ УКРАЇНИ']</text:p>
      <text:p text:style-name="P4">
类别: News</text:p>
      <!--METADATA-->
      <text:p text:style-name="P4">
<draw:frame draw:style-name="fr1" draw:name="Image92" text:anchor-type="as-char" svg:width="6.9236in" svg:height="4.61393in" draw:z-index="0">
<draw:image xlink:href="../Images/AРМІЯINFORM/2023-03-26T98-00-00-04-00/dzhozef-bajden.jpg" xlink:type="simple" xlink:show="embed" xlink:actuate="onLoad" draw:mime-type="image/jpeg"/>
</draw:frame>
美国总统约瑟夫·拜登</text:p>
      <text:p text:style-name="P4">
波兰总理马特努斯·摩拉维茨基(Mateusz Moravetsky)计划说服欧盟的合作伙伴在欧盟以外的联合采购弹药方面，因为现在需要贝壳，在欧洲还不够。</text:p>
      <text:p text:style-name="P4">
波兰弹药制造商Dezamet，这是Polska Grupa Zbrojeniowa国家公司的一部分(PGZ)将大大增加弹药为乌克兰提供供应的能力。</text:p>
      <text:p text:style-name="P4">
“我们的目标是，乌克兰可以靠近北约，不是一个简单的国家，而是一个正式的成员，”立陶宛加布里埃里乌斯兰郡外交部关于北大西洋联盟夏季峰会的计划，该部长将接受立陶宛。</text:p>
      <text:p text:style-name="P4">
乌克兰的债权人小组与国际货币基金组织代表会面(国际货币基金组织)但是，世界银行为乌克兰提供了一项新计划的金融机构，到2027年为债务延期。</text:p>
      <text:p text:style-name="P4">
美国参议员的两个人召集乔·贝登(Joe Baiden)总统支持国际刑事法院(MKS)并提供俄罗斯军事赎金的证据。 “去年举行的两项大会旨在加强这一支持的运动是与您的政府合作进行的，以平衡对美国ICS关系的所有观点。 但是，几个月后，当ICP披露针对俄罗斯官员的案件时，包括美国FEMPOUTIN，据报道，美国尚未分享可以帮助这些迫害的关键二氧化碳。”参议员说，国际调查对于Pututin和他的随行人员来说，这很重要，他们知道他们的栖息地的责任和正义将会到来。</text:p>
      <text:p text:style-name="P4">
加拿大总理贾斯汀·特鲁多(Justin Trudeau)和美国总统乔·拜登(Joe Biden)答应“与乌克兰并肩作战”。</text:p>
      <text:p text:style-name="P4">
“奥地利是罗马法规的参与者。 这意味着，与所有其他当事方一样，奥地利有义务与国际空间站合作：逮捕令，签发给法院，应履行法院，法院搜查的人不得被捕，”奥地利联邦司法部报道说。 。</text:p>
      <text:p text:style-name="P4">
亚美尼亚宪法法院指出，国际刑事法院的罗马法规符合该国的法律。</text:p>
      <text:p text:style-name="P4">
欧盟可以对可以帮助俄罗斯制定的情况施加贸易限制。<text:span text:style-name="T5">
derello：<text:a xlink:type="simple" xlink:href="https://szru.gov.ua/news-media/publications/260323-ukraina-i-svit--proty-rosiiskoi-ahresii-sanktsii-v-dii" text:style-name="Internet_20_link" text:visited-style-name="Visited_20_Internet_20_Link">
乌克兰的外国情报服务</text:a>
</text:span>
</text:p>
      <text:p text:style-name="P4">
News Source: <text:a xlink:type="simple" xlink:href="https://armyinform.com.ua/2023/03/26/premyer-ministr-kanady-dzhastin-tryudo-i-prezydent-ssha-dzho-bajden-poobiczyaly-stoyaty-plich-o-plich-z-ukrayinoyu/" text:style-name="Internet_20_link" text:visited-style-name="Visited_20_Internet_20_Link">
https://armyinform.com.ua/2023/03/26/premyer-ministr-kanady-dzhastin-tryudo-i-prezydent-ssha-dzho-bajden-poobiczyaly-stoyaty-plich-o-plich-z-ukrayinoyu/</text:a>
</text:p>
      <!--NEWS-->
      <text:h text:style-name="P10" text:outline-level="1">
<text:span text:style-name="T4">
在英国</text:span>
</text:h>
      <text:p text:style-name="P4">
作者: ['АРМІЯINFORM']</text:p>
      <text:p text:style-name="P4">
时间: 2023-03-26T99:00:00-04:00</text:p>
      <text:p text:style-name="P4">
描述: 伟大英军ViisovovovoskovsiskiSisk-Estrustorya与新兵Vidprazyui ...与乌克兰2022年的战争，与乌克兰的最新新闻战争，今天与乌克兰的《新闻战争》，今天上次与乌克兰的新闻战争，将在乌克兰和俄罗斯和乌克兰之间发生战争，与乌克兰之间的战争他们说，在2022年，是否会在不久的将来与乌克兰发生战争</text:p>
      <text:p text:style-name="P4">
图片: ['<text:a xlink:type="simple" xlink:href="https://armyinform.com.ua/wp-content/uploads/2023/03/photo_5260728153666602569_y.jpg" text:style-name="Internet_20_link" text:visited-style-name="Visited_20_Internet_20_Link">
photo_5260728153666602569_y.jpg</text:a>
', '<text:a xlink:type="simple" xlink:href="https://armyinform.com.ua/wp-content/uploads/2023/03/photo_5260728153666602560_y-150x150.jpg" text:style-name="Internet_20_link" text:visited-style-name="Visited_20_Internet_20_Link">
photo_5260728153666602560_y-150x150.jpg</text:a>
', '<text:a xlink:type="simple" xlink:href="https://armyinform.com.ua/wp-content/uploads/2023/03/photo_5260728153666602566_y-150x150.jpg" text:style-name="Internet_20_link" text:visited-style-name="Visited_20_Internet_20_Link">
photo_5260728153666602566_y-150x150.jpg</text:a>
', '<text:a xlink:type="simple" xlink:href="https://armyinform.com.ua/wp-content/uploads/2023/03/photo_5260728153666602559_y-150x150.jpg" text:style-name="Internet_20_link" text:visited-style-name="Visited_20_Internet_20_Link">
photo_5260728153666602559_y-150x150.jpg</text:a>
']</text:p>
      <text:p text:style-name="P4">
标签: ['STOPRUSSIA', 'НАВЧАННЯ']</text:p>
      <text:p text:style-name="P4">
类别: News</text:p>
      <!--METADATA-->
      <text:p text:style-name="P4">
<draw:frame draw:style-name="fr1" draw:name="Image93" text:anchor-type="as-char" svg:width="6.9236in" svg:height="4.627273in" draw:z-index="0">
<draw:image xlink:href="../Images/AРМІЯINFORM/2023-03-26T99-00-00-04-00/photo_5260728153666602569_y.jpg" xlink:type="simple" xlink:show="embed" xlink:actuate="onLoad" draw:mime-type="image/jpeg"/>
</draw:frame>
英国武装部队在巡逻期间淘汰了乌克兰武装部队的武装部队武装部队的武装部队。</text:p>
      <text:p text:style-name="P4">
如<text:a xlink:type="simple" xlink:href="https://t.me/Pavliuk_KSV/3760" text:style-name="Internet_20_link" text:visited-style-name="Visited_20_Internet_20_Link">
告知</text:a>
乌克兰中尉Oleksandr Pavlyuk的第一任副部长是由澳大利亚国防军陆军第一个旅的澳大利亚皇家军团第5营的教练举行的。</text:p>
      <text:p text:style-name="P4">
消息写道：“乌克兰武装部队的新兵在英国基本的一般性军事准备框架内，在排在排层面上的upatrul，国防和攻击行动的理论和实践进行了课程。”</text:p>
      <text:p text:style-name="P4">
<text:a xlink:type="simple" xlink:href="https://armyinform.com.ua/wp-content/uploads/2023/03/photo_5260728153666602560_y.jpg" text:style-name="Internet_20_link" text:visited-style-name="Visited_20_Internet_20_Link">
!(Images/AРМІЯINFORM/2023-03-26T99-00-00-04-00/photo_5260728153666602560_y-150x150.jpg)</text:a>
</text:p>
      <text:p text:style-name="P4">
<text:a xlink:type="simple" xlink:href="https://armyinform.com.ua/wp-content/uploads/2023/03/photo_5260728153666602566_y.jpg" text:style-name="Internet_20_link" text:visited-style-name="Visited_20_Internet_20_Link">
<draw:frame draw:style-name="fr1" draw:name="Image94" text:anchor-type="as-char" svg:width="6.9236in" svg:height="6.9236in" draw:z-index="0">
<draw:image xlink:href="../Images/AРМІЯINFORM/2023-03-26T99-00-00-04-00/photo_5260728153666602566_y-150x150.jpg" xlink:type="simple" xlink:show="embed" xlink:actuate="onLoad" draw:mime-type="image/jpeg"/>
</draw:frame>
</text:a>
</text:p>
      <text:p text:style-name="P4">
<text:a xlink:type="simple" xlink:href="https://armyinform.com.ua/wp-content/uploads/2023/03/photo_5260728153666602559_y.jpg" text:style-name="Internet_20_link" text:visited-style-name="Visited_20_Internet_20_Link">
<draw:frame draw:style-name="fr1" draw:name="Image95" text:anchor-type="as-char" svg:width="6.9236in" svg:height="6.9236in" draw:z-index="0">
<draw:image xlink:href="../Images/AРМІЯINFORM/2023-03-26T99-00-00-04-00/photo_5260728153666602559_y-150x150.jpg" xlink:type="simple" xlink:show="embed" xlink:actuate="onLoad" draw:mime-type="image/jpeg"/>
</draw:frame>
</text:a>
</text:p>
      <text:p text:style-name="P4">
News Source: <text:a xlink:type="simple" xlink:href="https://armyinform.com.ua/2023/03/26/u-velykij-brytaniyi-novobranczi-zsu-navchayutsya-diyaty-u-patruli/" text:style-name="Internet_20_link" text:visited-style-name="Visited_20_Internet_20_Link">
https://armyinform.com.ua/2023/03/26/u-velykij-brytaniyi-novobranczi-zsu-navchayutsya-diyaty-u-patruli/</text:a>
</text:p>
      <!--NEWS-->
      <text:h text:style-name="P10" text:outline-level="1">
<text:span text:style-name="T4">
在远离战争的精神上，在可能的情况下支持我们的战士 - 乌克兰总统</text:span>
</text:h>
      <text:p text:style-name="P4">
作者: ['АРМІЯINFORM']</text:p>
      <text:p text:style-name="P4">
时间: 2023-03-27T98:00:00-04:00</text:p>
      <text:p text:style-name="P4">
描述: 乌克兰总统沃罗迪米尔·泽伦斯基（Volodymyr Zelensky）在维吉尼（Visini）的第395天放弃了乌克兰人：...与乌克兰2022年的战争，与乌克兰的最新新闻，《与乌克兰的新闻战争》，《与乌克兰2022年的新闻战》，今天的战争，乌克兰和俄罗斯和俄罗斯和俄罗斯和俄罗斯和俄罗斯与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标签: ['ВІДЕОЗВЕРНЕННЯ ПРЕЗИДЕНТА УКРАЇНИ']</text:p>
      <text:p text:style-name="P4">
类别: News</text:p>
      <!--METADATA-->
      <text:p text:style-name="P4">
<draw:frame draw:style-name="fr1" draw:name="Image96" text:anchor-type="as-char" svg:width="6.9236in" svg:height="4.547453in" draw:z-index="0">
<draw:image xlink:href="../Images/AРМІЯINFORM/2023-03-27T98-00-00-04-00/2e8af1ed3e9cc7cec5b04efe2638b7bf_1679863637_extra_large-e1679864754399.png" xlink:type="simple" xlink:show="embed" xlink:actuate="onLoad" draw:mime-type="image/png"/>
</draw:frame>
乌克兰Volodymyr Zelenskyy总裁<text:a xlink:type="simple" xlink:href="https://www.president.gov.ua/news/ne-mozhna-buti-podumki-daleko-vid-vijni-pidtrimujte-nashih-b-81817" text:style-name="Internet_20_link" text:visited-style-name="Visited_20_Internet_20_Link">
应用</text:a>
战争的第395天致乌克兰人：</text:p>
      <text:p text:style-name="P4">
<text:span text:style-name="T4">
 <text:span text:style-name="T5">
我希望健康，亲爱的乌克兰人!</text:span>
 </text:span>
</text:p>
      <text:p text:style-name="P4">
今天，我们的国民警卫队庆祝自己的一天，如果我们一起感谢国民警卫队，那将是正确的。 对于国民警卫队，以及所有勇士队，他都有力击败了乌克兰。 感谢您为Donbas杀人的力量。 为Bakhmut和Avdiivka的辩护。 为了对Mariupoli“ Azovstal”的英勇保护。 在卢汉斯地区战斗。 对于基辅地区的战斗，为基辅的战斗。 他们在Zaporozhye的方向保持在南部的防御。</text:p>
      <text:p text:style-name="P4">
另外，我要感谢进攻的开始，这已经成为乌克兰防守新旅的一个例子。</text:p>
      <text:p text:style-name="P4">
在大规模战争期间，近5,000名国民警卫队获得了州奖的标志 - 它是为了参加战斗，勇敢，为了稳定，屠杀，由国民警卫队达成。 32名国民警卫队授予乌克兰英雄。</text:p>
      <text:p text:style-name="P4">
我感谢所有警卫：士兵，中士，军官，命令!感谢您帮助训练战士的国民警卫队为他们提供必要的人，并在受伤后进行治疗，并通过康复进行治疗。</text:p>
      <text:p text:style-name="P4">
乌克兰的力量是所有争夺乌克兰和帮助士兵的人的力量。 没有国民警卫队，我们的国家部队根本不可能。</text:p>
      <text:p text:style-name="P4">
今天，与军队举行了一次会议 - 一次特别的军事会议，一个特别的参与者。 他还举行了情报会议。</text:p>
      <text:p text:style-name="P4">
防御，加强我们的保护 - 包括外部威胁以及内部威胁。 我们正在准备适当的步骤。</text:p>
      <text:p text:style-name="P4">
不断，不变的最大关注 - 最前沿的情况。 残酷的战斗，他们每天需要永久动员的臭毒国家和社会，夺走了多少人的生命。</text:p>
      <text:p text:style-name="P4">
这是错误的，这是不公平的，当我们前面的战斗机有一种感觉，对于许多人来说，战争一直在后方。 对于那些距离萨尔蒂夫卡(Saltivka)的顿涅茨克(Donetsk)或尼科波尔(Nikopol)，距离苏米地区边境地区，Zaporizhzhya的人，以及从战es中进行周到的，远离乌克兰人的痛苦。亲爱的乌克兰人!尽可能地支持我们的战士。 另外，关于志愿会议，并在可能的情况下加入。</text:p>
      <text:p text:style-name="P4">
每个具有信息影响的人都参与病毒工作非常重要。 这不仅适用于记者。 这适用于任何可以传播侵略真理的人。 他们有能力提醒世界的 - 乌克兰人和乌克兰妇女，她们通过损失经历了占领……乌克兰正在为我们的人民和所有受俄罗斯暴政威胁的潮流而战。 去年应尽可能地听到世界对乌克兰的侵略。 他应该听到今年结束战争，将乌克兰从今年的俄罗斯邪恶中解放出来 - 文明世界的接受者任务。 因为文明的手段特别是保护文明。</text:p>
      <text:p text:style-name="P4">
他会见了善意的联合国儿童基金会奥兰多·布鲁姆(Orlando Bloom)和联合国儿童基金会组织团队，以处理人道主义的支持和保护儿童。 长期以来，奥兰多布鲁姆一直在朝着这个方向努力。 甚至在全面战争之前，他已经在乌克兰Nanha Donbass。 他知道，这种侵略带来了，世界应阻止它在战后吸引乌克兰的努力。</text:p>
      <text:p text:style-name="P4">
我们讨论了我们国家重建，我们的学校基础设施的问题。 狂热的帮助。 我们同意让我们的团队在几层上工作。</text:p>
      <text:p text:style-name="P4">
特别是，这是我们的孩子返回的问题，这些问题是通过为我们的孩子创建炸弹庇护所出口到俄罗斯的。 第三个是在无法研究离线秘密的领域和地区的围绕培训的技术支持。</text:p>
      <text:p text:style-name="P4">
今天，与往常一样，我将庆祝我们的士兵，他们在本周的这一天，在这一天的最后一天都取得了重大结果。</text:p>
      <text:p text:style-name="P4">
57个单独的汽车步兵旅，第5个单独的风暴旅和第93个单独的旅 - 男孩!谢谢您的力量!</text:p>
      <text:p text:style-name="P4">
第35和第36行的海军陆战队，第55炮兵旅的战斗机“ Zaporizhzhya Sich”  - 在Donetsk-Thank-Thank您是一周中最好的!</text:p>
      <text:p text:style-name="P4">
我也想今天庆祝我们的勇士，捍卫摘要和切尼希夫地区。 这也是针对试图启动跨境DRG的辩护，这是乌克兰从空袭中的依恋，也是对恐怖分子的保护。<text:span text:style-name="T4">
 <text:span text:style-name="T5">
荣耀我们所有参加战斗的士兵!</text:span>
 </text:span>
</text:p>
      <text:p text:style-name="P4">
<text:span text:style-name="T4">
 <text:span text:style-name="T5">
谢谢所有帮助防守的人!</text:span>
 </text:span>
</text:p>
      <text:p text:style-name="P4">
<text:span text:style-name="T4">
 <text:span text:style-name="T5">
永恒的记忆和尊重我们所有在乌克兰生命的士兵!</text:span>
 </text:span>
</text:p>
      <text:p text:style-name="P4">
<text:span text:style-name="T4">
 <text:span text:style-name="T5">
荣耀与乌克兰!</text:span>
 </text:span>
</text:p>
      <text:p text:style-name="P4">
News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宜家瑞典公司出售了其最新企业</text:span>
</text:h>
      <text:p text:style-name="P4">
作者: ['АРМІЯINFORM']</text:p>
      <text:p text:style-name="P4">
时间: 2023-03-27T99:00:00-04:00</text:p>
      <text:p text:style-name="P4">
描述: 美国是由Viyzds的Rosiysk外交官制造的，没有获得25英里的业余爱好区的许可...与乌克兰2022年的战争，与乌克兰的战争是今天的最新新闻，《与乌克兰2022年的新闻战》，今天是乌克兰2022年。 ，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2/08/82.jpg" text:style-name="Internet_20_link" text:visited-style-name="Visited_20_Internet_20_Link">
82.jpg</text:a>
']</text:p>
      <text:p text:style-name="P4">
标签: ['STOPRUSSIA', 'АГРЕСІЯ РФ', 'ВТОРГНЕННЯ РФ', 'ЕКОНОМІКА РФ', 'КРАХ РОСІЙСЬКОЇ ЕКОНОМІКИ']</text:p>
      <text:p text:style-name="P4">
类别: News</text:p>
      <!--METADATA-->
      <text:p text:style-name="P4">
<draw:frame draw:style-name="fr1" draw:name="Image97" text:anchor-type="as-char" svg:width="6.9236in" svg:height="4.809062in" draw:z-index="0">
<draw:image xlink:href="../Images/AРМІЯINFORM/2023-03-27T99-00-00-04-00/82.jpg" xlink:type="simple" xlink:show="embed" xlink:actuate="onLoad" draw:mime-type="image/jpeg"/>
</draw:frame>
美国禁止俄罗斯外交官未经允许联合国25英里的Zonnaecolo总部，这与联合国莱昂尼奇科(Leonidchenko)的俄罗斯联合会法律全民投票负责人。</text:p>
      <text:p text:style-name="P4">
瑞典公司宜家已在俄罗斯出售了最后一家企业 - 波德贝雷扎·诺夫哥罗德地区的家具工厂。 总体而言，瑞典建立在俄罗斯联合会以三个因素生产家具的情况下建立的，但是自从俄罗斯对乌克兰的全面侵略开始以来，决定完全离开俄罗斯联邦。</text:p>
      <text:p text:style-name="P4">
Gossuum Volodin的负责人提议改变当前的立法，以征服国际刑事法院在俄罗斯的活动。</text:p>
      <text:p text:style-name="P4">
俄罗斯联邦经济部已封锁了2014年推出的行政专业和公开控制“行动”的门户。 正式地，由于当局提供了俄罗斯联合会的信息，这些信息只有20-40％与他们获得统计信息，注册和国家拥有的基础相对应的说明。 在他们的基础上，企业家尤其能够调整其业务，以使对公民的服务不足。</text:p>
      <text:p text:style-name="P4">
俄罗斯联邦中央银行已禁止从“不友好”的国家出售公司的股份，直到2023年10月1日。</text:p>
      <text:p text:style-name="P4">
俄罗斯生殖健康联合会卫生部的首席专家说，超过52％的男性俄罗斯人的寿命最高可达65岁。</text:p>
      <text:p text:style-name="P4">
克里米亚的职业当局承诺，俄罗斯联邦政府将提供财政援助，以确保为半岛旅游业的雇员提供最低工资。</text:p>
      <text:p text:style-name="P4">
在俄罗斯，缺乏尸体 - 医务人员研究的尸体。 结果，尸体的价格上涨了80-120％，培训课程的事故增加了20-30％。 目前，俄罗斯公司正试图根据平行进口计划调整尸体的供应。</text:p>
      <text:p text:style-name="P4">
罗塞尔维斯基的监督发现了一种危险的疾病 - 矮烟灰 - 从白俄罗斯进口到俄罗斯的种子。 辩论了将近5吨小麦的进口，该党被送回了供应商。</text:p>
      <text:p text:style-name="P4">
<text:span text:style-name="T5">
derello：<text:a xlink:type="simple" xlink:href="https://szru.gov.ua/news-media/publications/260323-ukraina-i-svit--proty-rosiiskoi-ahresii-sanktsii-v-dii" text:style-name="Internet_20_link" text:visited-style-name="Visited_20_Internet_20_Link">
乌克兰的外国情报服务</text:a>
</text:span>
</text:p>
      <text:p text:style-name="P4">
News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